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5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20.94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29.03mm"/>
    </style:style>
    <style:style style:name="co9" style:family="table-column">
      <style:table-column-properties fo:break-before="auto" style:column-width="26.49mm"/>
    </style:style>
    <style:style style:name="ro1" style:family="table-row">
      <style:table-row-properties style:row-height="7.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77mm" fo:break-before="auto" style:use-optimal-row-height="true"/>
    </style:style>
    <style:style style:name="ro5" style:family="table-row">
      <style:table-row-properties style:row-height="22.23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13.69mm" fo:break-before="auto" style:use-optimal-row-height="true"/>
    </style:style>
    <style:style style:name="ro8" style:family="table-row">
      <style:table-row-properties style:row-height="22.33mm" fo:break-before="auto" style:use-optimal-row-height="true"/>
    </style:style>
    <style:style style:name="ro9" style:family="table-row">
      <style:table-row-properties style:row-height="23.02mm" fo:break-before="auto" style:use-optimal-row-height="true"/>
    </style:style>
    <style:style style:name="ro10" style:family="table-row">
      <style:table-row-properties style:row-height="13.23mm" fo:break-before="auto" style:use-optimal-row-height="true"/>
    </style:style>
    <style:style style:name="ro11" style:family="table-row">
      <style:table-row-properties style:row-height="14.11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6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4" style:family="table-cell" style:parent-style-name="Default">
      <style:text-properties style:font-name="Comic Sans MS" fo:font-size="14pt" style:font-size-asian="14pt" style:font-size-complex="14pt"/>
    </style:style>
    <style:style style:name="ce25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style:font-name="Comic Sans MS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8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Droite.B7"/>
      <style:map style:condition="is-true-formula(IF([.B7]=1))" style:apply-style-name="FAUX" style:base-cell-address="Droite.B7"/>
    </style:style>
    <style:style style:name="ce5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Droite.B8"/>
      <style:map style:condition="is-true-formula(IF([.B7]=1))" style:apply-style-name="FAUX" style:base-cell-address="Droite.B8"/>
    </style:style>
    <style:style style:name="ce5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56" style:family="table-cell" style:parent-style-name="Default">
      <style:table-cell-properties style:cell-protect="formula-hidden" style:print-content="true"/>
    </style:style>
    <style:style style:name="ce74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0))" style:apply-style-name="VRAI" style:base-cell-address="Droite.D7"/>
      <style:map style:condition="is-true-formula(IF([.D7]=1))" style:apply-style-name="FAUX" style:base-cell-address="Droite.D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0))" style:apply-style-name="VRAI" style:base-cell-address="Droite.D8"/>
      <style:map style:condition="is-true-formula(IF([.D7]=1))" style:apply-style-name="FAUX" style:base-cell-address="Droite.D8"/>
    </style:style>
    <style:style style:name="ce65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4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10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0))" style:apply-style-name="VRAI" style:base-cell-address="Parabole.D7"/>
      <style:map style:condition="is-true-formula(IF([.D7]=1))" style:apply-style-name="FAUX" style:base-cell-address="Parabole.D7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0))" style:apply-style-name="VRAI" style:base-cell-address="Parabole.D8"/>
      <style:map style:condition="is-true-formula(IF([.D7]=1))" style:apply-style-name="FAUX" style:base-cell-address="Parabole.D8"/>
    </style:style>
    <style:style style:name="ce79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00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Courbe.B7"/>
      <style:map style:condition="is-true-formula(IF([.B7]=1))" style:apply-style-name="FAUX" style:base-cell-address="Courbe.B7"/>
    </style:style>
    <style:style style:name="ce10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Courbe.B8"/>
      <style:map style:condition="is-true-formula(IF([.B7]=1))" style:apply-style-name="FAUX" style:base-cell-address="Courbe.B8"/>
    </style:style>
    <style:style style:name="ce10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11]=0))" style:apply-style-name="VRAI" style:base-cell-address="Courbe.B11"/>
      <style:map style:condition="is-true-formula(IF([.B11]=1))" style:apply-style-name="FAUX" style:base-cell-address="Courbe.B11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10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2" style:family="table-cell" style:parent-style-name="Default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7]=0))" style:apply-style-name="VRAI" style:base-cell-address="Courbe.J7"/>
      <style:map style:condition="is-true-formula(IF([.J7]=1))" style:apply-style-name="FAUX" style:base-cell-address="Courbe.J7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7]=0))" style:apply-style-name="VRAI" style:base-cell-address="Courbe.J8"/>
      <style:map style:condition="is-true-formula(IF([.J7]=1))" style:apply-style-name="FAUX" style:base-cell-address="Courbe.J8"/>
    </style:style>
    <style:style style:name="ce115" style:family="table-cell" style:parent-style-name="Default" style:data-style-name="N0">
      <style:table-cell-properties fo:border-bottom="0.06pt solid #000000" style:cell-protect="protected formula-hidden" style:print-content="true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4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6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1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7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4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55" style:family="table-cell" style:parent-style-name="Default">
      <style:table-cell-properties style:cell-protect="hidden-and-protected" style:print-content="true"/>
    </style:style>
    <style:style style:name="ce176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77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186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191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19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ackground-color="#ffffff" style:cell-protect="hidden-and-protected" style:print-content="true"/>
      <style:text-properties style:font-name="Times New Roman" fo:font-size="12pt" style:font-size-asian="12pt" style:font-size-complex="12pt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9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01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5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0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207" style:family="table-cell" style:parent-style-name="Default">
      <style:table-cell-properties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20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80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fo:background-color="#fff2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25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3]=0))" style:apply-style-name="VRAI" style:base-cell-address="Données.T3"/>
    </style:style>
    <style:style style:name="ce25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4]=0))" style:apply-style-name="VRAI" style:base-cell-address="Données.T4"/>
    </style:style>
    <style:style style:name="ce26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5]=0))" style:apply-style-name="VRAI" style:base-cell-address="Données.T5"/>
    </style:style>
    <style:style style:name="ce26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6]=0))" style:apply-style-name="VRAI" style:base-cell-address="Données.T6"/>
    </style:style>
    <style:style style:name="ce26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7]=0))" style:apply-style-name="VRAI" style:base-cell-address="Données.T7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8]=0))" style:apply-style-name="VRAI" style:base-cell-address="Données.T8"/>
    </style:style>
    <style:style style:name="ce26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9]=0))" style:apply-style-name="VRAI" style:base-cell-address="Données.T9"/>
    </style:style>
    <style:style style:name="ce26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0]=0))" style:apply-style-name="VRAI" style:base-cell-address="Données.T10"/>
    </style:style>
    <style:style style:name="ce26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1]=0))" style:apply-style-name="VRAI" style:base-cell-address="Données.T11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2]=0))" style:apply-style-name="VRAI" style:base-cell-address="Données.T12"/>
    </style:style>
    <style:style style:name="ce26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3]=0))" style:apply-style-name="VRAI" style:base-cell-address="Données.T13"/>
    </style:style>
    <style:style style:name="ce26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4]=0))" style:apply-style-name="VRAI" style:base-cell-address="Données.T14"/>
    </style:style>
    <style:style style:name="ce2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5]=0))" style:apply-style-name="VRAI" style:base-cell-address="Données.T15"/>
    </style:style>
    <style:style style:name="ce27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6]=0))" style:apply-style-name="VRAI" style:base-cell-address="Données.T16"/>
    </style:style>
    <style:style style:name="ce27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7]=0))" style:apply-style-name="VRAI" style:base-cell-address="Données.T17"/>
    </style:style>
    <style:style style:name="ce27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8]=0))" style:apply-style-name="VRAI" style:base-cell-address="Données.T18"/>
    </style:style>
    <style:style style:name="ce27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9]=0))" style:apply-style-name="VRAI" style:base-cell-address="Données.T19"/>
    </style:style>
    <style:style style:name="ce27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0]=0))" style:apply-style-name="VRAI" style:base-cell-address="Données.T20"/>
    </style:style>
    <style:style style:name="ce28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1]=0))" style:apply-style-name="VRAI" style:base-cell-address="Données.T21"/>
    </style:style>
    <style:style style:name="ce28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2]=0))" style:apply-style-name="VRAI" style:base-cell-address="Données.T22"/>
    </style:style>
    <style:style style:name="ce28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3]=0))" style:apply-style-name="VRAI" style:base-cell-address="Données.T23"/>
    </style:style>
    <style:style style:name="ce29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4]=0))" style:apply-style-name="VRAI" style:base-cell-address="Données.T24"/>
    </style:style>
    <style:style style:name="ce34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4]=0))" style:apply-style-name="VRAI" style:base-cell-address="Données.T24"/>
    </style:style>
    <style:style style:name="ce34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U25"/>
    </style:style>
    <style:style style:name="ce34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3"/>
    </style:style>
    <style:style style:name="ce34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4"/>
    </style:style>
    <style:style style:name="ce35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5"/>
    </style:style>
    <style:style style:name="ce35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6"/>
    </style:style>
    <style:style style:name="ce35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7"/>
    </style:style>
    <style:style style:name="ce35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8"/>
    </style:style>
    <style:style style:name="ce35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9"/>
    </style:style>
    <style:style style:name="ce35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0"/>
    </style:style>
    <style:style style:name="ce35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1"/>
    </style:style>
    <style:style style:name="ce357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2"/>
    </style:style>
    <style:style style:name="ce35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3"/>
    </style:style>
    <style:style style:name="ce35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4"/>
    </style:style>
    <style:style style:name="ce36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5"/>
    </style:style>
    <style:style style:name="ce36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6"/>
    </style:style>
    <style:style style:name="ce36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7"/>
    </style:style>
    <style:style style:name="ce36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8"/>
    </style:style>
    <style:style style:name="ce36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9"/>
    </style:style>
    <style:style style:name="ce36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0"/>
    </style:style>
    <style:style style:name="ce36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1"/>
    </style:style>
    <style:style style:name="ce367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2"/>
    </style:style>
    <style:style style:name="ce36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3"/>
    </style:style>
    <style:style style:name="ce36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4"/>
    </style:style>
    <style:style style:name="ce3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5"/>
    </style:style>
    <style:style style:name="ce34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4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0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gr6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 style:text-underline-color="font-color" fo:font-style="italic" style:font-style-asian="italic" style:font-style-complex="italic"/>
    </style:style>
    <style:style style:name="T7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8" style:family="text">
      <style:text-properties style:text-position="-33% 58%"/>
    </style:style>
    <style:style style:name="T9" style:family="text">
      <style:text-properties fo:font-style="italic" style:text-position="0% 100%" style:font-style-asian="italic" style:font-style-complex="italic"/>
    </style:style>
    <style:style style:name="T10" style:family="text">
      <style:text-properties fo:font-style="italic" style:font-style-asian="italic" style:font-style-complex="italic" style:text-position="-33% 58%"/>
    </style:style>
    <style:style style:name="T11" style:family="text">
      <style:text-properties style:text-underline-style="none" style:text-underline-color="font-color" fo:font-style="italic" style:font-style-asian="italic" style:font-style-complex="italic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tnoByTs58pGTvww/mJe/gD0LZXs=" table:protection-key-digest-algorithm="http://www.w3.org/2000/09/xmldsig#sha1">
        <loext:table-protection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26"/>
        <table:table-row table:style-name="ro1">
          <table:table-cell table:style-name="ce4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7"/>
          <table:covered-table-cell table:style-name="ce19"/>
          <table:covered-table-cell table:number-columns-repeated="5" table:style-name="ce20"/>
          <table:table-cell table:style-name="ce21"/>
          <table:table-cell table:style-name="ce23" table:number-columns-repeated="1013"/>
          <table:table-cell table:style-name="ce24"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8"/>
          <table:table-cell table:style-name="ce22" table:number-columns-repeated="1014"/>
          <table:table-cell table:style-name="ce25"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8"/>
          <table:table-cell table:style-name="ce22" table:number-columns-repeated="1014"/>
          <table:table-cell table:style-name="ce25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1mm" svg:x="0mm" svg:y="0.63mm" draw:control="control1"/>
            <draw:control table:end-cell-address="Aide.B7" table:end-x="12.52mm" table:end-y="4.42mm" draw:z-index="3" draw:style-name="gr3" draw:text-style-name="P3" svg:width="35.11mm" svg:height="9.1mm" svg:x="0mm" svg:y="0.63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15">
            <draw:control table:end-cell-address="Aide.B11" table:end-x="12.18mm" table:end-y="3.25mm" draw:z-index="1" draw:style-name="gr3" draw:text-style-name="P3" svg:width="34.77mm" svg:height="10.28mm" svg:x="0mm" svg:y="3.57mm" draw:control="control2"/>
            <draw:control table:end-cell-address="Aide.B11" table:end-x="12.18mm" table:end-y="3.25mm" draw:z-index="4" draw:style-name="gr3" draw:text-style-name="P3" svg:width="34.77mm" svg:height="10.3mm" svg:x="0mm" svg:y="3.55mm" draw:control="control4"/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6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roite" table:style-name="ta1" table:protected="true" table:protection-key="tnoByTs58pGTvww/mJe/gD0LZXs=" table:protection-key-digest-algorithm="http://www.w3.org/2000/09/xmldsig#sha1">
        <loext:table-protection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Droite.A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Droite.A2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48.49mm" svg:y="25.01mm" draw:control="control5"/>
          <draw:control draw:z-index="1" draw:style-name="gr3" draw:text-style-name="P3" svg:width="45.05mm" svg:height="11.88mm" svg:x="148.93mm" svg:y="39.65mm" draw:control="control6"/>
          <draw:line draw:z-index="2" draw:style-name="gr4" draw:text-style-name="P1" svg:x1="186.83mm" svg:y1="130.47mm" svg:x2="186.83mm" svg:y2="142.14mm">
            <text:p/>
          </draw:line>
          <draw:line draw:z-index="3" draw:style-name="gr4" draw:text-style-name="P1" svg:x1="186.7mm" svg:y1="166.04mm" svg:x2="186.7mm" svg:y2="178.5mm">
            <text:p/>
          </draw:line>
          <draw:frame draw:z-index="4" draw:style-name="gr5" draw:text-style-name="P2" svg:width="155.93mm" svg:height="98.46mm" svg:x="248.43mm" svg:y="6.29mm">
            <draw:object draw:notify-on-update-of-ranges="Données.E4:Données.E5 Données.F4:Données.F4 Données.F4:Données.F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ce44"/>
        <table:table-column table:style-name="co3" table:default-cell-style-name="ce44"/>
        <table:table-column table:style-name="co4" table:number-columns-repeated="2" table:default-cell-style-name="ce44"/>
        <table:table-column table:style-name="co5" table:default-cell-style-name="ce44"/>
        <table:table-column table:style-name="co6" table:number-columns-repeated="2" table:default-cell-style-name="ce44"/>
        <table:table-column table:style-name="co7" table:default-cell-style-name="ce44"/>
        <table:table-column table:style-name="co1" table:number-columns-repeated="1011" table:default-cell-style-name="ce44"/>
        <table:table-column table:style-name="co1" table:number-columns-repeated="5" table:default-cell-style-name="ce147"/>
        <table:table-row table:style-name="ro5">
          <table:table-cell table:style-name="ce2" office:value-type="string" calcext:value-type="string">
            <text:p>KELLER Stéphane</text:p>
            <text:p>Lycée agricole Louis Pasteur</text:p>
          </table:table-cell>
          <table:table-cell table:style-name="ce39" office:value-type="string" calcext:value-type="string" table:number-columns-spanned="2" table:number-rows-spanned="1">
            <text:p>Nouveau test :</text:p>
            <text:p>Crtl + Shift + F9</text:p>
          </table:table-cell>
          <table:covered-table-cell/>
          <table:table-cell table:style-name="ce60" table:formula="of:=IF([.$A$26];20*[Données.E12]/5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6">
          <table:table-cell table:style-name="ce28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6">
          <table:table-cell table:style-name="ce29" office:value-type="string" calcext:value-type="string">
            <text:p>Fonction définie sur [-10 ; 10]</text:p>
          </table:table-cell>
          <table:table-cell table:style-name="ce40"/>
          <table:table-cell table:number-columns-repeated="1022"/>
        </table:table-row>
        <table:table-row table:style-name="ro6">
          <table:table-cell table:style-name="ce42"/>
          <table:table-cell table:number-columns-repeated="1023"/>
        </table:table-row>
        <table:table-row table:style-name="ro7">
          <table:table-cell table:style-name="ce42" office:value-type="string" calcext:value-type="string" table:number-columns-spanned="1" table:number-rows-spanned="2">
            <text:p>Racine de l’équation <text:span text:style-name="T5">f </text:span>(<text:span text:style-name="T5">x</text:span>) = 0</text:p>
          </table:table-cell>
          <table:table-cell table:style-name="ce45" office:value-type="string" calcext:value-type="string" table:number-columns-spanned="2" table:number-rows-spanned="1">
            <text:p><text:span text:style-name="T6">x</text:span><text:span text:style-name="T7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68"/>
          <table:table-cell table:number-columns-repeated="1019"/>
        </table:table-row>
        <table:table-row table:style-name="ro6">
          <table:covered-table-cell table:style-name="ce42"/>
          <table:table-cell table:style-name="ce47" table:number-columns-spanned="2" table:number-rows-spanned="1"/>
          <table:covered-table-cell table:style-name="ce56"/>
          <table:table-cell table:style-name="ce137" table:number-columns-spanned="2" table:number-rows-spanned="1"/>
          <table:covered-table-cell table:style-name="ce68"/>
          <table:table-cell table:number-columns-repeated="1019"/>
        </table:table-row>
        <table:table-row table:style-name="ro6">
          <table:table-cell table:style-name="ce3" office:value-type="string" calcext:value-type="string">
            <text:p>Vrai ou Faux</text:p>
          </table:table-cell>
          <table:table-cell table:style-name="ce48" table:formula="of:=IF([.$A$26];IF([.B6]=[Données.C4];1;0);&quot;&quot;)" table:number-columns-spanned="2" table:number-rows-spanned="1">
            <text:p/>
          </table:table-cell>
          <table:covered-table-cell table:style-name="ce75"/>
          <table:table-cell table:style-name="ce63" table:number-columns-spanned="2" table:number-rows-spanned="1"/>
          <table:covered-table-cell table:style-name="ce68"/>
          <table:table-cell table:number-columns-repeated="1019"/>
        </table:table-row>
        <table:table-row table:style-name="ro6">
          <table:table-cell table:style-name="ce3" office:value-type="string" calcext:value-type="string">
            <text:p>Réponse</text:p>
          </table:table-cell>
          <table:table-cell table:style-name="ce51" table:formula="of:=IF(AND([.$A$26];[.$A$27]);[Données.C4];&quot;&quot;)" table:number-columns-spanned="2" table:number-rows-spanned="1">
            <text:p/>
          </table:table-cell>
          <table:covered-table-cell table:style-name="ce75"/>
          <table:table-cell table:style-name="ce64" table:number-columns-spanned="2" table:number-rows-spanned="1"/>
          <table:covered-table-cell table:style-name="ce68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45" office:value-type="string" calcext:value-type="string">
            <text:p>x</text:p>
          </table:table-cell>
          <table:table-cell table:style-name="ce52" office:value-type="float" office:value="-10" calcext:value-type="float">
            <text:p>-10</text:p>
          </table:table-cell>
          <table:table-cell table:style-name="ce74" table:number-columns-spanned="2" table:number-rows-spanned="1"/>
          <table:covered-table-cell table:style-name="ce65"/>
          <table:table-cell table:style-name="ce143" office:value-type="float" office:value="10" calcext:value-type="float">
            <text:p>10</text:p>
          </table:table-cell>
          <table:table-cell table:number-columns-repeated="2"/>
          <table:table-cell table:style-name="ce146"/>
          <table:table-cell table:number-columns-repeated="1008"/>
          <table:table-cell table:style-name="ce147" table:number-columns-repeated="3"/>
          <table:table-cell table:number-columns-repeated="2"/>
          <table:table-cell table:style-name="Default" table:number-columns-repeated="3"/>
        </table:table-row>
        <table:table-row table:style-name="ro6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3"/>
          <table:table-cell table:style-name="ce58" table:number-columns-spanned="2" table:number-rows-spanned="1"/>
          <table:covered-table-cell table:style-name="ce74"/>
          <table:table-cell table:style-name="ce144"/>
          <table:table-cell table:number-columns-repeated="1011"/>
          <table:table-cell table:style-name="ce147" table:number-columns-repeated="3"/>
          <table:table-cell table:number-columns-repeated="2"/>
          <table:table-cell table:style-name="Default" table:number-columns-repeated="3"/>
        </table:table-row>
        <table:table-row table:style-name="ro6">
          <table:table-cell table:number-columns-repeated="1016"/>
          <table:table-cell table:style-name="ce147" table:number-columns-repeated="3"/>
          <table:table-cell table:number-columns-repeated="2"/>
          <table:table-cell table:style-name="Default" table:number-columns-repeated="3"/>
        </table:table-row>
        <table:table-row table:style-name="ro6">
          <table:table-cell table:style-name="ce45" office:value-type="string" calcext:value-type="string">
            <text:p>x</text:p>
          </table:table-cell>
          <table:table-cell table:style-name="ce52" office:value-type="float" office:value="-10" calcext:value-type="float">
            <text:p>-10</text:p>
          </table:table-cell>
          <table:table-cell table:style-name="ce76" table:formula="of:=IF(AND([.$A$26];[.$A$27]);[Données.C7];&quot;&quot;)" table:number-columns-spanned="2" table:number-rows-spanned="1">
            <text:p/>
          </table:table-cell>
          <table:covered-table-cell table:style-name="ce76" table:formula="of:=#REF!" office:value-type="string" office:string-value="" calcext:value-type="error">
            <text:p>#RÉF !</text:p>
          </table:covered-table-cell>
          <table:table-cell table:style-name="ce143" office:value-type="float" office:value="10" calcext:value-type="float">
            <text:p>10</text:p>
          </table:table-cell>
          <table:table-cell table:number-columns-repeated="1011"/>
          <table:table-cell table:style-name="ce147" table:number-columns-repeated="3"/>
          <table:table-cell table:number-columns-repeated="2"/>
          <table:table-cell table:style-name="Default" table:number-columns-repeated="3"/>
        </table:table-row>
        <table:table-row table:style-name="ro6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26];[.$A$27]);[Données.B8];&quot;&quot;)">
            <text:p/>
          </table:table-cell>
          <table:table-cell table:style-name="ce76" table:formula="of:=IF(AND([.$A$26];[.$A$27]);0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26];[.$A$27]);[Données.E8];&quot;&quot;)">
            <text:p/>
          </table:table-cell>
          <table:table-cell table:number-columns-repeated="1011"/>
          <table:table-cell table:style-name="ce147" table:number-columns-repeated="3"/>
          <table:table-cell table:number-columns-repeated="2"/>
          <table:table-cell table:style-name="Default" table:number-columns-repeated="3"/>
        </table:table-row>
        <table:table-row table:style-name="ro6" table:number-rows-repeated="11">
          <table:table-cell table:number-columns-repeated="1024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Droite.B7:Droite.B7">
            <calcext:condition calcext:apply-style-name="VRAI" calcext:value="formula-is(IF([.B7]=0))" calcext:base-cell-address="Droite.B7"/>
            <calcext:condition calcext:apply-style-name="FAUX" calcext:value="formula-is(IF([.B7]=1))" calcext:base-cell-address="Droite.B7"/>
          </calcext:conditional-format>
          <calcext:conditional-format calcext:target-range-address="Droite.B8:Droite.B8">
            <calcext:condition calcext:apply-style-name="VRAI" calcext:value="formula-is(IF([.B7]=0))" calcext:base-cell-address="Droite.B8"/>
            <calcext:condition calcext:apply-style-name="FAUX" calcext:value="formula-is(IF([.B7]=1))" calcext:base-cell-address="Droite.B8"/>
          </calcext:conditional-format>
          <calcext:conditional-format calcext:target-range-address="Droite.D8:Droite.D8">
            <calcext:condition calcext:apply-style-name="VRAI" calcext:value="formula-is(IF([.D7]=0))" calcext:base-cell-address="Droite.D8"/>
            <calcext:condition calcext:apply-style-name="FAUX" calcext:value="formula-is(IF([.D7]=1))" calcext:base-cell-address="Droite.D8"/>
          </calcext:conditional-format>
          <calcext:conditional-format calcext:target-range-address="Droite.D7:Droite.D7">
            <calcext:condition calcext:apply-style-name="VRAI" calcext:value="formula-is(IF([.D7]=0))" calcext:base-cell-address="Droite.D7"/>
            <calcext:condition calcext:apply-style-name="FAUX" calcext:value="formula-is(IF([.D7]=1))" calcext:base-cell-address="Droite.D7"/>
          </calcext:conditional-format>
        </calcext:conditional-formats>
      </table:table>
      <table:table table:name="Parabole" table:style-name="ta1" table:protected="true" table:protection-key="tnoByTs58pGTvww/mJe/gD0LZXs=" table:protection-key-digest-algorithm="http://www.w3.org/2000/09/xmldsig#sha1">
        <loext:table-protection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Parabole.A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Parabole.A2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5" draw:text-style-name="P2" svg:width="173.77mm" svg:height="109.72mm" svg:x="244.77mm" svg:y="2.04mm">
            <draw:object draw:notify-on-update-of-ranges="Données.E17:Données.E37 Données.F16:Données.F16 Données.F17:Données.F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ontrol draw:z-index="1" draw:style-name="gr3" draw:text-style-name="P3" svg:width="45.11mm" svg:height="12.18mm" svg:x="148.49mm" svg:y="25.01mm" draw:control="control7"/>
          <draw:control draw:z-index="2" draw:style-name="gr3" draw:text-style-name="P3" svg:width="45.05mm" svg:height="11.88mm" svg:x="148.93mm" svg:y="39.65mm" draw:control="control8"/>
          <draw:line draw:z-index="3" draw:style-name="gr4" draw:text-style-name="P1" svg:x1="186.83mm" svg:y1="130.47mm" svg:x2="186.83mm" svg:y2="142.14mm">
            <text:p/>
          </draw:line>
          <draw:line draw:z-index="4" draw:style-name="gr6" draw:text-style-name="P1" svg:x1="260.31mm" svg:y1="130.49mm" svg:x2="260.31mm" svg:y2="142.14mm">
            <text:p/>
          </draw:line>
          <draw:line draw:z-index="5" draw:style-name="gr4" draw:text-style-name="P1" svg:x1="186.7mm" svg:y1="166.04mm" svg:x2="186.7mm" svg:y2="178.5mm">
            <text:p/>
          </draw:line>
          <draw:line draw:z-index="6" draw:style-name="gr4" draw:text-style-name="P1" svg:x1="260.07mm" svg:y1="166.4mm" svg:x2="260.07mm" svg:y2="177.87mm">
            <text:p/>
          </draw:line>
        </table:shapes>
        <table:table-column table:style-name="co2" table:default-cell-style-name="ce44"/>
        <table:table-column table:style-name="co3" table:default-cell-style-name="ce44"/>
        <table:table-column table:style-name="co4" table:number-columns-repeated="2" table:default-cell-style-name="ce44"/>
        <table:table-column table:style-name="co5" table:default-cell-style-name="ce44"/>
        <table:table-column table:style-name="co6" table:number-columns-repeated="2" table:default-cell-style-name="ce44"/>
        <table:table-column table:style-name="co7" table:default-cell-style-name="ce44"/>
        <table:table-column table:style-name="co1" table:number-columns-repeated="1011" table:default-cell-style-name="ce44"/>
        <table:table-column table:style-name="co1" table:number-columns-repeated="5" table:default-cell-style-name="ce147"/>
        <table:table-row table:style-name="ro8">
          <table:table-cell table:style-name="ce2" office:value-type="string" calcext:value-type="string">
            <text:p>KELLER Stéphane</text:p>
            <text:p>Lycée agricole Louis Pasteur</text:p>
          </table:table-cell>
          <table:table-cell table:style-name="ce39" office:value-type="string" calcext:value-type="string" table:number-columns-spanned="2" table:number-rows-spanned="1">
            <text:p>Nouveau test :</text:p>
            <text:p>Crtl + Shift + F9</text:p>
          </table:table-cell>
          <table:covered-table-cell/>
          <table:table-cell table:style-name="ce60" table:formula="of:=IF([.$A$26];20*[Données.G45]/9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6">
          <table:table-cell table:style-name="ce28"/>
          <table:table-cell table:style-name="ce40"/>
          <table:table-cell/>
          <table:table-cell table:style-name="ce75" table:number-columns-repeated="2"/>
          <table:table-cell table:number-columns-repeated="1019"/>
        </table:table-row>
        <table:table-row table:style-name="ro6">
          <table:table-cell table:style-name="ce29" office:value-type="string" calcext:value-type="string">
            <text:p>Fonction définie sur [-10 ; 10]</text:p>
          </table:table-cell>
          <table:table-cell table:style-name="ce40"/>
          <table:table-cell table:number-columns-repeated="1022"/>
        </table:table-row>
        <table:table-row table:style-name="ro6">
          <table:table-cell table:style-name="ce42"/>
          <table:table-cell table:number-columns-repeated="1023"/>
        </table:table-row>
        <table:table-row table:style-name="ro7">
          <table:table-cell table:style-name="ce42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2" office:value-type="string" calcext:value-type="string" table:number-columns-spanned="2" table:number-rows-spanned="1">
            <text:p><text:span text:style-name="T6">x</text:span><text:span text:style-name="T8">1</text:span></text:p>
          </table:table-cell>
          <table:covered-table-cell table:style-name="ce75"/>
          <table:table-cell table:style-name="ce45" office:value-type="string" calcext:value-type="string" table:number-columns-spanned="2" table:number-rows-spanned="1">
            <text:p><text:span text:style-name="T6">x</text:span><text:span text:style-name="T7">2</text:span></text:p>
          </table:table-cell>
          <table:covered-table-cell/>
          <table:table-cell table:number-columns-repeated="1019"/>
        </table:table-row>
        <table:table-row table:style-name="ro6">
          <table:covered-table-cell table:style-name="ce42"/>
          <table:table-cell table:style-name="ce47" table:number-columns-spanned="2" table:number-rows-spanned="1"/>
          <table:covered-table-cell table:style-name="ce56"/>
          <table:table-cell table:style-name="ce47" table:number-columns-spanned="2" table:number-rows-spanned="1"/>
          <table:covered-table-cell table:style-name="ce79"/>
          <table:table-cell table:number-columns-repeated="1019"/>
        </table:table-row>
        <table:table-row table:style-name="ro6">
          <table:table-cell table:style-name="ce3" office:value-type="string" calcext:value-type="string">
            <text:p>Vrai ou Faux</text:p>
          </table:table-cell>
          <table:table-cell table:style-name="ce99" table:formula="of:=IF([.$A$26];IF([.B6]=[Données.A20];1;0);&quot;&quot;)" table:number-columns-spanned="2" table:number-rows-spanned="1">
            <text:p/>
          </table:table-cell>
          <table:covered-table-cell table:style-name="ce75"/>
          <table:table-cell table:style-name="ce77" table:formula="of:=IF([.$A$26];IF([.D6]=[Données.B20];1;0);&quot;&quot;)" table:number-columns-spanned="2" table:number-rows-spanned="1">
            <text:p/>
          </table:table-cell>
          <table:covered-table-cell/>
          <table:table-cell table:number-columns-repeated="1019"/>
        </table:table-row>
        <table:table-row table:style-name="ro6">
          <table:table-cell table:style-name="ce3" office:value-type="string" calcext:value-type="string">
            <text:p>Réponse</text:p>
          </table:table-cell>
          <table:table-cell table:style-name="ce104" table:formula="of:=IF(AND([.$A$26];[.$A$27]);[Données.A20];&quot;&quot;)" table:number-columns-spanned="2" table:number-rows-spanned="1">
            <text:p/>
          </table:table-cell>
          <table:covered-table-cell table:style-name="ce75"/>
          <table:table-cell table:style-name="ce78" table:formula="of:=IF(AND([.$A$26];[.$A$27]);[Données.B20];&quot;&quot;)" table:number-columns-spanned="2" table:number-rows-spanned="1">
            <text:p/>
          </table:table-cell>
          <table:covered-table-cell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45" office:value-type="string" calcext:value-type="string">
            <text:p>x</text:p>
          </table:table-cell>
          <table:table-cell table:style-name="ce52" office:value-type="float" office:value="-10" calcext:value-type="float">
            <text:p>-10</text:p>
          </table:table-cell>
          <table:table-cell table:style-name="ce74" table:number-columns-spanned="2" table:number-rows-spanned="1"/>
          <table:covered-table-cell table:style-name="ce65"/>
          <table:table-cell table:style-name="ce76"/>
          <table:table-cell table:style-name="ce74" table:number-columns-spanned="2" table:number-rows-spanned="1"/>
          <table:covered-table-cell table:style-name="ce70"/>
          <table:table-cell table:style-name="ce143" office:value-type="float" office:value="10" calcext:value-type="float">
            <text:p>10</text:p>
          </table:table-cell>
          <table:table-cell/>
          <table:table-cell table:style-name="ce158"/>
          <table:table-cell table:number-columns-repeated="1014"/>
        </table:table-row>
        <table:table-row table:style-name="ro6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3"/>
          <table:table-cell table:style-name="ce58" table:number-columns-spanned="2" table:number-rows-spanned="1"/>
          <table:covered-table-cell table:style-name="ce74"/>
          <table:table-cell table:style-name="ce58"/>
          <table:table-cell table:style-name="ce74" table:number-columns-spanned="2" table:number-rows-spanned="1"/>
          <table:covered-table-cell table:style-name="ce58"/>
          <table:table-cell table:style-name="ce144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45" office:value-type="string" calcext:value-type="string">
            <text:p>x</text:p>
          </table:table-cell>
          <table:table-cell table:style-name="ce52" office:value-type="float" office:value="-10" calcext:value-type="float">
            <text:p>-10</text:p>
          </table:table-cell>
          <table:table-cell table:style-name="ce76" table:formula="of:=IF(AND([.$A$26];[.$A$27]);[Données.A20];&quot;&quot;)" table:number-columns-spanned="2" table:number-rows-spanned="1">
            <text:p/>
          </table:table-cell>
          <table:covered-table-cell table:style-name="ce76" table:formula="of:=#REF!" office:value-type="string" office:string-value="" calcext:value-type="error">
            <text:p>#RÉF !</text:p>
          </table:covered-table-cell>
          <table:table-cell table:style-name="ce76"/>
          <table:table-cell table:style-name="ce76" table:formula="of:=IF(AND([.$A$26];[.$A$27]);[Données.B20];&quot;&quot;)" table:number-columns-spanned="2" table:number-rows-spanned="1">
            <text:p/>
          </table:table-cell>
          <table:covered-table-cell table:style-name="ce70"/>
          <table:table-cell table:style-name="ce143" office:value-type="float" office:value="10" calcext:value-type="float">
            <text:p>10</text:p>
          </table:table-cell>
          <table:table-cell table:number-columns-repeated="1016"/>
        </table:table-row>
        <table:table-row table:style-name="ro6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26];[.$A$27]);[Données.B41];&quot;&quot;)">
            <text:p/>
          </table:table-cell>
          <table:table-cell table:style-name="ce76" table:formula="of:=IF(AND([.$A$26];[.$A$27]);0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6];[.$A$27]);[Données.E41];&quot;&quot;)">
            <text:p/>
          </table:table-cell>
          <table:table-cell table:style-name="ce76" table:formula="of:=IF(AND([.$A$26];[.$A$27]);0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26];[.$A$27]);[Données.H41];&quot;&quot;)">
            <text:p/>
          </table:table-cell>
          <table:table-cell table:number-columns-repeated="1016"/>
        </table:table-row>
        <table:table-row table:style-name="ro6" table:number-rows-repeated="11">
          <table:table-cell table:number-columns-repeated="1024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Parabole.B7:Parabole.B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8:Parabole.D8">
            <calcext:condition calcext:apply-style-name="VRAI" calcext:value="formula-is(IF([.D7]=0))" calcext:base-cell-address="Parabole.D8"/>
            <calcext:condition calcext:apply-style-name="FAUX" calcext:value="formula-is(IF([.D7]=1))" calcext:base-cell-address="Parabole.D8"/>
          </calcext:conditional-format>
          <calcext:conditional-format calcext:target-range-address="Parabole.D7:Parabole.D7">
            <calcext:condition calcext:apply-style-name="VRAI" calcext:value="formula-is(IF([.D7]=0))" calcext:base-cell-address="Parabole.D7"/>
            <calcext:condition calcext:apply-style-name="FAUX" calcext:value="formula-is(IF([.D7]=1))" calcext:base-cell-address="Parabole.D7"/>
          </calcext:conditional-format>
        </calcext:conditional-formats>
      </table:table>
      <table:table table:name="Courbe" table:style-name="ta1" table:protected="true" table:protection-key="tnoByTs58pGTvww/mJe/gD0LZXs=" table:protection-key-digest-algorithm="http://www.w3.org/2000/09/xmldsig#sha1">
        <loext:table-protection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Courbe.A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Courbe.A2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48.49mm" svg:y="25.01mm" draw:control="control9"/>
          <draw:control draw:z-index="1" draw:style-name="gr3" draw:text-style-name="P3" svg:width="45.05mm" svg:height="11.88mm" svg:x="148.93mm" svg:y="39.65mm" draw:control="control10"/>
          <draw:line draw:z-index="2" draw:style-name="gr4" draw:text-style-name="P1" svg:x1="189.83mm" svg:y1="181.17mm" svg:x2="189.83mm" svg:y2="192.84mm">
            <text:p/>
          </draw:line>
          <draw:line draw:z-index="3" draw:style-name="gr6" draw:text-style-name="P1" svg:x1="277.31mm" svg:y1="181.19mm" svg:x2="277.31mm" svg:y2="192.84mm">
            <text:p/>
          </draw:line>
          <draw:line draw:z-index="4" draw:style-name="gr4" draw:text-style-name="P1" svg:x1="189.7mm" svg:y1="216.74mm" svg:x2="189.7mm" svg:y2="229.2mm">
            <text:p/>
          </draw:line>
          <draw:line draw:z-index="5" draw:style-name="gr4" draw:text-style-name="P1" svg:x1="277.07mm" svg:y1="217.1mm" svg:x2="277.07mm" svg:y2="228.57mm">
            <text:p/>
          </draw:line>
          <draw:line draw:z-index="6" draw:style-name="gr6" draw:text-style-name="P1" svg:x1="363.75mm" svg:y1="181.19mm" svg:x2="363.75mm" svg:y2="192.84mm">
            <text:p/>
          </draw:line>
          <draw:line draw:z-index="7" draw:style-name="gr6" draw:text-style-name="P1" svg:x1="451.11mm" svg:y1="181.19mm" svg:x2="451.11mm" svg:y2="192.84mm">
            <text:p/>
          </draw:line>
          <draw:line draw:z-index="8" draw:style-name="gr6" draw:text-style-name="P1" svg:x1="538.85mm" svg:y1="181.19mm" svg:x2="538.85mm" svg:y2="192.84mm">
            <text:p/>
          </draw:line>
          <draw:line draw:z-index="9" draw:style-name="gr6" draw:text-style-name="P1" svg:x1="624.97mm" svg:y1="180.87mm" svg:x2="624.97mm" svg:y2="192.52mm">
            <text:p/>
          </draw:line>
          <draw:line draw:z-index="10" draw:style-name="gr6" draw:text-style-name="P1" svg:x1="712.58mm" svg:y1="180.87mm" svg:x2="712.58mm" svg:y2="192.52mm">
            <text:p/>
          </draw:line>
          <draw:line draw:z-index="11" draw:style-name="gr6" draw:text-style-name="P1" svg:x1="799.72mm" svg:y1="181.31mm" svg:x2="799.72mm" svg:y2="192.96mm">
            <text:p/>
          </draw:line>
          <draw:line draw:z-index="12" draw:style-name="gr4" draw:text-style-name="P1" svg:x1="364.68mm" svg:y1="217.57mm" svg:x2="364.68mm" svg:y2="229.04mm">
            <text:p/>
          </draw:line>
          <draw:line draw:z-index="13" draw:style-name="gr4" draw:text-style-name="P1" svg:x1="450.91mm" svg:y1="217.68mm" svg:x2="450.91mm" svg:y2="229.15mm">
            <text:p/>
          </draw:line>
          <draw:line draw:z-index="14" draw:style-name="gr4" draw:text-style-name="P1" svg:x1="625.89mm" svg:y1="217.57mm" svg:x2="625.89mm" svg:y2="229.04mm">
            <text:p/>
          </draw:line>
          <draw:line draw:z-index="15" draw:style-name="gr4" draw:text-style-name="P1" svg:x1="712.57mm" svg:y1="217.69mm" svg:x2="712.57mm" svg:y2="229.16mm">
            <text:p/>
          </draw:line>
          <draw:line draw:z-index="16" draw:style-name="gr4" draw:text-style-name="P1" svg:x1="799.26mm" svg:y1="217.68mm" svg:x2="799.26mm" svg:y2="229.15mm">
            <text:p/>
          </draw:line>
          <draw:frame draw:z-index="17" draw:style-name="gr5" draw:text-style-name="P2" svg:width="584.57mm" svg:height="158.97mm" svg:x="249.21mm" svg:y="0.01mm">
            <draw:object draw:notify-on-update-of-ranges="Données.T3:Données.T25 Données.V3:Données.V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18" draw:style-name="gr6" draw:text-style-name="P1" svg:x1="538.38mm" svg:y1="217.54mm" svg:x2="538.38mm" svg:y2="229.19mm">
            <text:p/>
          </draw:line>
        </table:shapes>
        <table:table-column table:style-name="co2" table:default-cell-style-name="ce44"/>
        <table:table-column table:style-name="co8" table:number-columns-repeated="26" table:default-cell-style-name="ce44"/>
        <table:table-column table:style-name="co1" table:number-columns-repeated="992" table:default-cell-style-name="ce44"/>
        <table:table-column table:style-name="co1" table:number-columns-repeated="5" table:default-cell-style-name="ce147"/>
        <table:table-row table:style-name="ro9">
          <table:table-cell table:style-name="ce2" office:value-type="string" calcext:value-type="string">
            <text:p>KELLER Stéphane</text:p>
            <text:p>Lycée agricole Louis Pasteur</text:p>
          </table:table-cell>
          <table:table-cell table:style-name="ce39" office:value-type="string" calcext:value-type="string" table:number-columns-spanned="2" table:number-rows-spanned="1">
            <text:p>Nouveau test :</text:p>
            <text:p>Crtl + Shift + F9</text:p>
          </table:table-cell>
          <table:covered-table-cell/>
          <table:table-cell table:style-name="ce60" table:formula="of:=IF([.$A$25];20*[Données.G45]/9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6">
          <table:table-cell table:style-name="ce28"/>
          <table:table-cell table:style-name="ce40"/>
          <table:table-cell/>
          <table:table-cell table:style-name="ce75" table:number-columns-repeated="2"/>
          <table:table-cell table:number-columns-repeated="1019"/>
        </table:table-row>
        <table:table-row table:style-name="ro6">
          <table:table-cell table:style-name="ce100" office:value-type="string" calcext:value-type="string">
            <text:p>Fonction définie sur [-11 ; 11]</text:p>
          </table:table-cell>
          <table:table-cell table:style-name="ce40"/>
          <table:table-cell table:number-columns-repeated="1022"/>
        </table:table-row>
        <table:table-row table:style-name="ro6">
          <table:table-cell table:style-name="ce42"/>
          <table:table-cell table:number-columns-repeated="1023"/>
        </table:table-row>
        <table:table-row table:style-name="ro10">
          <table:table-cell table:style-name="ce42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2" office:value-type="string" calcext:value-type="string">
            <text:p><text:span text:style-name="T6">x</text:span><text:span text:style-name="T8">1</text:span></text:p>
          </table:table-cell>
          <table:table-cell table:style-name="ce42" office:value-type="string" calcext:value-type="string">
            <text:p><text:span text:style-name="T5">x</text:span><text:span text:style-name="T8">2</text:span></text:p>
          </table:table-cell>
          <table:table-cell table:style-name="ce107" office:value-type="string" calcext:value-type="string">
            <text:p><text:span text:style-name="T5">x</text:span><text:span text:style-name="T8">3</text:span></text:p>
          </table:table-cell>
          <table:table-cell table:style-name="ce42" office:value-type="string" calcext:value-type="string">
            <text:p><text:span text:style-name="T5">x</text:span><text:span text:style-name="T8">4</text:span></text:p>
          </table:table-cell>
          <table:table-cell table:style-name="Default" table:number-columns-repeated="4"/>
          <table:table-cell table:style-name="ce61"/>
          <table:table-cell table:number-columns-repeated="1014"/>
        </table:table-row>
        <table:table-row table:style-name="ro6">
          <table:covered-table-cell table:style-name="ce42"/>
          <table:table-cell table:style-name="ce47" table:number-columns-repeated="4"/>
          <table:table-cell table:style-name="Default" table:number-columns-repeated="4"/>
          <table:table-cell table:style-name="ce112"/>
          <table:table-cell table:number-columns-repeated="1014"/>
        </table:table-row>
        <table:table-row table:style-name="ro6">
          <table:table-cell table:style-name="ce3" office:value-type="string" calcext:value-type="string">
            <text:p>Vrai ou Faux</text:p>
          </table:table-cell>
          <table:table-cell table:style-name="ce101" table:formula="of:=IF([$Données.S29]=&quot;&quot;;&quot;&quot;;IF([.$A$25];IF([.B6]=[$Données.S29];1;0);&quot;&quot;))" office:value-type="boolean" office:boolean-value="false" calcext:value-type="boolean">
            <text:p>FAUX</text:p>
          </table:table-cell>
          <table:table-cell table:style-name="ce101" table:formula="of:=IF([$Données.T29]=&quot;&quot;;&quot;&quot;;IF([.$A$25];IF([.C6]=[$Données.T29];1;0);&quot;&quot;))" office:value-type="boolean" office:boolean-value="false" calcext:value-type="boolean">
            <text:p>FAUX</text:p>
          </table:table-cell>
          <table:table-cell table:style-name="ce101" table:formula="of:=IF([$Données.U29]=&quot;&quot;;&quot;&quot;;IF([.$A$25];IF([.D6]=[$Données.U29];1;0);&quot;&quot;))" office:value-type="boolean" office:boolean-value="false" calcext:value-type="boolean">
            <text:p>FAUX</text:p>
          </table:table-cell>
          <table:table-cell table:style-name="ce101" table:formula="of:=IF([$Données.V29]=&quot;&quot;;&quot;&quot;;IF([.$A$25];IF([.E6]=[$Données.V29];1;0);&quot;&quot;))" office:value-type="boolean" office:boolean-value="false" calcext:value-type="boolean">
            <text:p>FAUX</text:p>
          </table:table-cell>
          <table:table-cell table:style-name="Default" table:number-columns-repeated="4"/>
          <table:table-cell table:style-name="ce113"/>
          <table:table-cell table:number-columns-repeated="1014"/>
        </table:table-row>
        <table:table-row table:style-name="ro6">
          <table:table-cell table:style-name="ce3" office:value-type="string" calcext:value-type="string">
            <text:p>Réponse</text:p>
          </table:table-cell>
          <table:table-cell table:style-name="ce102" table:formula="of:=IF(AND([.$A$25];[.$A$26]);[Données.S29];&quot;&quot;)" office:value-type="float" office:value="-10" calcext:value-type="float">
            <text:p>-10</text:p>
          </table:table-cell>
          <table:table-cell table:style-name="ce102" table:formula="of:=IF(AND([.$A$25];[.$A$26]);[Données.T29];&quot;&quot;)" office:value-type="float" office:value="-9" calcext:value-type="float">
            <text:p>-9</text:p>
          </table:table-cell>
          <table:table-cell table:style-name="ce102" table:formula="of:=IF(AND([.$A$25];[.$A$26]);[Données.U29];&quot;&quot;)" office:value-type="float" office:value="3" calcext:value-type="float">
            <text:p>3</text:p>
          </table:table-cell>
          <table:table-cell table:style-name="ce102" table:formula="of:=IF(AND([.$A$25];[.$A$26]);[Données.V29];&quot;&quot;)" office:value-type="float" office:value="4" calcext:value-type="float">
            <text:p>4</text:p>
          </table:table-cell>
          <table:table-cell table:style-name="Default" table:number-columns-repeated="4"/>
          <table:table-cell table:style-name="ce114"/>
          <table:table-cell table:number-columns-repeated="1014"/>
        </table:table-row>
        <table:table-row table:style-name="ro11">
          <table:table-cell table:style-name="ce42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42" office:value-type="string" calcext:value-type="string">
            <text:p><text:span text:style-name="T5">x</text:span><text:span text:style-name="T8">5</text:span></text:p>
          </table:table-cell>
          <table:table-cell table:style-name="ce42" office:value-type="string" calcext:value-type="string">
            <text:p><text:span text:style-name="T9">x</text:span><text:span text:style-name="T8">6</text:span></text:p>
          </table:table-cell>
          <table:table-cell table:style-name="ce42" office:value-type="string" calcext:value-type="string">
            <text:p><text:span text:style-name="T5">x</text:span><text:span text:style-name="T8">7</text:span></text:p>
          </table:table-cell>
          <table:table-cell table:style-name="ce45" office:value-type="string" calcext:value-type="string">
            <text:p><text:span text:style-name="T5">x</text:span><text:span text:style-name="T10">8</text:span></text:p>
          </table:table-cell>
          <table:table-cell table:number-columns-repeated="1019"/>
        </table:table-row>
        <table:table-row table:style-name="ro6">
          <table:covered-table-cell table:style-name="ce42"/>
          <table:table-cell table:style-name="ce47" table:number-columns-repeated="4"/>
          <table:table-cell table:style-name="Default" table:number-columns-repeated="3"/>
          <table:table-cell/>
          <table:table-cell table:style-name="ce158"/>
          <table:table-cell table:number-columns-repeated="1014"/>
        </table:table-row>
        <table:table-row table:style-name="ro6">
          <table:table-cell table:style-name="ce3" office:value-type="string" calcext:value-type="string">
            <text:p>Vrai ou Faux</text:p>
          </table:table-cell>
          <table:table-cell table:style-name="ce103" table:formula="of:=IF([$Données.W29]=&quot;&quot;;&quot;&quot;;IF([.$A$25];IF([.B10]=[$Données.W29];1;0);&quot;&quot;))" office:value-type="boolean" office:boolean-value="false" calcext:value-type="boolean">
            <text:p>FAUX</text:p>
          </table:table-cell>
          <table:table-cell table:style-name="ce103" table:formula="of:=IF([$Données.X29]=&quot;&quot;;&quot;&quot;;IF([.$A$25];IF([.C10]=[$Données.X29];1;0);&quot;&quot;))">
            <text:p/>
          </table:table-cell>
          <table:table-cell table:style-name="ce103" table:formula="of:=IF([$Données.Y29]=&quot;&quot;;&quot;&quot;;IF([.$A$25];IF([.D10]=[$Données.Y29];1;0);&quot;&quot;))">
            <text:p/>
          </table:table-cell>
          <table:table-cell table:style-name="ce103" table:formula="of:=IF([$Données.Z29]=&quot;&quot;;&quot;&quot;;IF([.$A$25];IF([.E10]=[$Données.Z29];1;0);&quot;&quot;))">
            <text:p/>
          </table:table-cell>
          <table:table-cell table:style-name="Default" table:number-columns-repeated="3"/>
          <table:table-cell table:number-columns-repeated="1016"/>
        </table:table-row>
        <table:table-row table:style-name="ro6" table:number-rows-repeated="2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45" office:value-type="string" calcext:value-type="string">
            <text:p>x</text:p>
          </table:table-cell>
          <table:table-cell table:style-name="ce52" office:value-type="float" office:value="-11" calcext:value-type="float">
            <text:p>-11</text:p>
          </table:table-cell>
          <table:table-cell table:style-name="ce74" table:number-columns-spanned="2" table:number-rows-spanned="1"/>
          <table:covered-table-cell table:style-name="ce65"/>
          <table:table-cell table:style-name="ce76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43" office:value-type="float" office:value="11" calcext:value-type="float">
            <text:p>11</text:p>
          </table:table-cell>
          <table:table-cell table:number-columns-repeated="998"/>
        </table:table-row>
        <table:table-row table:style-name="ro6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3"/>
          <table:table-cell table:style-name="ce58" office:value-type="float" office:value="0" calcext:value-type="float" table:number-columns-spanned="2" table:number-rows-spanned="1">
            <text:p>0</text:p>
          </table:table-cell>
          <table:covered-table-cell table:style-name="ce74"/>
          <table:table-cell table:style-name="ce58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44"/>
          <table:table-cell table:number-columns-repeated="998"/>
        </table:table-row>
        <table:table-row table:style-name="ro6">
          <table:table-cell table:number-columns-repeated="1024"/>
        </table:table-row>
        <table:table-row table:style-name="ro6">
          <table:table-cell table:style-name="ce45" office:value-type="string" calcext:value-type="string">
            <text:p>x</text:p>
          </table:table-cell>
          <table:table-cell table:style-name="ce52" table:formula="of:=IF(AND([.$A$25];[.$A$26]);[$Données.T3];&quot;&quot;)" office:value-type="float" office:value="-11" calcext:value-type="float">
            <text:p>-11</text:p>
          </table:table-cell>
          <table:table-cell table:style-name="ce76" table:formula="of:=IF(AND([.$A$25];[.$A$26]);[$Données.S29];&quot;&quot;)" office:value-type="float" office:value="-10" calcext:value-type="float" table:number-columns-spanned="2" table:number-rows-spanned="1">
            <text:p>-10</text:p>
          </table:table-cell>
          <table:covered-table-cell table:style-name="ce76" table:formula="of:=#REF!" office:value-type="string" office:string-value="" calcext:value-type="error">
            <text:p>#RÉF !</text:p>
          </table:covered-table-cell>
          <table:table-cell table:style-name="ce108" table:formula="of:=IF(AND([.$A$25];[.$A$26]);IF(OR([.C17]=&quot;&quot;;[$Données.$T$25]&gt;[.F17]);&quot;&quot;;[$Données.$T$25]);&quot;&quot;)">
            <text:p/>
          </table:table-cell>
          <table:table-cell table:style-name="ce76" table:formula="of:=IF(AND([.$A$25];[.$A$26]);[$Données.T29];&quot;&quot;)" office:value-type="float" office:value="-9" calcext:value-type="float" table:number-columns-spanned="2" table:number-rows-spanned="1">
            <text:p>-9</text:p>
          </table:table-cell>
          <table:covered-table-cell table:style-name="ce70"/>
          <table:table-cell table:style-name="ce108" table:formula="of:=IF(AND([.$A$25];[.$A$26]);IF(OR([.F17]=&quot;&quot;;[$Données.$T$25]&gt;[.I17]);&quot;&quot;;[$Données.$T$25]);&quot;&quot;)">
            <text:p/>
          </table:table-cell>
          <table:table-cell table:style-name="ce76" table:formula="of:=IF(AND([.$A$25];[.$A$26]);[$Données.U29];&quot;&quot;)" office:value-type="float" office:value="3" calcext:value-type="float" table:number-columns-spanned="2" table:number-rows-spanned="1">
            <text:p>3</text:p>
          </table:table-cell>
          <table:covered-table-cell table:style-name="ce70"/>
          <table:table-cell table:style-name="ce115" table:formula="of:=IF(AND([.$A$25];[.$A$26]);IF(OR([.I17]=&quot;&quot;;[$Données.$T$25]&gt;[.L17]);&quot;&quot;;[$Données.$T$25]);&quot;&quot;)">
            <text:p/>
          </table:table-cell>
          <table:table-cell table:style-name="ce76" table:formula="of:=IF(AND([.$A$25];[.$A$26]);[$Données.V29];&quot;&quot;)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08" table:formula="of:=IF(AND([.$A$25];[.$A$26]);IF(OR([.L17]=&quot;&quot;;[$Données.$T$25]&gt;[.O17]);&quot;&quot;;[$Données.$T$25]);&quot;&quot;)">
            <text:p/>
          </table:table-cell>
          <table:table-cell table:style-name="ce76" table:formula="of:=IF(AND([.$A$25];[.$A$26]);[$Données.W29];&quot;&quot;)" office:value-type="float" office:value="7" calcext:value-type="float" table:number-columns-spanned="2" table:number-rows-spanned="1">
            <text:p>7</text:p>
          </table:table-cell>
          <table:covered-table-cell table:style-name="ce70"/>
          <table:table-cell table:style-name="ce108" table:formula="of:=IF(AND([.$A$25];[.$A$26]);IF(OR([.O17]=&quot;&quot;;[$Données.$T$25]&gt;[.R17]);&quot;&quot;;[$Données.$T$25]);&quot;&quot;)" office:value-type="float" office:value="11" calcext:value-type="float">
            <text:p>11</text:p>
          </table:table-cell>
          <table:table-cell table:style-name="ce76" table:formula="of:=IF(AND([.$A$25];[.$A$26]);[$Données.X29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R17]=&quot;&quot;;[$Données.$T$25]&gt;[.U17]);&quot;&quot;;[$Données.$T$25]);&quot;&quot;)">
            <text:p/>
          </table:table-cell>
          <table:table-cell table:style-name="ce76" table:formula="of:=IF(AND([.$A$25];[.$A$26]);[$Données.Y29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U17]=&quot;&quot;;[$Données.$T$25]&gt;[.X17]);&quot;&quot;;[$Données.$T$25]);&quot;&quot;)">
            <text:p/>
          </table:table-cell>
          <table:table-cell table:style-name="ce76" table:formula="of:=IF(AND([.$A$25];[.$A$26]);[$Données.Z29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X17]=&quot;&quot;;[$Données.$T$25]&gt;[.AA17]);&quot;&quot;;[$Données.$T$25]);&quot;&quot;)">
            <text:p/>
          </table:table-cell>
          <table:table-cell table:number-columns-repeated="998"/>
        </table:table-row>
        <table:table-row table:style-name="ro6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25];[.$A$26]);[$Données.S32];&quot;&quot;)" office:value-type="string" office:string-value="+" calcext:value-type="string">
            <text:p>+</text:p>
          </table:table-cell>
          <table:table-cell table:style-name="ce76" table:formula="of:=IF(AND([.$A$25];[.$A$26]);IF([$Données.S29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T32];&quot;&quot;)" office:value-type="string" office:string-value="-" calcext:value-type="string">
            <text:p>-</text:p>
          </table:table-cell>
          <table:table-cell table:style-name="ce76" table:formula="of:=IF(AND([.$A$25];[.$A$26]);IF([$Données.T29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11" table:formula="of:=IF(AND([.$A$25];[.$A$26]);[$Données.U32];&quot;&quot;)" office:value-type="string" office:string-value="+" calcext:value-type="string">
            <text:p>+</text:p>
          </table:table-cell>
          <table:table-cell table:style-name="ce76" table:formula="of:=IF(AND([.$A$25];[.$A$26]);IF([$Données.U29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V32];&quot;&quot;)" office:value-type="string" office:string-value="-" calcext:value-type="string">
            <text:p>-</text:p>
          </table:table-cell>
          <table:table-cell table:style-name="ce76" table:formula="of:=IF(AND([.$A$25];[.$A$26]);IF([$Données.V29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W32];&quot;&quot;)" office:value-type="string" office:string-value="+" calcext:value-type="string">
            <text:p>+</text:p>
          </table:table-cell>
          <table:table-cell table:style-name="ce76" table:formula="of:=IF(AND([.$A$25];[.$A$26]);IF([$Données.W29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X32];&quot;&quot;)">
            <text:p/>
          </table:table-cell>
          <table:table-cell table:style-name="ce76" table:formula="of:=IF(AND([.$A$25];[.$A$26]);IF([$Données.X29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Y32];&quot;&quot;)">
            <text:p/>
          </table:table-cell>
          <table:table-cell table:style-name="ce76" table:formula="of:=IF(AND([.$A$25];[.$A$26]);IF([$Données.Y29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Z32];&quot;&quot;)">
            <text:p/>
          </table:table-cell>
          <table:table-cell table:style-name="ce76" table:formula="of:=IF(AND([.$A$25];[.$A$26]);IF([$Données.Z29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25];[.$A$26]);[$Données.AA32];&quot;&quot;)">
            <text:p/>
          </table:table-cell>
          <table:table-cell table:number-columns-repeated="99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3" office:value-type="string" calcext:value-type="string">
            <text:p>En cours de construction</text:p>
          </table:table-cell>
          <table:table-cell table:number-columns-repeated="8"/>
          <table:table-cell table:style-name="ce146"/>
          <table:table-cell table:number-columns-repeated="101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2"/>
          <table:table-cell table:style-name="Default"/>
          <table:table-cell table:number-columns-repeated="1011"/>
        </table:table-row>
        <table:table-row table:style-name="ro6">
          <table:table-cell table:style-name="ce35" office:value-type="boolean" office:boolean-value="true" calcext:value-type="boolean">
            <text:p>VRAI</text:p>
          </table:table-cell>
          <table:table-cell table:number-columns-repeated="1023"/>
        </table:table-row>
        <table:table-row table:style-name="ro6">
          <table:table-cell table:style-name="ce35" office:value-type="boolean" office:boolean-value="true" calcext:value-type="boolean">
            <text:p>VRAI</text:p>
          </table:table-cell>
          <table:table-cell table:number-columns-repeated="1023"/>
        </table:table-row>
        <table:table-row table:style-name="ro6" table:number-rows-repeated="104854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Courbe.B8:Courbe.E8">
            <calcext:condition calcext:apply-style-name="VRAI" calcext:value="formula-is(IF([.B7]=0))" calcext:base-cell-address="Courbe.B8"/>
            <calcext:condition calcext:apply-style-name="FAUX" calcext:value="formula-is(IF([.B7]=1))" calcext:base-cell-address="Courbe.B8"/>
          </calcext:conditional-format>
          <calcext:conditional-format calcext:target-range-address="Courbe.J8:Courbe.J8">
            <calcext:condition calcext:apply-style-name="VRAI" calcext:value="formula-is(IF([.J7]=0))" calcext:base-cell-address="Courbe.J8"/>
            <calcext:condition calcext:apply-style-name="FAUX" calcext:value="formula-is(IF([.J7]=1))" calcext:base-cell-address="Courbe.J8"/>
          </calcext:conditional-format>
          <calcext:conditional-format calcext:target-range-address="Courbe.J7:Courbe.J7">
            <calcext:condition calcext:apply-style-name="VRAI" calcext:value="formula-is(IF([.J7]=0))" calcext:base-cell-address="Courbe.J7"/>
            <calcext:condition calcext:apply-style-name="FAUX" calcext:value="formula-is(IF([.J7]=1))" calcext:base-cell-address="Courbe.J7"/>
          </calcext:conditional-format>
          <calcext:conditional-format calcext:target-range-address="Courbe.B7:Courbe.E7">
            <calcext:condition calcext:apply-style-name="VRAI" calcext:value="formula-is(IF([.B7]=0))" calcext:base-cell-address="Courbe.B7"/>
            <calcext:condition calcext:apply-style-name="FAUX" calcext:value="formula-is(IF([.B7]=1))" calcext:base-cell-address="Courbe.B7"/>
          </calcext:conditional-format>
          <calcext:conditional-format calcext:target-range-address="Courbe.B11:Courbe.E11">
            <calcext:condition calcext:apply-style-name="VRAI" calcext:value="formula-is(IF([.B11]=0))" calcext:base-cell-address="Courbe.B11"/>
            <calcext:condition calcext:apply-style-name="FAUX" calcext:value="formula-is(IF([.B11]=1))" calcext:base-cell-address="Courbe.B11"/>
          </calcext:conditional-format>
        </calcext:conditional-formats>
      </table:table>
      <table:table table:name="Données" table:style-name="ta2" table:protected="true" table:protection-key="tnoByTs58pGTvww/mJe/gD0LZXs=" table:protection-key-digest-algorithm="http://www.w3.org/2000/09/xmldsig#sha1">
        <loext:table-protection/>
        <office:forms form:automatic-focus="false" form:apply-design-mode="false"/>
        <table:shapes>
          <draw:frame draw:z-index="0" draw:style-name="gr5" draw:text-style-name="P2" svg:width="155.93mm" svg:height="98.46mm" svg:x="189.61mm" svg:y="104.72mm">
            <draw:object draw:notify-on-update-of-ranges="Données.E17:Données.E37 Données.F17:Données.F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5" draw:text-style-name="P2" svg:width="155.93mm" svg:height="98.46mm" svg:x="189.04mm" svg:y="8.71mm">
            <draw:object draw:notify-on-update-of-ranges="Données.E4:Données.E5 Données.F4:Données.F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5" draw:text-style-name="P2" svg:width="251.75mm" svg:height="158.97mm" svg:x="646.09mm" svg:y="9.67mm">
            <draw:object draw:notify-on-update-of-ranges="Données.T3:Données.T25 Données.V3:Données.V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9" table:default-cell-style-name="ce141"/>
        <table:table-column table:style-name="co1" table:number-columns-repeated="1020" table:default-cell-style-name="ce141"/>
        <table:table-column table:style-name="co1" table:number-columns-repeated="3" table:default-cell-style-name="ce155"/>
        <table:table-row table:style-name="ro3">
          <table:table-cell table:style-name="ce161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176"/>
          <table:covered-table-cell table:style-name="ce183"/>
          <table:covered-table-cell table:style-name="ce193"/>
          <table:covered-table-cell table:number-columns-repeated="9" table:style-name="ce225"/>
          <table:table-cell table:style-name="ce225" table:number-columns-repeated="2"/>
          <table:table-cell table:style-name="ce199"/>
          <table:table-cell table:style-name="ce155" table:number-columns-repeated="16"/>
          <table:table-cell/>
          <table:table-cell table:style-name="ce225" table:number-columns-repeated="934"/>
          <table:table-cell table:number-columns-repeated="57"/>
        </table:table-row>
        <table:table-row table:style-name="ro3">
          <table:table-cell table:style-name="ce162"/>
          <table:table-cell table:style-name="ce177"/>
          <table:table-cell table:style-name="ce184"/>
          <table:table-cell table:style-name="ce194"/>
          <table:table-cell table:style-name="ce199" table:number-columns-repeated="12"/>
          <table:table-cell table:style-name="ce155"/>
          <table:table-cell table:style-name="ce249" office:value-type="string" calcext:value-type="string">
            <text:p>Rang aléa</text:p>
          </table:table-cell>
          <table:table-cell table:style-name="ce253" office:value-type="string" calcext:value-type="string">
            <text:p>Coeff</text:p>
          </table:table-cell>
          <table:table-cell table:style-name="ce257" office:value-type="string" calcext:value-type="string">
            <text:p>x</text:p>
          </table:table-cell>
          <table:table-cell table:number-columns-repeated="2" table:style-name="ce257" office:value-type="string" calcext:value-type="string">
            <text:p>y</text:p>
          </table:table-cell>
          <table:table-cell table:style-name="ce342" office:value-type="string" calcext:value-type="string">
            <text:p>choix</text:p>
          </table:table-cell>
          <table:table-cell table:style-name="ce342" office:value-type="string" calcext:value-type="string">
            <text:p>rang 0</text:p>
          </table:table-cell>
          <table:table-cell table:style-name="ce342" office:value-type="string" calcext:value-type="string">
            <text:p>Tri</text:p>
          </table:table-cell>
          <table:table-cell table:number-columns-repeated="2" table:style-name="ce342" office:value-type="string" calcext:value-type="string">
            <text:p>Signe</text:p>
          </table:table-cell>
          <table:table-cell table:style-name="ce155" table:number-columns-repeated="5"/>
          <table:table-cell/>
          <table:table-cell table:style-name="ce199" table:number-columns-repeated="934"/>
          <table:table-cell table:style-name="ce210" table:number-columns-repeated="54"/>
          <table:table-cell table:number-columns-repeated="3"/>
        </table:table-row>
        <table:table-row table:style-name="ro13">
          <table:table-cell table:style-name="ce163" office:value-type="string" calcext:value-type="string">
            <text:p>m</text:p>
          </table:table-cell>
          <table:table-cell table:style-name="ce163" office:value-type="string" calcext:value-type="string">
            <text:p>p</text:p>
          </table:table-cell>
          <table:table-cell table:style-name="ce218" office:value-type="string" calcext:value-type="string">
            <text:p><text:span text:style-name="T6">x</text:span><text:span text:style-name="T11">0</text:span></text:p>
          </table:table-cell>
          <table:table-cell table:style-name="ce194"/>
          <table:table-cell table:style-name="ce200" office:value-type="string" calcext:value-type="string">
            <text:p>x</text:p>
          </table:table-cell>
          <table:table-cell table:style-name="ce200" office:value-type="string" calcext:value-type="string">
            <text:p>y</text:p>
          </table:table-cell>
          <table:table-cell table:style-name="ce199" table:number-columns-repeated="10"/>
          <table:table-cell table:style-name="ce243"/>
          <table:table-cell table:style-name="ce250"/>
          <table:table-cell table:style-name="ce254" table:formula="of:=IF([.S4]&lt;&gt;0;SIGN([.S4]);IF([.S5]&lt;&gt;0;SIGN([.S5]);IF([.S6]&lt;&gt;0;SIGN([.S6]);IF([.S7]&lt;&gt;0;SIGN([.S7]);IF([.S8]&lt;&gt;0;SIGN([.S8]);IF([.S9]&lt;&gt;0;SIGN([.S9]);SIGN([.S10])))))))" office:value-type="float" office:value="1" calcext:value-type="float">
            <text:p>1</text:p>
          </table:table-cell>
          <table:table-cell table:style-name="ce258" office:value-type="float" office:value="-11" calcext:value-type="float">
            <text:p>-11</text:p>
          </table:table-cell>
          <table:table-cell table:style-name="ce346" table:formula="of:=RANDBETWEEN(1;9)" office:value-type="float" office:value="5" calcext:value-type="float">
            <text:p>5</text:p>
          </table:table-cell>
          <table:table-cell table:style-name="ce348" table:formula="of:=[.S3]*[.U3]" office:value-type="float" office:value="5" calcext:value-type="float">
            <text:p>5</text:p>
          </table:table-cell>
          <table:table-cell table:style-name="ce250" table:number-columns-repeated="3"/>
          <table:table-cell table:style-name="ce250" table:formula="of:=IF([.V3]=0;0;IF(SIGN([.V3]);&quot;+&quot;;&quot;-&quot;))" office:value-type="string" office:string-value="+" calcext:value-type="string">
            <text:p>+</text:p>
          </table:table-cell>
          <table:table-cell table:style-name="ce250" table:formula="of:=SIGN([.V3])" office:value-type="float" office:value="1" calcext:value-type="float">
            <text:p>1</text:p>
          </table:table-cell>
          <table:table-cell table:number-columns-repeated="4"/>
          <table:table-cell table:style-name="ce199" table:number-columns-repeated="934"/>
          <table:table-cell table:style-name="ce210" table:number-columns-repeated="56"/>
          <table:table-cell table:number-columns-repeated="3"/>
        </table:table-row>
        <table:table-row table:style-name="ro3">
          <table:table-cell table:style-name="ce164" table:formula="of:=IF(RANDBETWEEN(1;2)=1;-1;1)*RANDBETWEEN(1;2)" office:value-type="float" office:value="1" calcext:value-type="float">
            <text:p>1</text:p>
          </table:table-cell>
          <table:table-cell table:style-name="ce164" table:formula="of:=RANDBETWEEN(-6;6)" office:value-type="float" office:value="1" calcext:value-type="float">
            <text:p>1</text:p>
          </table:table-cell>
          <table:table-cell table:style-name="ce186" table:formula="of:=-[.B4]/[.A4]" office:value-type="float" office:value="-1" calcext:value-type="float">
            <text:p>-1</text:p>
          </table:table-cell>
          <table:table-cell table:style-name="ce194"/>
          <table:table-cell table:style-name="ce164" office:value-type="float" office:value="-10" calcext:value-type="float">
            <text:p>-10</text:p>
          </table:table-cell>
          <table:table-cell table:style-name="ce164" table:formula="of:=[.$A$4]*[.E4]+[.$B$4]" office:value-type="float" office:value="-9" calcext:value-type="float">
            <text:p>-9</text:p>
          </table:table-cell>
          <table:table-cell table:style-name="ce199" table:number-columns-repeated="10"/>
          <table:table-cell table:style-name="ce244" office:value-type="float" office:value="1" calcext:value-type="float">
            <text:p>1</text:p>
          </table:table-cell>
          <table:table-cell table:style-name="ce164" table:formula="of:=RANDBETWEEN(1;1000000)" office:value-type="float" office:value="898055" calcext:value-type="float">
            <text:p>898055</text:p>
          </table:table-cell>
          <table:table-cell table:style-name="ce164" table:formula="of:=IF(OR([.Q4]=[.$Y$4];[.Q4]=[.$Y$5];[.Q4]=[.$Y$6];[.Q4]=[.$Y$7];[.Q4]=[.$Y$8];[.Q4]=[.$Y$9];[.Q4]=[.$Y$10];[.Q4]=[.$Y$11];[.Q4]=[.$Y$12]);0;IF([.Q4]&lt;[.$Y$4];1;IF([.Q4]&lt;[.$Y$5];-1;IF([.Q4]&lt;[.$Y$6];1;IF([.Q4]&lt;[.$Y$7];-1;IF([.Q4]&lt;[.$Y$8];1;IF([.Q4]&lt;[.$Y$9];-1;IF([.Q4]&lt;[.$Y$10];1;IF([.Q4]&lt;[.$Y$11];-1;IF([.Q4]&lt;[.$Y$12];1;-1))))))))))" office:value-type="float" office:value="0" calcext:value-type="float">
            <text:p>0</text:p>
          </table:table-cell>
          <table:table-cell table:style-name="ce259" office:value-type="float" office:value="-10" calcext:value-type="float">
            <text:p>-10</text:p>
          </table:table-cell>
          <table:table-cell table:style-name="ce164" table:formula="of:=RANDBETWEEN(1;9)" office:value-type="float" office:value="8" calcext:value-type="float">
            <text:p>8</text:p>
          </table:table-cell>
          <table:table-cell table:style-name="ce349" table:formula="of:=[.S4]*[.U4]" office:value-type="float" office:value="0" calcext:value-type="float">
            <text:p>0</text:p>
          </table:table-cell>
          <table:table-cell table:style-name="ce164" table:formula="of:=RANK([.R4];[.$R$4:.$R$24];0)" office:value-type="float" office:value="2" calcext:value-type="float">
            <text:p>2</text:p>
          </table:table-cell>
          <table:table-cell table:style-name="ce164" table:formula="of:=IF([.Q4]&lt;=[.$S$27];RANK([.W4];[.$W$4]:INDIRECT(CONCATENATE(&quot;W&quot;&amp;[.$S$27]+3));1);&quot;&quot;)" office:value-type="float" office:value="2" calcext:value-type="float">
            <text:p>2</text:p>
          </table:table-cell>
          <table:table-cell table:style-name="ce164" table:formula="of:=IF([.X4]=&quot;&quot;;&quot;&quot;;INDEX([.$W$4]:INDIRECT(CONCATENATE(&quot;W&quot;&amp;[.$S$27]+3));MATCH([.Q4];[.$X$4]:INDIRECT(CONCATENATE(&quot;X&quot;&amp;[.$S$27]+3));0)))" office:value-type="float" office:value="1" calcext:value-type="float">
            <text:p>1</text:p>
          </table:table-cell>
          <table:table-cell table:style-name="ce164" table:formula="of:=IF([.V4]=0;0;IF(SIGN([.V4]);&quot;+&quot;;&quot;-&quot;))" office:value-type="float" office:value="0" calcext:value-type="float">
            <text:p>0</text:p>
          </table:table-cell>
          <table:table-cell table:style-name="ce164" table:formula="of:=SIGN([.V4])" office:value-type="float" office:value="0" calcext:value-type="float">
            <text:p>0</text:p>
          </table:table-cell>
          <table:table-cell table:number-columns-repeated="4"/>
          <table:table-cell table:style-name="ce199" table:number-columns-repeated="934"/>
          <table:table-cell table:style-name="ce210" table:number-columns-repeated="56"/>
          <table:table-cell table:number-columns-repeated="3"/>
        </table:table-row>
        <table:table-row table:style-name="ro3">
          <table:table-cell table:style-name="ce162"/>
          <table:table-cell table:style-name="ce177"/>
          <table:table-cell table:style-name="ce184"/>
          <table:table-cell table:style-name="ce194"/>
          <table:table-cell table:style-name="ce164" office:value-type="float" office:value="10" calcext:value-type="float">
            <text:p>10</text:p>
          </table:table-cell>
          <table:table-cell table:style-name="ce164" table:formula="of:=[.$A$4]*[.E5]+[.$B$4]" office:value-type="float" office:value="11" calcext:value-type="float">
            <text:p>11</text:p>
          </table:table-cell>
          <table:table-cell table:style-name="ce199" table:number-columns-repeated="10"/>
          <table:table-cell table:style-name="ce243" office:value-type="float" office:value="2" calcext:value-type="float">
            <text:p>2</text:p>
          </table:table-cell>
          <table:table-cell table:style-name="ce250" table:formula="of:=RANDBETWEEN(1;1000000)" office:value-type="float" office:value="358381" calcext:value-type="float">
            <text:p>358381</text:p>
          </table:table-cell>
          <table:table-cell table:style-name="ce250" table:formula="of:=IF(OR([.Q5]=[.$Y$4];[.Q5]=[.$Y$5];[.Q5]=[.$Y$6];[.Q5]=[.$Y$7];[.Q5]=[.$Y$8];[.Q5]=[.$Y$9];[.Q5]=[.$Y$10];[.Q5]=[.$Y$11];[.Q5]=[.$Y$12]);0;IF([.Q5]&lt;[.$Y$4];1;IF([.Q5]&lt;[.$Y$5];-1;IF([.Q5]&lt;[.$Y$6];1;IF([.Q5]&lt;[.$Y$7];-1;IF([.Q5]&lt;[.$Y$8];1;IF([.Q5]&lt;[.$Y$9];-1;IF([.Q5]&lt;[.$Y$10];1;IF([.Q5]&lt;[.$Y$11];-1;IF([.Q5]&lt;[.$Y$12];1;-1))))))))))" office:value-type="float" office:value="0" calcext:value-type="float">
            <text:p>0</text:p>
          </table:table-cell>
          <table:table-cell table:style-name="ce260" office:value-type="float" office:value="-9" calcext:value-type="float">
            <text:p>-9</text:p>
          </table:table-cell>
          <table:table-cell table:style-name="ce250" table:formula="of:=RANDBETWEEN(1;9)" office:value-type="float" office:value="8" calcext:value-type="float">
            <text:p>8</text:p>
          </table:table-cell>
          <table:table-cell table:style-name="ce350" table:formula="of:=[.S5]*[.U5]" office:value-type="float" office:value="0" calcext:value-type="float">
            <text:p>0</text:p>
          </table:table-cell>
          <table:table-cell table:style-name="ce250" table:formula="of:=RANK([.R5];[.$R$4:.$R$24];0)" office:value-type="float" office:value="14" calcext:value-type="float">
            <text:p>14</text:p>
          </table:table-cell>
          <table:table-cell table:style-name="ce250" table:formula="of:=IF([.Q5]&lt;=[.$S$27];RANK([.W5];[.$W$4]:INDIRECT(CONCATENATE(&quot;W&quot;&amp;[.$S$27]+3));1);&quot;&quot;)" office:value-type="float" office:value="3" calcext:value-type="float">
            <text:p>3</text:p>
          </table:table-cell>
          <table:table-cell table:style-name="ce250" table:formula="of:=IF([.X5]=&quot;&quot;;&quot;&quot;;INDEX([.$W$4]:INDIRECT(CONCATENATE(&quot;W&quot;&amp;[.$S$27]+3));MATCH([.Q5];[.$X$4]:INDIRECT(CONCATENATE(&quot;X&quot;&amp;[.$S$27]+3));0)))" office:value-type="float" office:value="2" calcext:value-type="float">
            <text:p>2</text:p>
          </table:table-cell>
          <table:table-cell table:style-name="ce250" table:formula="of:=IF([.V5]=0;0;IF(SIGN([.V5]);&quot;+&quot;;&quot;-&quot;))" office:value-type="float" office:value="0" calcext:value-type="float">
            <text:p>0</text:p>
          </table:table-cell>
          <table:table-cell table:style-name="ce250" table:formula="of:=SIGN([.V5])" office:value-type="float" office:value="0" calcext:value-type="float">
            <text:p>0</text:p>
          </table:table-cell>
          <table:table-cell table:number-columns-repeated="4"/>
          <table:table-cell table:style-name="ce199" table:number-columns-repeated="934"/>
          <table:table-cell table:style-name="ce210" table:number-columns-repeated="56"/>
          <table:table-cell table:number-columns-repeated="3"/>
        </table:table-row>
        <table:table-row table:style-name="ro3">
          <table:table-cell table:style-name="ce162"/>
          <table:table-cell table:style-name="ce177"/>
          <table:table-cell table:style-name="ce184"/>
          <table:table-cell table:style-name="ce194"/>
          <table:table-cell table:style-name="ce201" table:number-columns-repeated="2"/>
          <table:table-cell table:style-name="ce199" table:number-columns-repeated="10"/>
          <table:table-cell table:style-name="ce244" office:value-type="float" office:value="3" calcext:value-type="float">
            <text:p>3</text:p>
          </table:table-cell>
          <table:table-cell table:style-name="ce164" table:formula="of:=RANDBETWEEN(1;1000000)" office:value-type="float" office:value="344947" calcext:value-type="float">
            <text:p>344947</text:p>
          </table:table-cell>
          <table:table-cell table:style-name="ce164" table:formula="of:=IF(OR([.Q6]=[.$Y$4];[.Q6]=[.$Y$5];[.Q6]=[.$Y$6];[.Q6]=[.$Y$7];[.Q6]=[.$Y$8];[.Q6]=[.$Y$9];[.Q6]=[.$Y$10];[.Q6]=[.$Y$11];[.Q6]=[.$Y$12]);0;IF([.Q6]&lt;[.$Y$4];1;IF([.Q6]&lt;[.$Y$5];-1;IF([.Q6]&lt;[.$Y$6];1;IF([.Q6]&lt;[.$Y$7];-1;IF([.Q6]&lt;[.$Y$8];1;IF([.Q6]&lt;[.$Y$9];-1;IF([.Q6]&lt;[.$Y$10];1;IF([.Q6]&lt;[.$Y$11];-1;IF([.Q6]&lt;[.$Y$12];1;-1))))))))))" office:value-type="float" office:value="1" calcext:value-type="float">
            <text:p>1</text:p>
          </table:table-cell>
          <table:table-cell table:style-name="ce261" office:value-type="float" office:value="-8" calcext:value-type="float">
            <text:p>-8</text:p>
          </table:table-cell>
          <table:table-cell table:style-name="ce164" table:formula="of:=RANDBETWEEN(1;9)" office:value-type="float" office:value="5" calcext:value-type="float">
            <text:p>5</text:p>
          </table:table-cell>
          <table:table-cell table:style-name="ce351" table:formula="of:=[.S6]*[.U6]" office:value-type="float" office:value="5" calcext:value-type="float">
            <text:p>5</text:p>
          </table:table-cell>
          <table:table-cell table:style-name="ce164" table:formula="of:=RANK([.R6];[.$R$4:.$R$24];0)" office:value-type="float" office:value="15" calcext:value-type="float">
            <text:p>15</text:p>
          </table:table-cell>
          <table:table-cell table:style-name="ce164" table:formula="of:=IF([.Q6]&lt;=[.$S$27];RANK([.W6];[.$W$4]:INDIRECT(CONCATENATE(&quot;W&quot;&amp;[.$S$27]+3));1);&quot;&quot;)" office:value-type="float" office:value="4" calcext:value-type="float">
            <text:p>4</text:p>
          </table:table-cell>
          <table:table-cell table:style-name="ce164" table:formula="of:=IF([.X6]=&quot;&quot;;&quot;&quot;;INDEX([.$W$4]:INDIRECT(CONCATENATE(&quot;W&quot;&amp;[.$S$27]+3));MATCH([.Q6];[.$X$4]:INDIRECT(CONCATENATE(&quot;X&quot;&amp;[.$S$27]+3));0)))" office:value-type="float" office:value="14" calcext:value-type="float">
            <text:p>14</text:p>
          </table:table-cell>
          <table:table-cell table:style-name="ce164" table:formula="of:=IF([.V6]=0;0;IF(SIGN([.V6]);&quot;+&quot;;&quot;-&quot;))" office:value-type="string" office:string-value="+" calcext:value-type="string">
            <text:p>+</text:p>
          </table:table-cell>
          <table:table-cell table:style-name="ce164" table:formula="of:=SIGN([.V6])" office:value-type="float" office:value="1" calcext:value-type="float">
            <text:p>1</text:p>
          </table:table-cell>
          <table:table-cell table:number-columns-repeated="4"/>
          <table:table-cell table:style-name="ce199" table:number-columns-repeated="934"/>
          <table:table-cell table:style-name="ce210" table:number-columns-repeated="56"/>
          <table:table-cell table:number-columns-repeated="3"/>
        </table:table-row>
        <table:table-row table:style-name="ro3">
          <table:table-cell table:style-name="ce165" office:value-type="string" calcext:value-type="string">
            <text:p>x</text:p>
          </table:table-cell>
          <table:table-cell table:style-name="ce178" office:value-type="float" office:value="-10" calcext:value-type="float">
            <text:p>-10</text:p>
          </table:table-cell>
          <table:table-cell table:style-name="ce187" table:formula="of:=[.C4]" office:value-type="float" office:value="-1" calcext:value-type="float" table:number-columns-spanned="2" table:number-rows-spanned="1">
            <text:p>-1</text:p>
          </table:table-cell>
          <table:covered-table-cell table:style-name="ce188" table:formula="of:=#REF!" office:value-type="string" office:string-value="" calcext:value-type="error">
            <text:p>#RÉF !</text:p>
          </table:covered-table-cell>
          <table:table-cell table:style-name="ce202" office:value-type="float" office:value="10" calcext:value-type="float">
            <text:p>10</text:p>
          </table:table-cell>
          <table:table-cell table:style-name="ce199" table:number-columns-repeated="11"/>
          <table:table-cell table:style-name="ce243" office:value-type="float" office:value="4" calcext:value-type="float">
            <text:p>4</text:p>
          </table:table-cell>
          <table:table-cell table:style-name="ce250" table:formula="of:=RANDBETWEEN(1;1000000)" office:value-type="float" office:value="981336" calcext:value-type="float">
            <text:p>981336</text:p>
          </table:table-cell>
          <table:table-cell table:style-name="ce250" table:formula="of:=IF(OR([.Q7]=[.$Y$4];[.Q7]=[.$Y$5];[.Q7]=[.$Y$6];[.Q7]=[.$Y$7];[.Q7]=[.$Y$8];[.Q7]=[.$Y$9];[.Q7]=[.$Y$10];[.Q7]=[.$Y$11];[.Q7]=[.$Y$12]);0;IF([.Q7]&lt;[.$Y$4];1;IF([.Q7]&lt;[.$Y$5];-1;IF([.Q7]&lt;[.$Y$6];1;IF([.Q7]&lt;[.$Y$7];-1;IF([.Q7]&lt;[.$Y$8];1;IF([.Q7]&lt;[.$Y$9];-1;IF([.Q7]&lt;[.$Y$10];1;IF([.Q7]&lt;[.$Y$11];-1;IF([.Q7]&lt;[.$Y$12];1;-1))))))))))" office:value-type="float" office:value="1" calcext:value-type="float">
            <text:p>1</text:p>
          </table:table-cell>
          <table:table-cell table:style-name="ce262" office:value-type="float" office:value="-7" calcext:value-type="float">
            <text:p>-7</text:p>
          </table:table-cell>
          <table:table-cell table:style-name="ce250" table:formula="of:=RANDBETWEEN(1;9)" office:value-type="float" office:value="2" calcext:value-type="float">
            <text:p>2</text:p>
          </table:table-cell>
          <table:table-cell table:style-name="ce352" table:formula="of:=[.S7]*[.U7]" office:value-type="float" office:value="2" calcext:value-type="float">
            <text:p>2</text:p>
          </table:table-cell>
          <table:table-cell table:style-name="ce250" table:formula="of:=RANK([.R7];[.$R$4:.$R$24];0)" office:value-type="float" office:value="1" calcext:value-type="float">
            <text:p>1</text:p>
          </table:table-cell>
          <table:table-cell table:style-name="ce250" table:formula="of:=IF([.Q7]&lt;=[.$S$27];RANK([.W7];[.$W$4]:INDIRECT(CONCATENATE(&quot;W&quot;&amp;[.$S$27]+3));1);&quot;&quot;)" office:value-type="float" office:value="1" calcext:value-type="float">
            <text:p>1</text:p>
          </table:table-cell>
          <table:table-cell table:style-name="ce250" table:formula="of:=IF([.X7]=&quot;&quot;;&quot;&quot;;INDEX([.$W$4]:INDIRECT(CONCATENATE(&quot;W&quot;&amp;[.$S$27]+3));MATCH([.Q7];[.$X$4]:INDIRECT(CONCATENATE(&quot;X&quot;&amp;[.$S$27]+3));0)))" office:value-type="float" office:value="15" calcext:value-type="float">
            <text:p>15</text:p>
          </table:table-cell>
          <table:table-cell table:style-name="ce250" table:formula="of:=IF([.V7]=0;0;IF(SIGN([.V7]);&quot;+&quot;;&quot;-&quot;))" office:value-type="string" office:string-value="+" calcext:value-type="string">
            <text:p>+</text:p>
          </table:table-cell>
          <table:table-cell table:style-name="ce250" table:formula="of:=SIGN([.V7])" office:value-type="float" office:value="1" calcext:value-type="float">
            <text:p>1</text:p>
          </table:table-cell>
          <table:table-cell table:number-columns-repeated="4"/>
          <table:table-cell table:style-name="ce199" table:number-columns-repeated="931"/>
          <table:table-cell table:style-name="ce210" table:number-columns-repeated="57"/>
          <table:table-cell table:style-name="ce167" table:number-columns-repeated="2"/>
          <table:table-cell table:number-columns-repeated="3"/>
        </table:table-row>
        <table:table-row table:style-name="ro3">
          <table:table-cell table:style-name="ce166" office:value-type="string" calcext:value-type="string">
            <text:p>Signe de <text:span text:style-name="T5">f </text:span>(<text:span text:style-name="T5">x</text:span>)</text:p>
          </table:table-cell>
          <table:table-cell table:style-name="ce179" table:formula="of:=IF([.F4]&gt;0;&quot;+&quot;;&quot;-&quot;)" office:value-type="string" office:string-value="-" calcext:value-type="string">
            <text:p>-</text:p>
          </table:table-cell>
          <table:table-cell table:style-name="ce188" office:value-type="float" office:value="0" calcext:value-type="float" table:number-columns-spanned="2" table:number-rows-spanned="1">
            <text:p>0</text:p>
          </table:table-cell>
          <table:covered-table-cell table:style-name="ce188" table:formula="of:=IF([.$C$29];#REF!;&quot;&quot;)">
            <text:p/>
          </table:covered-table-cell>
          <table:table-cell table:style-name="ce203" table:formula="of:=IF([.F5]&gt;0;&quot;+&quot;;&quot;-&quot;)" office:value-type="string" office:string-value="+" calcext:value-type="string">
            <text:p>+</text:p>
          </table:table-cell>
          <table:table-cell table:style-name="ce199" table:number-columns-repeated="11"/>
          <table:table-cell table:style-name="ce244" office:value-type="float" office:value="5" calcext:value-type="float">
            <text:p>5</text:p>
          </table:table-cell>
          <table:table-cell table:style-name="ce164" table:formula="of:=RANDBETWEEN(1;1000000)" office:value-type="float" office:value="155913" calcext:value-type="float">
            <text:p>155913</text:p>
          </table:table-cell>
          <table:table-cell table:style-name="ce164" table:formula="of:=IF(OR([.Q8]=[.$Y$4];[.Q8]=[.$Y$5];[.Q8]=[.$Y$6];[.Q8]=[.$Y$7];[.Q8]=[.$Y$8];[.Q8]=[.$Y$9];[.Q8]=[.$Y$10];[.Q8]=[.$Y$11];[.Q8]=[.$Y$12]);0;IF([.Q8]&lt;[.$Y$4];1;IF([.Q8]&lt;[.$Y$5];-1;IF([.Q8]&lt;[.$Y$6];1;IF([.Q8]&lt;[.$Y$7];-1;IF([.Q8]&lt;[.$Y$8];1;IF([.Q8]&lt;[.$Y$9];-1;IF([.Q8]&lt;[.$Y$10];1;IF([.Q8]&lt;[.$Y$11];-1;IF([.Q8]&lt;[.$Y$12];1;-1))))))))))" office:value-type="float" office:value="1" calcext:value-type="float">
            <text:p>1</text:p>
          </table:table-cell>
          <table:table-cell table:style-name="ce263" office:value-type="float" office:value="-6" calcext:value-type="float">
            <text:p>-6</text:p>
          </table:table-cell>
          <table:table-cell table:style-name="ce164" table:formula="of:=RANDBETWEEN(1;9)" office:value-type="float" office:value="7" calcext:value-type="float">
            <text:p>7</text:p>
          </table:table-cell>
          <table:table-cell table:style-name="ce353" table:formula="of:=[.S8]*[.U8]" office:value-type="float" office:value="7" calcext:value-type="float">
            <text:p>7</text:p>
          </table:table-cell>
          <table:table-cell table:style-name="ce164" table:formula="of:=RANK([.R8];[.$R$4:.$R$24];0)" office:value-type="float" office:value="18" calcext:value-type="float">
            <text:p>18</text:p>
          </table:table-cell>
          <table:table-cell table:style-name="ce164" table:formula="of:=IF([.Q8]&lt;=[.$S$27];RANK([.W8];[.$W$4]:INDIRECT(CONCATENATE(&quot;W&quot;&amp;[.$S$27]+3));1);&quot;&quot;)" office:value-type="float" office:value="5" calcext:value-type="float">
            <text:p>5</text:p>
          </table:table-cell>
          <table:table-cell table:style-name="ce164" table:formula="of:=IF([.X8]=&quot;&quot;;&quot;&quot;;INDEX([.$W$4]:INDIRECT(CONCATENATE(&quot;W&quot;&amp;[.$S$27]+3));MATCH([.Q8];[.$X$4]:INDIRECT(CONCATENATE(&quot;X&quot;&amp;[.$S$27]+3));0)))" office:value-type="float" office:value="18" calcext:value-type="float">
            <text:p>18</text:p>
          </table:table-cell>
          <table:table-cell table:style-name="ce164" table:formula="of:=IF([.V8]=0;0;IF(SIGN([.V8]);&quot;+&quot;;&quot;-&quot;))" office:value-type="string" office:string-value="+" calcext:value-type="string">
            <text:p>+</text:p>
          </table:table-cell>
          <table:table-cell table:style-name="ce164" table:formula="of:=SIGN([.V8])" office:value-type="float" office:value="1" calcext:value-type="float">
            <text:p>1</text:p>
          </table:table-cell>
          <table:table-cell table:number-columns-repeated="4"/>
          <table:table-cell table:style-name="ce199" table:number-columns-repeated="931"/>
          <table:table-cell table:style-name="ce210" table:number-columns-repeated="57"/>
          <table:table-cell table:style-name="ce167" table:number-columns-repeated="2"/>
          <table:table-cell table:number-columns-repeated="3"/>
        </table:table-row>
        <table:table-row table:style-name="ro3">
          <table:table-cell table:number-columns-repeated="8"/>
          <table:table-cell table:style-name="ce199" table:number-columns-repeated="8"/>
          <table:table-cell table:style-name="ce243" office:value-type="float" office:value="6" calcext:value-type="float">
            <text:p>6</text:p>
          </table:table-cell>
          <table:table-cell table:style-name="ce250" table:formula="of:=RANDBETWEEN(1;1000000)" office:value-type="float" office:value="708778" calcext:value-type="float">
            <text:p>708778</text:p>
          </table:table-cell>
          <table:table-cell table:style-name="ce250" table:formula="of:=IF(OR([.Q9]=[.$Y$4];[.Q9]=[.$Y$5];[.Q9]=[.$Y$6];[.Q9]=[.$Y$7];[.Q9]=[.$Y$8];[.Q9]=[.$Y$9];[.Q9]=[.$Y$10];[.Q9]=[.$Y$11];[.Q9]=[.$Y$12]);0;IF([.Q9]&lt;[.$Y$4];1;IF([.Q9]&lt;[.$Y$5];-1;IF([.Q9]&lt;[.$Y$6];1;IF([.Q9]&lt;[.$Y$7];-1;IF([.Q9]&lt;[.$Y$8];1;IF([.Q9]&lt;[.$Y$9];-1;IF([.Q9]&lt;[.$Y$10];1;IF([.Q9]&lt;[.$Y$11];-1;IF([.Q9]&lt;[.$Y$12];1;-1))))))))))" office:value-type="float" office:value="1" calcext:value-type="float">
            <text:p>1</text:p>
          </table:table-cell>
          <table:table-cell table:style-name="ce264" office:value-type="float" office:value="-5" calcext:value-type="float">
            <text:p>-5</text:p>
          </table:table-cell>
          <table:table-cell table:style-name="ce250" table:formula="of:=RANDBETWEEN(1;9)" office:value-type="float" office:value="4" calcext:value-type="float">
            <text:p>4</text:p>
          </table:table-cell>
          <table:table-cell table:style-name="ce354" table:formula="of:=[.S9]*[.U9]" office:value-type="float" office:value="4" calcext:value-type="float">
            <text:p>4</text:p>
          </table:table-cell>
          <table:table-cell table:style-name="ce250" table:formula="of:=RANK([.R9];[.$R$4:.$R$24];0)" office:value-type="float" office:value="3" calcext:value-type="float">
            <text:p>3</text:p>
          </table:table-cell>
          <table:table-cell table:style-name="ce250" table:formula="of:=IF([.Q9]&lt;=[.$S$27];RANK([.W9];[.$W$4]:INDIRECT(CONCATENATE(&quot;W&quot;&amp;[.$S$27]+3));1);&quot;&quot;)">
            <text:p/>
          </table:table-cell>
          <table:table-cell table:style-name="ce250" table:formula="of:=IF([.X9]=&quot;&quot;;&quot;&quot;;INDEX([.$W$4]:INDIRECT(CONCATENATE(&quot;W&quot;&amp;[.$S$27]+3));MATCH([.Q9];[.$X$4]:INDIRECT(CONCATENATE(&quot;X&quot;&amp;[.$S$27]+3));0)))">
            <text:p/>
          </table:table-cell>
          <table:table-cell table:style-name="ce250" table:formula="of:=IF([.V9]=0;0;IF(SIGN([.V9]);&quot;+&quot;;&quot;-&quot;))" office:value-type="string" office:string-value="+" calcext:value-type="string">
            <text:p>+</text:p>
          </table:table-cell>
          <table:table-cell table:style-name="ce250" table:formula="of:=SIGN([.V9])" office:value-type="float" office:value="1" calcext:value-type="float">
            <text:p>1</text:p>
          </table:table-cell>
          <table:table-cell table:number-columns-repeated="4"/>
          <table:table-cell table:style-name="ce199" table:number-columns-repeated="934"/>
          <table:table-cell table:style-name="ce210" table:number-columns-repeated="56"/>
          <table:table-cell table:number-columns-repeated="3"/>
        </table:table-row>
        <table:table-row table:style-name="ro3">
          <table:table-cell table:style-name="ce142" office:value-type="string" calcext:value-type="string" table:number-columns-spanned="4" table:number-rows-spanned="1">
            <text:p>Tableau points droite</text:p>
          </table:table-cell>
          <table:covered-table-cell table:style-name="ce167"/>
          <table:covered-table-cell table:style-name="ce189"/>
          <table:covered-table-cell/>
          <table:table-cell table:number-columns-repeated="2"/>
          <table:table-cell table:style-name="ce199" table:number-columns-repeated="10"/>
          <table:table-cell table:style-name="ce244" office:value-type="float" office:value="7" calcext:value-type="float">
            <text:p>7</text:p>
          </table:table-cell>
          <table:table-cell table:style-name="ce164" table:formula="of:=RANDBETWEEN(1;1000000)" office:value-type="float" office:value="564075" calcext:value-type="float">
            <text:p>564075</text:p>
          </table:table-cell>
          <table:table-cell table:style-name="ce164" table:formula="of:=IF(OR([.Q10]=[.$Y$4];[.Q10]=[.$Y$5];[.Q10]=[.$Y$6];[.Q10]=[.$Y$7];[.Q10]=[.$Y$8];[.Q10]=[.$Y$9];[.Q10]=[.$Y$10];[.Q10]=[.$Y$11];[.Q10]=[.$Y$12]);0;IF([.Q10]&lt;[.$Y$4];1;IF([.Q10]&lt;[.$Y$5];-1;IF([.Q10]&lt;[.$Y$6];1;IF([.Q10]&lt;[.$Y$7];-1;IF([.Q10]&lt;[.$Y$8];1;IF([.Q10]&lt;[.$Y$9];-1;IF([.Q10]&lt;[.$Y$10];1;IF([.Q10]&lt;[.$Y$11];-1;IF([.Q10]&lt;[.$Y$12];1;-1))))))))))" office:value-type="float" office:value="1" calcext:value-type="float">
            <text:p>1</text:p>
          </table:table-cell>
          <table:table-cell table:style-name="ce265" office:value-type="float" office:value="-4" calcext:value-type="float">
            <text:p>-4</text:p>
          </table:table-cell>
          <table:table-cell table:style-name="ce164" table:formula="of:=RANDBETWEEN(1;9)" office:value-type="float" office:value="6" calcext:value-type="float">
            <text:p>6</text:p>
          </table:table-cell>
          <table:table-cell table:style-name="ce355" table:formula="of:=[.S10]*[.U10]" office:value-type="float" office:value="6" calcext:value-type="float">
            <text:p>6</text:p>
          </table:table-cell>
          <table:table-cell table:style-name="ce164" table:formula="of:=RANK([.R10];[.$R$4:.$R$24];0)" office:value-type="float" office:value="10" calcext:value-type="float">
            <text:p>10</text:p>
          </table:table-cell>
          <table:table-cell table:style-name="ce164" table:formula="of:=IF([.Q10]&lt;=[.$S$27];RANK([.W10];[.$W$4]:INDIRECT(CONCATENATE(&quot;W&quot;&amp;[.$S$27]+3));1);&quot;&quot;)">
            <text:p/>
          </table:table-cell>
          <table:table-cell table:style-name="ce164" table:formula="of:=IF([.X10]=&quot;&quot;;&quot;&quot;;INDEX([.$W$4]:INDIRECT(CONCATENATE(&quot;W&quot;&amp;[.$S$27]+3));MATCH([.Q10];[.$X$4]:INDIRECT(CONCATENATE(&quot;X&quot;&amp;[.$S$27]+3));0)))">
            <text:p/>
          </table:table-cell>
          <table:table-cell table:style-name="ce164" table:formula="of:=IF([.V10]=0;0;IF(SIGN([.V10]);&quot;+&quot;;&quot;-&quot;))" office:value-type="string" office:string-value="+" calcext:value-type="string">
            <text:p>+</text:p>
          </table:table-cell>
          <table:table-cell table:style-name="ce164" table:formula="of:=SIGN([.V10])" office:value-type="float" office:value="1" calcext:value-type="float">
            <text:p>1</text:p>
          </table:table-cell>
          <table:table-cell table:number-columns-repeated="4"/>
          <table:table-cell table:style-name="ce199" table:number-columns-repeated="932"/>
          <table:table-cell table:style-name="ce210" table:number-columns-repeated="57"/>
          <table:table-cell table:style-name="ce155"/>
          <table:table-cell table:number-columns-repeated="3"/>
        </table:table-row>
        <table:table-row table:style-name="ro3">
          <table:table-cell table:style-name="ce169" office:value-type="string" calcext:value-type="string">
            <text:p>Points</text:p>
          </table:table-cell>
          <table:table-cell table:style-name="ce167"/>
          <table:table-cell table:style-name="ce170" table:formula="of:=IF([.C7]=[Droite.C10];1;0)" office:value-type="float" office:value="0" calcext:value-type="float">
            <text:p>0</text:p>
          </table:table-cell>
          <table:table-cell table:style-name="ce167"/>
          <table:table-cell table:style-name="ce164" office:value-type="string" calcext:value-type="string">
            <text:p>Total</text:p>
          </table:table-cell>
          <table:table-cell/>
          <table:table-cell table:style-name="ce199" table:number-columns-repeated="10"/>
          <table:table-cell table:style-name="ce243" office:value-type="float" office:value="8" calcext:value-type="float">
            <text:p>8</text:p>
          </table:table-cell>
          <table:table-cell table:style-name="ce250" table:formula="of:=RANDBETWEEN(1;1000000)" office:value-type="float" office:value="247452" calcext:value-type="float">
            <text:p>247452</text:p>
          </table:table-cell>
          <table:table-cell table:style-name="ce250" table:formula="of:=IF(OR([.Q11]=[.$Y$4];[.Q11]=[.$Y$5];[.Q11]=[.$Y$6];[.Q11]=[.$Y$7];[.Q11]=[.$Y$8];[.Q11]=[.$Y$9];[.Q11]=[.$Y$10];[.Q11]=[.$Y$11];[.Q11]=[.$Y$12]);0;IF([.Q11]&lt;[.$Y$4];1;IF([.Q11]&lt;[.$Y$5];-1;IF([.Q11]&lt;[.$Y$6];1;IF([.Q11]&lt;[.$Y$7];-1;IF([.Q11]&lt;[.$Y$8];1;IF([.Q11]&lt;[.$Y$9];-1;IF([.Q11]&lt;[.$Y$10];1;IF([.Q11]&lt;[.$Y$11];-1;IF([.Q11]&lt;[.$Y$12];1;-1))))))))))" office:value-type="float" office:value="1" calcext:value-type="float">
            <text:p>1</text:p>
          </table:table-cell>
          <table:table-cell table:style-name="ce266" office:value-type="float" office:value="-3" calcext:value-type="float">
            <text:p>-3</text:p>
          </table:table-cell>
          <table:table-cell table:style-name="ce250" table:formula="of:=RANDBETWEEN(1;9)" office:value-type="float" office:value="8" calcext:value-type="float">
            <text:p>8</text:p>
          </table:table-cell>
          <table:table-cell table:style-name="ce356" table:formula="of:=[.S11]*[.U11]" office:value-type="float" office:value="8" calcext:value-type="float">
            <text:p>8</text:p>
          </table:table-cell>
          <table:table-cell table:style-name="ce250" table:formula="of:=RANK([.R11];[.$R$4:.$R$24];0)" office:value-type="float" office:value="16" calcext:value-type="float">
            <text:p>16</text:p>
          </table:table-cell>
          <table:table-cell table:style-name="ce250" table:formula="of:=IF([.Q11]&lt;=[.$S$27];RANK([.W11];[.$W$4]:INDIRECT(CONCATENATE(&quot;W&quot;&amp;[.$S$27]+3));1);&quot;&quot;)">
            <text:p/>
          </table:table-cell>
          <table:table-cell table:style-name="ce250" table:formula="of:=IF([.X11]=&quot;&quot;;&quot;&quot;;INDEX([.$W$4]:INDIRECT(CONCATENATE(&quot;W&quot;&amp;[.$S$27]+3));MATCH([.Q11];[.$X$4]:INDIRECT(CONCATENATE(&quot;X&quot;&amp;[.$S$27]+3));0)))">
            <text:p/>
          </table:table-cell>
          <table:table-cell table:style-name="ce250" table:formula="of:=IF([.V11]=0;0;IF(SIGN([.V11]);&quot;+&quot;;&quot;-&quot;))" office:value-type="string" office:string-value="+" calcext:value-type="string">
            <text:p>+</text:p>
          </table:table-cell>
          <table:table-cell table:style-name="ce250" table:formula="of:=SIGN([.V11])" office:value-type="float" office:value="1" calcext:value-type="float">
            <text:p>1</text:p>
          </table:table-cell>
          <table:table-cell table:number-columns-repeated="4"/>
          <table:table-cell table:style-name="ce199" table:number-columns-repeated="932"/>
          <table:table-cell table:style-name="ce210" table:number-columns-repeated="57"/>
          <table:table-cell table:style-name="ce155"/>
          <table:table-cell table:number-columns-repeated="3"/>
        </table:table-row>
        <table:table-row table:style-name="ro3">
          <table:table-cell table:style-name="ce166" office:value-type="string" calcext:value-type="string">
            <text:p>Signe de <text:span text:style-name="T5">f </text:span>(<text:span text:style-name="T5">x</text:span>)</text:p>
          </table:table-cell>
          <table:table-cell table:style-name="ce181" table:formula="of:=IF([.B8]=[Droite.B11];1;0)" office:value-type="float" office:value="0" calcext:value-type="float">
            <text:p>0</text:p>
          </table:table-cell>
          <table:table-cell table:style-name="ce190" table:formula="of:=IF(ISBLANK([Droite.C11])=0;IF([Droite.C11]=0;1;0))" office:value-type="float" office:value="0" calcext:value-type="float">
            <text:p>0</text:p>
          </table:table-cell>
          <table:table-cell table:style-name="ce182" table:formula="of:=IF([.E8]=[Droite.E11];1;0)" office:value-type="float" office:value="0" calcext:value-type="float">
            <text:p>0</text:p>
          </table:table-cell>
          <table:table-cell table:style-name="ce164" table:formula="of:=SUM([.B11:.D13])" office:value-type="float" office:value="0" calcext:value-type="float">
            <text:p>0</text:p>
          </table:table-cell>
          <table:table-cell/>
          <table:table-cell table:style-name="ce199" table:number-columns-repeated="10"/>
          <table:table-cell table:style-name="ce244" office:value-type="float" office:value="9" calcext:value-type="float">
            <text:p>9</text:p>
          </table:table-cell>
          <table:table-cell table:style-name="ce164" table:formula="of:=RANDBETWEEN(1;1000000)" office:value-type="float" office:value="601797" calcext:value-type="float">
            <text:p>601797</text:p>
          </table:table-cell>
          <table:table-cell table:style-name="ce164" table:formula="of:=IF(OR([.Q12]=[.$Y$4];[.Q12]=[.$Y$5];[.Q12]=[.$Y$6];[.Q12]=[.$Y$7];[.Q12]=[.$Y$8];[.Q12]=[.$Y$9];[.Q12]=[.$Y$10];[.Q12]=[.$Y$11];[.Q12]=[.$Y$12]);0;IF([.Q12]&lt;[.$Y$4];1;IF([.Q12]&lt;[.$Y$5];-1;IF([.Q12]&lt;[.$Y$6];1;IF([.Q12]&lt;[.$Y$7];-1;IF([.Q12]&lt;[.$Y$8];1;IF([.Q12]&lt;[.$Y$9];-1;IF([.Q12]&lt;[.$Y$10];1;IF([.Q12]&lt;[.$Y$11];-1;IF([.Q12]&lt;[.$Y$12];1;-1))))))))))" office:value-type="float" office:value="1" calcext:value-type="float">
            <text:p>1</text:p>
          </table:table-cell>
          <table:table-cell table:style-name="ce267" office:value-type="float" office:value="-2" calcext:value-type="float">
            <text:p>-2</text:p>
          </table:table-cell>
          <table:table-cell table:style-name="ce164" table:formula="of:=RANDBETWEEN(1;9)" office:value-type="float" office:value="5" calcext:value-type="float">
            <text:p>5</text:p>
          </table:table-cell>
          <table:table-cell table:style-name="ce357" table:formula="of:=[.S12]*[.U12]" office:value-type="float" office:value="5" calcext:value-type="float">
            <text:p>5</text:p>
          </table:table-cell>
          <table:table-cell table:style-name="ce164" table:formula="of:=RANK([.R12];[.$R$4:.$R$24];0)" office:value-type="float" office:value="7" calcext:value-type="float">
            <text:p>7</text:p>
          </table:table-cell>
          <table:table-cell table:style-name="ce164" table:formula="of:=IF([.Q12]&lt;=[.$S$27];RANK([.W12];[.$W$4]:INDIRECT(CONCATENATE(&quot;W&quot;&amp;[.$S$27]+3));1);&quot;&quot;)">
            <text:p/>
          </table:table-cell>
          <table:table-cell table:style-name="ce164" table:formula="of:=IF([.X12]=&quot;&quot;;&quot;&quot;;INDEX([.$W$4]:INDIRECT(CONCATENATE(&quot;W&quot;&amp;[.$S$27]+3));MATCH([.Q12];[.$X$4]:INDIRECT(CONCATENATE(&quot;X&quot;&amp;[.$S$27]+3));0)))">
            <text:p/>
          </table:table-cell>
          <table:table-cell table:style-name="ce164" table:formula="of:=IF([.V12]=0;0;IF(SIGN([.V12]);&quot;+&quot;;&quot;-&quot;))" office:value-type="string" office:string-value="+" calcext:value-type="string">
            <text:p>+</text:p>
          </table:table-cell>
          <table:table-cell table:style-name="ce164" table:formula="of:=SIGN([.V12])" office:value-type="float" office:value="1" calcext:value-type="float">
            <text:p>1</text:p>
          </table:table-cell>
          <table:table-cell table:number-columns-repeated="4"/>
          <table:table-cell table:style-name="ce199" table:number-columns-repeated="932"/>
          <table:table-cell table:style-name="ce210" table:number-columns-repeated="57"/>
          <table:table-cell table:style-name="ce155"/>
          <table:table-cell table:number-columns-repeated="3"/>
        </table:table-row>
        <table:table-row table:style-name="ro3">
          <table:table-cell table:style-name="ce170" office:value-type="string" calcext:value-type="string">
            <text:p>racines</text:p>
          </table:table-cell>
          <table:table-cell table:style-name="ce182" table:formula="of:=IF([.C4]=[Droite.B6];1;0)" office:value-type="float" office:value="0" calcext:value-type="float">
            <text:p>0</text:p>
          </table:table-cell>
          <table:table-cell table:style-name="ce191"/>
          <table:table-cell table:style-name="ce195"/>
          <table:table-cell table:style-name="ce204"/>
          <table:table-cell table:number-columns-repeated="3"/>
          <table:table-cell table:style-name="ce199" table:number-columns-repeated="8"/>
          <table:table-cell table:style-name="ce243" office:value-type="float" office:value="10" calcext:value-type="float">
            <text:p>10</text:p>
          </table:table-cell>
          <table:table-cell table:style-name="ce250" table:formula="of:=RANDBETWEEN(1;1000000)" office:value-type="float" office:value="595702" calcext:value-type="float">
            <text:p>595702</text:p>
          </table:table-cell>
          <table:table-cell table:style-name="ce250" table:formula="of:=IF(OR([.Q13]=[.$Y$4];[.Q13]=[.$Y$5];[.Q13]=[.$Y$6];[.Q13]=[.$Y$7];[.Q13]=[.$Y$8];[.Q13]=[.$Y$9];[.Q13]=[.$Y$10];[.Q13]=[.$Y$11];[.Q13]=[.$Y$12]);0;IF([.Q13]&lt;[.$Y$4];1;IF([.Q13]&lt;[.$Y$5];-1;IF([.Q13]&lt;[.$Y$6];1;IF([.Q13]&lt;[.$Y$7];-1;IF([.Q13]&lt;[.$Y$8];1;IF([.Q13]&lt;[.$Y$9];-1;IF([.Q13]&lt;[.$Y$10];1;IF([.Q13]&lt;[.$Y$11];-1;IF([.Q13]&lt;[.$Y$12];1;-1))))))))))" office:value-type="float" office:value="1" calcext:value-type="float">
            <text:p>1</text:p>
          </table:table-cell>
          <table:table-cell table:style-name="ce268" office:value-type="float" office:value="-1" calcext:value-type="float">
            <text:p>-1</text:p>
          </table:table-cell>
          <table:table-cell table:style-name="ce250" table:formula="of:=RANDBETWEEN(1;9)" office:value-type="float" office:value="5" calcext:value-type="float">
            <text:p>5</text:p>
          </table:table-cell>
          <table:table-cell table:style-name="ce358" table:formula="of:=[.S13]*[.U13]" office:value-type="float" office:value="5" calcext:value-type="float">
            <text:p>5</text:p>
          </table:table-cell>
          <table:table-cell table:style-name="ce250" table:formula="of:=RANK([.R13];[.$R$4:.$R$24];0)" office:value-type="float" office:value="8" calcext:value-type="float">
            <text:p>8</text:p>
          </table:table-cell>
          <table:table-cell table:style-name="ce250" table:formula="of:=IF([.Q13]&lt;=[.$S$27];RANK([.W13];[.$W$4]:INDIRECT(CONCATENATE(&quot;W&quot;&amp;[.$S$27]+3));1);&quot;&quot;)">
            <text:p/>
          </table:table-cell>
          <table:table-cell table:style-name="ce250" table:formula="of:=IF([.X13]=&quot;&quot;;&quot;&quot;;INDEX([.$W$4]:INDIRECT(CONCATENATE(&quot;W&quot;&amp;[.$S$27]+3));MATCH([.Q13];[.$X$4]:INDIRECT(CONCATENATE(&quot;X&quot;&amp;[.$S$27]+3));0)))">
            <text:p/>
          </table:table-cell>
          <table:table-cell table:style-name="ce250" table:formula="of:=IF([.V13]=0;0;IF(SIGN([.V13]);&quot;+&quot;;&quot;-&quot;))" office:value-type="string" office:string-value="+" calcext:value-type="string">
            <text:p>+</text:p>
          </table:table-cell>
          <table:table-cell table:style-name="ce250" table:formula="of:=SIGN([.V13])" office:value-type="float" office:value="1" calcext:value-type="float">
            <text:p>1</text:p>
          </table:table-cell>
          <table:table-cell table:number-columns-repeated="4"/>
          <table:table-cell table:style-name="ce199" table:number-columns-repeated="934"/>
          <table:table-cell table:style-name="ce210" table:number-columns-repeated="56"/>
          <table:table-cell table:number-columns-repeated="3"/>
        </table:table-row>
        <table:table-row table:style-name="ro3">
          <table:table-cell table:style-name="ce162"/>
          <table:table-cell table:style-name="ce177"/>
          <table:table-cell table:style-name="ce184"/>
          <table:table-cell table:style-name="ce194"/>
          <table:table-cell table:style-name="ce201" table:number-columns-repeated="2"/>
          <table:table-cell table:style-name="ce199" table:number-columns-repeated="10"/>
          <table:table-cell table:style-name="ce244" office:value-type="float" office:value="11" calcext:value-type="float">
            <text:p>11</text:p>
          </table:table-cell>
          <table:table-cell table:style-name="ce164" table:formula="of:=RANDBETWEEN(1;1000000)" office:value-type="float" office:value="649126" calcext:value-type="float">
            <text:p>649126</text:p>
          </table:table-cell>
          <table:table-cell table:style-name="ce164" table:formula="of:=IF(OR([.Q14]=[.$Y$4];[.Q14]=[.$Y$5];[.Q14]=[.$Y$6];[.Q14]=[.$Y$7];[.Q14]=[.$Y$8];[.Q14]=[.$Y$9];[.Q14]=[.$Y$10];[.Q14]=[.$Y$11];[.Q14]=[.$Y$12]);0;IF([.Q14]&lt;[.$Y$4];1;IF([.Q14]&lt;[.$Y$5];-1;IF([.Q14]&lt;[.$Y$6];1;IF([.Q14]&lt;[.$Y$7];-1;IF([.Q14]&lt;[.$Y$8];1;IF([.Q14]&lt;[.$Y$9];-1;IF([.Q14]&lt;[.$Y$10];1;IF([.Q14]&lt;[.$Y$11];-1;IF([.Q14]&lt;[.$Y$12];1;-1))))))))))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164" table:formula="of:=RANDBETWEEN(1;9)" office:value-type="float" office:value="5" calcext:value-type="float">
            <text:p>5</text:p>
          </table:table-cell>
          <table:table-cell table:style-name="ce359" table:formula="of:=[.S14]*[.U14]" office:value-type="float" office:value="5" calcext:value-type="float">
            <text:p>5</text:p>
          </table:table-cell>
          <table:table-cell table:style-name="ce164" table:formula="of:=RANK([.R14];[.$R$4:.$R$24];0)" office:value-type="float" office:value="4" calcext:value-type="float">
            <text:p>4</text:p>
          </table:table-cell>
          <table:table-cell table:style-name="ce164" table:formula="of:=IF([.Q14]&lt;=[.$S$27];RANK([.W14];[.$W$4]:INDIRECT(CONCATENATE(&quot;W&quot;&amp;[.$S$27]+3));1);&quot;&quot;)">
            <text:p/>
          </table:table-cell>
          <table:table-cell table:style-name="ce164" table:formula="of:=IF([.X14]=&quot;&quot;;&quot;&quot;;INDEX([.$W$4]:INDIRECT(CONCATENATE(&quot;W&quot;&amp;[.$S$27]+3));MATCH([.Q14];[.$X$4]:INDIRECT(CONCATENATE(&quot;X&quot;&amp;[.$S$27]+3));0)))">
            <text:p/>
          </table:table-cell>
          <table:table-cell table:style-name="ce164" table:formula="of:=IF([.V14]=0;0;IF(SIGN([.V14]);&quot;+&quot;;&quot;-&quot;))" office:value-type="string" office:string-value="+" calcext:value-type="string">
            <text:p>+</text:p>
          </table:table-cell>
          <table:table-cell table:style-name="ce164" table:formula="of:=SIGN([.V14])" office:value-type="float" office:value="1" calcext:value-type="float">
            <text:p>1</text:p>
          </table:table-cell>
          <table:table-cell table:number-columns-repeated="4"/>
          <table:table-cell table:style-name="ce199" table:number-columns-repeated="934"/>
          <table:table-cell table:style-name="ce210" table:number-columns-repeated="56"/>
          <table:table-cell table:number-columns-repeated="3"/>
        </table:table-row>
        <table:table-row table:style-name="ro3">
          <table:table-cell table:style-name="ce171" table:number-columns-repeated="3"/>
          <table:table-cell table:style-name="ce196"/>
          <table:table-cell table:style-name="ce205" table:number-columns-repeated="2"/>
          <table:table-cell table:number-columns-repeated="10"/>
          <table:table-cell table:style-name="ce243" office:value-type="float" office:value="12" calcext:value-type="float">
            <text:p>12</text:p>
          </table:table-cell>
          <table:table-cell table:style-name="ce250" table:formula="of:=RANDBETWEEN(1;1000000)" office:value-type="float" office:value="89472" calcext:value-type="float">
            <text:p>89472</text:p>
          </table:table-cell>
          <table:table-cell table:style-name="ce250" table:formula="of:=IF(OR([.Q15]=[.$Y$4];[.Q15]=[.$Y$5];[.Q15]=[.$Y$6];[.Q15]=[.$Y$7];[.Q15]=[.$Y$8];[.Q15]=[.$Y$9];[.Q15]=[.$Y$10];[.Q15]=[.$Y$11];[.Q15]=[.$Y$12]);0;IF([.Q15]&lt;[.$Y$4];1;IF([.Q15]&lt;[.$Y$5];-1;IF([.Q15]&lt;[.$Y$6];1;IF([.Q15]&lt;[.$Y$7];-1;IF([.Q15]&lt;[.$Y$8];1;IF([.Q15]&lt;[.$Y$9];-1;IF([.Q15]&lt;[.$Y$10];1;IF([.Q15]&lt;[.$Y$11];-1;IF([.Q15]&lt;[.$Y$12];1;-1))))))))))" office:value-type="float" office:value="1" calcext:value-type="float">
            <text:p>1</text:p>
          </table:table-cell>
          <table:table-cell table:style-name="ce270" office:value-type="float" office:value="1" calcext:value-type="float">
            <text:p>1</text:p>
          </table:table-cell>
          <table:table-cell table:style-name="ce250" table:formula="of:=RANDBETWEEN(1;9)" office:value-type="float" office:value="4" calcext:value-type="float">
            <text:p>4</text:p>
          </table:table-cell>
          <table:table-cell table:style-name="ce360" table:formula="of:=[.S15]*[.U15]" office:value-type="float" office:value="4" calcext:value-type="float">
            <text:p>4</text:p>
          </table:table-cell>
          <table:table-cell table:style-name="ce250" table:formula="of:=RANK([.R15];[.$R$4:.$R$24];0)" office:value-type="float" office:value="19" calcext:value-type="float">
            <text:p>19</text:p>
          </table:table-cell>
          <table:table-cell table:style-name="ce250" table:formula="of:=IF([.Q15]&lt;=[.$S$27];RANK([.W15];[.$W$4]:INDIRECT(CONCATENATE(&quot;W&quot;&amp;[.$S$27]+3));1);&quot;&quot;)">
            <text:p/>
          </table:table-cell>
          <table:table-cell table:style-name="ce250" table:formula="of:=IF([.X15]=&quot;&quot;;&quot;&quot;;INDEX([.$W$4]:INDIRECT(CONCATENATE(&quot;W&quot;&amp;[.$S$27]+3));MATCH([.Q15];[.$X$4]:INDIRECT(CONCATENATE(&quot;X&quot;&amp;[.$S$27]+3));0)))">
            <text:p/>
          </table:table-cell>
          <table:table-cell table:style-name="ce250" table:formula="of:=IF([.V15]=0;0;IF(SIGN([.V15]);&quot;+&quot;;&quot;-&quot;))" office:value-type="string" office:string-value="+" calcext:value-type="string">
            <text:p>+</text:p>
          </table:table-cell>
          <table:table-cell table:style-name="ce250" table:formula="of:=SIGN([.V15]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style-name="ce163" office:value-type="string" calcext:value-type="string">
            <text:p>a</text:p>
          </table:table-cell>
          <table:table-cell table:style-name="ce163" office:value-type="string" calcext:value-type="string">
            <text:p>b</text:p>
          </table:table-cell>
          <table:table-cell table:style-name="ce163" office:value-type="string" calcext:value-type="string">
            <text:p>c</text:p>
          </table:table-cell>
          <table:table-cell table:style-name="ce197"/>
          <table:table-cell table:style-name="ce200" office:value-type="string" calcext:value-type="string">
            <text:p>x</text:p>
          </table:table-cell>
          <table:table-cell table:style-name="ce200" office:value-type="string" calcext:value-type="string">
            <text:p>y</text:p>
          </table:table-cell>
          <table:table-cell table:number-columns-repeated="10"/>
          <table:table-cell table:style-name="ce244" office:value-type="float" office:value="13" calcext:value-type="float">
            <text:p>13</text:p>
          </table:table-cell>
          <table:table-cell table:style-name="ce164" table:formula="of:=RANDBETWEEN(1;1000000)" office:value-type="float" office:value="646464" calcext:value-type="float">
            <text:p>646464</text:p>
          </table:table-cell>
          <table:table-cell table:style-name="ce164" table:formula="of:=IF(OR([.Q16]=[.$Y$4];[.Q16]=[.$Y$5];[.Q16]=[.$Y$6];[.Q16]=[.$Y$7];[.Q16]=[.$Y$8];[.Q16]=[.$Y$9];[.Q16]=[.$Y$10];[.Q16]=[.$Y$11];[.Q16]=[.$Y$12]);0;IF([.Q16]&lt;[.$Y$4];1;IF([.Q16]&lt;[.$Y$5];-1;IF([.Q16]&lt;[.$Y$6];1;IF([.Q16]&lt;[.$Y$7];-1;IF([.Q16]&lt;[.$Y$8];1;IF([.Q16]&lt;[.$Y$9];-1;IF([.Q16]&lt;[.$Y$10];1;IF([.Q16]&lt;[.$Y$11];-1;IF([.Q16]&lt;[.$Y$12];1;-1))))))))))" office:value-type="float" office:value="1" calcext:value-type="float">
            <text:p>1</text:p>
          </table:table-cell>
          <table:table-cell table:style-name="ce271" office:value-type="float" office:value="2" calcext:value-type="float">
            <text:p>2</text:p>
          </table:table-cell>
          <table:table-cell table:style-name="ce164" table:formula="of:=RANDBETWEEN(1;9)" office:value-type="float" office:value="7" calcext:value-type="float">
            <text:p>7</text:p>
          </table:table-cell>
          <table:table-cell table:style-name="ce361" table:formula="of:=[.S16]*[.U16]" office:value-type="float" office:value="7" calcext:value-type="float">
            <text:p>7</text:p>
          </table:table-cell>
          <table:table-cell table:style-name="ce164" table:formula="of:=RANK([.R16];[.$R$4:.$R$24];0)" office:value-type="float" office:value="5" calcext:value-type="float">
            <text:p>5</text:p>
          </table:table-cell>
          <table:table-cell table:style-name="ce164" table:formula="of:=IF([.Q16]&lt;=[.$S$27];RANK([.W16];[.$W$4]:INDIRECT(CONCATENATE(&quot;W&quot;&amp;[.$S$27]+3));1);&quot;&quot;)">
            <text:p/>
          </table:table-cell>
          <table:table-cell table:style-name="ce164" table:formula="of:=IF([.X16]=&quot;&quot;;&quot;&quot;;INDEX([.$W$4]:INDIRECT(CONCATENATE(&quot;W&quot;&amp;[.$S$27]+3));MATCH([.Q16];[.$X$4]:INDIRECT(CONCATENATE(&quot;X&quot;&amp;[.$S$27]+3));0)))">
            <text:p/>
          </table:table-cell>
          <table:table-cell table:style-name="ce164" table:formula="of:=IF([.V16]=0;0;IF(SIGN([.V16]);&quot;+&quot;;&quot;-&quot;))" office:value-type="string" office:string-value="+" calcext:value-type="string">
            <text:p>+</text:p>
          </table:table-cell>
          <table:table-cell table:style-name="ce164" table:formula="of:=SIGN([.V16]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style-name="ce164" table:formula="of:=IF(RANDBETWEEN(1;2)=1;-1;1)*RANDBETWEEN(1;2)/10" office:value-type="float" office:value="0.1" calcext:value-type="float">
            <text:p>0,1</text:p>
          </table:table-cell>
          <table:table-cell table:style-name="ce164" table:formula="of:=-([.A17]*[.A20]+[.A17]*[.B20])" office:value-type="float" office:value="-0.4" calcext:value-type="float">
            <text:p>-0,4</text:p>
          </table:table-cell>
          <table:table-cell table:style-name="ce164" table:formula="of:=[.A17]*[.A20]*[.B20]" office:value-type="float" office:value="-0.5" calcext:value-type="float">
            <text:p>-0,5</text:p>
          </table:table-cell>
          <table:table-cell/>
          <table:table-cell table:style-name="ce164" office:value-type="float" office:value="-10" calcext:value-type="float">
            <text:p>-10</text:p>
          </table:table-cell>
          <table:table-cell table:style-name="ce164" table:formula="of:=[.$A$17]*[.E17]^2+[.$B$17]*[.E17]+[.$C$17]" office:value-type="float" office:value="13.5" calcext:value-type="float">
            <text:p>13,5</text:p>
          </table:table-cell>
          <table:table-cell table:number-columns-repeated="10"/>
          <table:table-cell table:style-name="ce243" office:value-type="float" office:value="14" calcext:value-type="float">
            <text:p>14</text:p>
          </table:table-cell>
          <table:table-cell table:style-name="ce250" table:formula="of:=RANDBETWEEN(1;1000000)" office:value-type="float" office:value="418833" calcext:value-type="float">
            <text:p>418833</text:p>
          </table:table-cell>
          <table:table-cell table:style-name="ce250" table:formula="of:=IF(OR([.Q17]=[.$Y$4];[.Q17]=[.$Y$5];[.Q17]=[.$Y$6];[.Q17]=[.$Y$7];[.Q17]=[.$Y$8];[.Q17]=[.$Y$9];[.Q17]=[.$Y$10];[.Q17]=[.$Y$11];[.Q17]=[.$Y$12]);0;IF([.Q17]&lt;[.$Y$4];1;IF([.Q17]&lt;[.$Y$5];-1;IF([.Q17]&lt;[.$Y$6];1;IF([.Q17]&lt;[.$Y$7];-1;IF([.Q17]&lt;[.$Y$8];1;IF([.Q17]&lt;[.$Y$9];-1;IF([.Q17]&lt;[.$Y$10];1;IF([.Q17]&lt;[.$Y$11];-1;IF([.Q17]&lt;[.$Y$12];1;-1))))))))))" office:value-type="float" office:value="0" calcext:value-type="float">
            <text:p>0</text:p>
          </table:table-cell>
          <table:table-cell table:style-name="ce272" office:value-type="float" office:value="3" calcext:value-type="float">
            <text:p>3</text:p>
          </table:table-cell>
          <table:table-cell table:style-name="ce250" table:formula="of:=RANDBETWEEN(1;9)" office:value-type="float" office:value="2" calcext:value-type="float">
            <text:p>2</text:p>
          </table:table-cell>
          <table:table-cell table:style-name="ce362" table:formula="of:=[.S17]*[.U17]" office:value-type="float" office:value="0" calcext:value-type="float">
            <text:p>0</text:p>
          </table:table-cell>
          <table:table-cell table:style-name="ce250" table:formula="of:=RANK([.R17];[.$R$4:.$R$24];0)" office:value-type="float" office:value="11" calcext:value-type="float">
            <text:p>11</text:p>
          </table:table-cell>
          <table:table-cell table:style-name="ce250" table:formula="of:=IF([.Q17]&lt;=[.$S$27];RANK([.W17];[.$W$4]:INDIRECT(CONCATENATE(&quot;W&quot;&amp;[.$S$27]+3));1);&quot;&quot;)">
            <text:p/>
          </table:table-cell>
          <table:table-cell table:style-name="ce250" table:formula="of:=IF([.X17]=&quot;&quot;;&quot;&quot;;INDEX([.$W$4]:INDIRECT(CONCATENATE(&quot;W&quot;&amp;[.$S$27]+3));MATCH([.Q17];[.$X$4]:INDIRECT(CONCATENATE(&quot;X&quot;&amp;[.$S$27]+3));0)))">
            <text:p/>
          </table:table-cell>
          <table:table-cell table:style-name="ce250" table:formula="of:=IF([.V17]=0;0;IF(SIGN([.V17]);&quot;+&quot;;&quot;-&quot;))" office:value-type="float" office:value="0" calcext:value-type="float">
            <text:p>0</text:p>
          </table:table-cell>
          <table:table-cell table:style-name="ce250" table:formula="of:=SIGN([.V17]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number-columns-repeated="4"/>
          <table:table-cell table:style-name="ce164" office:value-type="float" office:value="-9" calcext:value-type="float">
            <text:p>-9</text:p>
          </table:table-cell>
          <table:table-cell table:style-name="ce164" table:formula="of:=[.$A$17]*[.E18]^2+[.$B$17]*[.E18]+[.$C$17]" office:value-type="float" office:value="11.2" calcext:value-type="float">
            <text:p>11,2</text:p>
          </table:table-cell>
          <table:table-cell table:number-columns-repeated="10"/>
          <table:table-cell table:style-name="ce244" office:value-type="float" office:value="15" calcext:value-type="float">
            <text:p>15</text:p>
          </table:table-cell>
          <table:table-cell table:style-name="ce164" table:formula="of:=RANDBETWEEN(1;1000000)" office:value-type="float" office:value="64553" calcext:value-type="float">
            <text:p>64553</text:p>
          </table:table-cell>
          <table:table-cell table:style-name="ce164" table:formula="of:=IF(OR([.Q18]=[.$Y$4];[.Q18]=[.$Y$5];[.Q18]=[.$Y$6];[.Q18]=[.$Y$7];[.Q18]=[.$Y$8];[.Q18]=[.$Y$9];[.Q18]=[.$Y$10];[.Q18]=[.$Y$11];[.Q18]=[.$Y$12]);0;IF([.Q18]&lt;[.$Y$4];1;IF([.Q18]&lt;[.$Y$5];-1;IF([.Q18]&lt;[.$Y$6];1;IF([.Q18]&lt;[.$Y$7];-1;IF([.Q18]&lt;[.$Y$8];1;IF([.Q18]&lt;[.$Y$9];-1;IF([.Q18]&lt;[.$Y$10];1;IF([.Q18]&lt;[.$Y$11];-1;IF([.Q18]&lt;[.$Y$12];1;-1))))))))))" office:value-type="float" office:value="0" calcext:value-type="float">
            <text:p>0</text:p>
          </table:table-cell>
          <table:table-cell table:style-name="ce273" office:value-type="float" office:value="4" calcext:value-type="float">
            <text:p>4</text:p>
          </table:table-cell>
          <table:table-cell table:style-name="ce164" table:formula="of:=RANDBETWEEN(1;9)" office:value-type="float" office:value="9" calcext:value-type="float">
            <text:p>9</text:p>
          </table:table-cell>
          <table:table-cell table:style-name="ce363" table:formula="of:=[.S18]*[.U18]" office:value-type="float" office:value="0" calcext:value-type="float">
            <text:p>0</text:p>
          </table:table-cell>
          <table:table-cell table:style-name="ce164" table:formula="of:=RANK([.R18];[.$R$4:.$R$24];0)" office:value-type="float" office:value="21" calcext:value-type="float">
            <text:p>21</text:p>
          </table:table-cell>
          <table:table-cell table:style-name="ce164" table:formula="of:=IF([.Q18]&lt;=[.$S$27];RANK([.W18];[.$W$4]:INDIRECT(CONCATENATE(&quot;W&quot;&amp;[.$S$27]+3));1);&quot;&quot;)">
            <text:p/>
          </table:table-cell>
          <table:table-cell table:style-name="ce164" table:formula="of:=IF([.X18]=&quot;&quot;;&quot;&quot;;INDEX([.$W$4]:INDIRECT(CONCATENATE(&quot;W&quot;&amp;[.$S$27]+3));MATCH([.Q18];[.$X$4]:INDIRECT(CONCATENATE(&quot;X&quot;&amp;[.$S$27]+3));0)))">
            <text:p/>
          </table:table-cell>
          <table:table-cell table:style-name="ce164" table:formula="of:=IF([.V18]=0;0;IF(SIGN([.V18]);&quot;+&quot;;&quot;-&quot;))" office:value-type="float" office:value="0" calcext:value-type="float">
            <text:p>0</text:p>
          </table:table-cell>
          <table:table-cell table:style-name="ce164" table:formula="of:=SIGN([.V18])" office:value-type="float" office:value="0" calcext:value-type="float">
            <text:p>0</text:p>
          </table:table-cell>
          <table:table-cell table:number-columns-repeated="997"/>
        </table:table-row>
        <table:table-row table:style-name="ro13">
          <table:table-cell table:style-name="ce172" office:value-type="string" calcext:value-type="string">
            <text:p><text:span text:style-name="T5">x</text:span><text:span text:style-name="T8">1</text:span></text:p>
          </table:table-cell>
          <table:table-cell table:style-name="ce172" office:value-type="string" calcext:value-type="string">
            <text:p><text:span text:style-name="T5">x</text:span><text:span text:style-name="T8">2</text:span></text:p>
          </table:table-cell>
          <table:table-cell table:number-columns-repeated="2"/>
          <table:table-cell table:style-name="ce164" office:value-type="float" office:value="-8" calcext:value-type="float">
            <text:p>-8</text:p>
          </table:table-cell>
          <table:table-cell table:style-name="ce164" table:formula="of:=[.$A$17]*[.E19]^2+[.$B$17]*[.E19]+[.$C$17]" office:value-type="float" office:value="9.1" calcext:value-type="float">
            <text:p>9,1</text:p>
          </table:table-cell>
          <table:table-cell table:number-columns-repeated="10"/>
          <table:table-cell table:style-name="ce243" office:value-type="float" office:value="16" calcext:value-type="float">
            <text:p>16</text:p>
          </table:table-cell>
          <table:table-cell table:style-name="ce250" table:formula="of:=RANDBETWEEN(1;1000000)" office:value-type="float" office:value="246224" calcext:value-type="float">
            <text:p>246224</text:p>
          </table:table-cell>
          <table:table-cell table:style-name="ce250" table:formula="of:=IF(OR([.Q19]=[.$Y$4];[.Q19]=[.$Y$5];[.Q19]=[.$Y$6];[.Q19]=[.$Y$7];[.Q19]=[.$Y$8];[.Q19]=[.$Y$9];[.Q19]=[.$Y$10];[.Q19]=[.$Y$11];[.Q19]=[.$Y$12]);0;IF([.Q19]&lt;[.$Y$4];1;IF([.Q19]&lt;[.$Y$5];-1;IF([.Q19]&lt;[.$Y$6];1;IF([.Q19]&lt;[.$Y$7];-1;IF([.Q19]&lt;[.$Y$8];1;IF([.Q19]&lt;[.$Y$9];-1;IF([.Q19]&lt;[.$Y$10];1;IF([.Q19]&lt;[.$Y$11];-1;IF([.Q19]&lt;[.$Y$12];1;-1))))))))))" office:value-type="float" office:value="1" calcext:value-type="float">
            <text:p>1</text:p>
          </table:table-cell>
          <table:table-cell table:style-name="ce274" office:value-type="float" office:value="5" calcext:value-type="float">
            <text:p>5</text:p>
          </table:table-cell>
          <table:table-cell table:style-name="ce250" table:formula="of:=RANDBETWEEN(1;9)" office:value-type="float" office:value="5" calcext:value-type="float">
            <text:p>5</text:p>
          </table:table-cell>
          <table:table-cell table:style-name="ce364" table:formula="of:=[.S19]*[.U19]" office:value-type="float" office:value="5" calcext:value-type="float">
            <text:p>5</text:p>
          </table:table-cell>
          <table:table-cell table:style-name="ce250" table:formula="of:=RANK([.R19];[.$R$4:.$R$24];0)" office:value-type="float" office:value="17" calcext:value-type="float">
            <text:p>17</text:p>
          </table:table-cell>
          <table:table-cell table:style-name="ce250" table:formula="of:=IF([.Q19]&lt;=[.$S$27];RANK([.W19];[.$W$4]:INDIRECT(CONCATENATE(&quot;W&quot;&amp;[.$S$27]+3));1);&quot;&quot;)">
            <text:p/>
          </table:table-cell>
          <table:table-cell table:style-name="ce250" table:formula="of:=IF([.X19]=&quot;&quot;;&quot;&quot;;INDEX([.$W$4]:INDIRECT(CONCATENATE(&quot;W&quot;&amp;[.$S$27]+3));MATCH([.Q19];[.$X$4]:INDIRECT(CONCATENATE(&quot;X&quot;&amp;[.$S$27]+3));0)))">
            <text:p/>
          </table:table-cell>
          <table:table-cell table:style-name="ce250" table:formula="of:=IF([.V19]=0;0;IF(SIGN([.V19]);&quot;+&quot;;&quot;-&quot;))" office:value-type="string" office:string-value="+" calcext:value-type="string">
            <text:p>+</text:p>
          </table:table-cell>
          <table:table-cell table:style-name="ce250" table:formula="of:=SIGN([.V19]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style-name="ce164" table:formula="of:=RANDBETWEEN(-6;-1)" office:value-type="float" office:value="-1" calcext:value-type="float">
            <text:p>-1</text:p>
          </table:table-cell>
          <table:table-cell table:style-name="ce164" table:formula="of:=RANDBETWEEN(0;6)" office:value-type="float" office:value="5" calcext:value-type="float">
            <text:p>5</text:p>
          </table:table-cell>
          <table:table-cell table:number-columns-repeated="2"/>
          <table:table-cell table:style-name="ce164" office:value-type="float" office:value="-7" calcext:value-type="float">
            <text:p>-7</text:p>
          </table:table-cell>
          <table:table-cell table:style-name="ce164" table:formula="of:=[.$A$17]*[.E20]^2+[.$B$17]*[.E20]+[.$C$17]" office:value-type="float" office:value="7.2" calcext:value-type="float">
            <text:p>7,2</text:p>
          </table:table-cell>
          <table:table-cell table:number-columns-repeated="10"/>
          <table:table-cell table:style-name="ce244" office:value-type="float" office:value="17" calcext:value-type="float">
            <text:p>17</text:p>
          </table:table-cell>
          <table:table-cell table:style-name="ce164" table:formula="of:=RANDBETWEEN(1;1000000)" office:value-type="float" office:value="632180" calcext:value-type="float">
            <text:p>632180</text:p>
          </table:table-cell>
          <table:table-cell table:style-name="ce164" table:formula="of:=IF(OR([.Q20]=[.$Y$4];[.Q20]=[.$Y$5];[.Q20]=[.$Y$6];[.Q20]=[.$Y$7];[.Q20]=[.$Y$8];[.Q20]=[.$Y$9];[.Q20]=[.$Y$10];[.Q20]=[.$Y$11];[.Q20]=[.$Y$12]);0;IF([.Q20]&lt;[.$Y$4];1;IF([.Q20]&lt;[.$Y$5];-1;IF([.Q20]&lt;[.$Y$6];1;IF([.Q20]&lt;[.$Y$7];-1;IF([.Q20]&lt;[.$Y$8];1;IF([.Q20]&lt;[.$Y$9];-1;IF([.Q20]&lt;[.$Y$10];1;IF([.Q20]&lt;[.$Y$11];-1;IF([.Q20]&lt;[.$Y$12];1;-1))))))))))" office:value-type="float" office:value="1" calcext:value-type="float">
            <text:p>1</text:p>
          </table:table-cell>
          <table:table-cell table:style-name="ce275" office:value-type="float" office:value="6" calcext:value-type="float">
            <text:p>6</text:p>
          </table:table-cell>
          <table:table-cell table:style-name="ce164" table:formula="of:=RANDBETWEEN(1;9)" office:value-type="float" office:value="4" calcext:value-type="float">
            <text:p>4</text:p>
          </table:table-cell>
          <table:table-cell table:style-name="ce365" table:formula="of:=[.S20]*[.U20]" office:value-type="float" office:value="4" calcext:value-type="float">
            <text:p>4</text:p>
          </table:table-cell>
          <table:table-cell table:style-name="ce164" table:formula="of:=RANK([.R20];[.$R$4:.$R$24];0)" office:value-type="float" office:value="6" calcext:value-type="float">
            <text:p>6</text:p>
          </table:table-cell>
          <table:table-cell table:style-name="ce164" table:formula="of:=IF([.Q20]&lt;=[.$S$27];RANK([.W20];[.$W$4]:INDIRECT(CONCATENATE(&quot;W&quot;&amp;[.$S$27]+3));1);&quot;&quot;)">
            <text:p/>
          </table:table-cell>
          <table:table-cell table:style-name="ce164" table:formula="of:=IF([.X20]=&quot;&quot;;&quot;&quot;;INDEX([.$W$4]:INDIRECT(CONCATENATE(&quot;W&quot;&amp;[.$S$27]+3));MATCH([.Q20];[.$X$4]:INDIRECT(CONCATENATE(&quot;X&quot;&amp;[.$S$27]+3));0)))">
            <text:p/>
          </table:table-cell>
          <table:table-cell table:style-name="ce164" table:formula="of:=IF([.V20]=0;0;IF(SIGN([.V20]);&quot;+&quot;;&quot;-&quot;))" office:value-type="string" office:string-value="+" calcext:value-type="string">
            <text:p>+</text:p>
          </table:table-cell>
          <table:table-cell table:style-name="ce164" table:formula="of:=SIGN([.V20]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number-columns-repeated="4"/>
          <table:table-cell table:style-name="ce164" office:value-type="float" office:value="-6" calcext:value-type="float">
            <text:p>-6</text:p>
          </table:table-cell>
          <table:table-cell table:style-name="ce164" table:formula="of:=[.$A$17]*[.E21]^2+[.$B$17]*[.E21]+[.$C$17]" office:value-type="float" office:value="5.5" calcext:value-type="float">
            <text:p>5,5</text:p>
          </table:table-cell>
          <table:table-cell table:number-columns-repeated="10"/>
          <table:table-cell table:style-name="ce243" office:value-type="float" office:value="18" calcext:value-type="float">
            <text:p>18</text:p>
          </table:table-cell>
          <table:table-cell table:style-name="ce250" table:formula="of:=RANDBETWEEN(1;1000000)" office:value-type="float" office:value="592790" calcext:value-type="float">
            <text:p>592790</text:p>
          </table:table-cell>
          <table:table-cell table:style-name="ce250" table:formula="of:=IF(OR([.Q21]=[.$Y$4];[.Q21]=[.$Y$5];[.Q21]=[.$Y$6];[.Q21]=[.$Y$7];[.Q21]=[.$Y$8];[.Q21]=[.$Y$9];[.Q21]=[.$Y$10];[.Q21]=[.$Y$11];[.Q21]=[.$Y$12]);0;IF([.Q21]&lt;[.$Y$4];1;IF([.Q21]&lt;[.$Y$5];-1;IF([.Q21]&lt;[.$Y$6];1;IF([.Q21]&lt;[.$Y$7];-1;IF([.Q21]&lt;[.$Y$8];1;IF([.Q21]&lt;[.$Y$9];-1;IF([.Q21]&lt;[.$Y$10];1;IF([.Q21]&lt;[.$Y$11];-1;IF([.Q21]&lt;[.$Y$12];1;-1))))))))))" office:value-type="float" office:value="0" calcext:value-type="float">
            <text:p>0</text:p>
          </table:table-cell>
          <table:table-cell table:style-name="ce282" office:value-type="float" office:value="7" calcext:value-type="float">
            <text:p>7</text:p>
          </table:table-cell>
          <table:table-cell table:style-name="ce250" table:formula="of:=RANDBETWEEN(1;9)" office:value-type="float" office:value="8" calcext:value-type="float">
            <text:p>8</text:p>
          </table:table-cell>
          <table:table-cell table:style-name="ce366" table:formula="of:=[.S21]*[.U21]" office:value-type="float" office:value="0" calcext:value-type="float">
            <text:p>0</text:p>
          </table:table-cell>
          <table:table-cell table:style-name="ce250" table:formula="of:=RANK([.R21];[.$R$4:.$R$24];0)" office:value-type="float" office:value="9" calcext:value-type="float">
            <text:p>9</text:p>
          </table:table-cell>
          <table:table-cell table:style-name="ce250" table:formula="of:=IF([.Q21]&lt;=[.$S$27];RANK([.W21];[.$W$4]:INDIRECT(CONCATENATE(&quot;W&quot;&amp;[.$S$27]+3));1);&quot;&quot;)">
            <text:p/>
          </table:table-cell>
          <table:table-cell table:style-name="ce250" table:formula="of:=IF([.X21]=&quot;&quot;;&quot;&quot;;INDEX([.$W$4]:INDIRECT(CONCATENATE(&quot;W&quot;&amp;[.$S$27]+3));MATCH([.Q21];[.$X$4]:INDIRECT(CONCATENATE(&quot;X&quot;&amp;[.$S$27]+3));0)))">
            <text:p/>
          </table:table-cell>
          <table:table-cell table:style-name="ce250" table:formula="of:=IF([.V21]=0;0;IF(SIGN([.V21]);&quot;+&quot;;&quot;-&quot;))" office:value-type="float" office:value="0" calcext:value-type="float">
            <text:p>0</text:p>
          </table:table-cell>
          <table:table-cell table:style-name="ce250" table:formula="of:=SIGN([.V21])" office:value-type="float" office:value="0" calcext:value-type="float">
            <text:p>0</text:p>
          </table:table-cell>
          <table:table-cell table:number-columns-repeated="997"/>
        </table:table-row>
        <table:table-row table:style-name="ro13">
          <table:table-cell table:style-name="ce173" office:value-type="string" calcext:value-type="string">
            <text:p><text:span text:style-name="T5">x</text:span><text:span text:style-name="T8">max</text:span></text:p>
          </table:table-cell>
          <table:table-cell table:style-name="ce173" office:value-type="string" calcext:value-type="string">
            <text:p><text:span text:style-name="T5">y</text:span><text:span text:style-name="T8">max</text:span></text:p>
          </table:table-cell>
          <table:table-cell table:number-columns-repeated="2"/>
          <table:table-cell table:style-name="ce164" office:value-type="float" office:value="-5" calcext:value-type="float">
            <text:p>-5</text:p>
          </table:table-cell>
          <table:table-cell table:style-name="ce164" table:formula="of:=[.$A$17]*[.E22]^2+[.$B$17]*[.E22]+[.$C$17]" office:value-type="float" office:value="4" calcext:value-type="float">
            <text:p>4</text:p>
          </table:table-cell>
          <table:table-cell table:number-columns-repeated="10"/>
          <table:table-cell table:style-name="ce244" office:value-type="float" office:value="19" calcext:value-type="float">
            <text:p>19</text:p>
          </table:table-cell>
          <table:table-cell table:style-name="ce164" table:formula="of:=RANDBETWEEN(1;1000000)" office:value-type="float" office:value="87385" calcext:value-type="float">
            <text:p>87385</text:p>
          </table:table-cell>
          <table:table-cell table:style-name="ce164" table:formula="of:=IF(OR([.Q22]=[.$Y$4];[.Q22]=[.$Y$5];[.Q22]=[.$Y$6];[.Q22]=[.$Y$7];[.Q22]=[.$Y$8];[.Q22]=[.$Y$9];[.Q22]=[.$Y$10];[.Q22]=[.$Y$11];[.Q22]=[.$Y$12]);0;IF([.Q22]&lt;[.$Y$4];1;IF([.Q22]&lt;[.$Y$5];-1;IF([.Q22]&lt;[.$Y$6];1;IF([.Q22]&lt;[.$Y$7];-1;IF([.Q22]&lt;[.$Y$8];1;IF([.Q22]&lt;[.$Y$9];-1;IF([.Q22]&lt;[.$Y$10];1;IF([.Q22]&lt;[.$Y$11];-1;IF([.Q22]&lt;[.$Y$12];1;-1))))))))))" office:value-type="float" office:value="-1" calcext:value-type="float">
            <text:p>-1</text:p>
          </table:table-cell>
          <table:table-cell table:style-name="ce283" office:value-type="float" office:value="8" calcext:value-type="float">
            <text:p>8</text:p>
          </table:table-cell>
          <table:table-cell table:style-name="ce164" table:formula="of:=RANDBETWEEN(1;9)" office:value-type="float" office:value="7" calcext:value-type="float">
            <text:p>7</text:p>
          </table:table-cell>
          <table:table-cell table:style-name="ce367" table:formula="of:=[.S22]*[.U22]" office:value-type="float" office:value="-7" calcext:value-type="float">
            <text:p>-7</text:p>
          </table:table-cell>
          <table:table-cell table:style-name="ce164" table:formula="of:=RANK([.R22];[.$R$4:.$R$24];0)" office:value-type="float" office:value="20" calcext:value-type="float">
            <text:p>20</text:p>
          </table:table-cell>
          <table:table-cell table:style-name="ce164" table:formula="of:=IF([.Q22]&lt;=[.$S$27];RANK([.W22];[.$W$4]:INDIRECT(CONCATENATE(&quot;W&quot;&amp;[.$S$27]+3));1);&quot;&quot;)">
            <text:p/>
          </table:table-cell>
          <table:table-cell table:style-name="ce164" table:formula="of:=IF([.X22]=&quot;&quot;;&quot;&quot;;INDEX([.$W$4]:INDIRECT(CONCATENATE(&quot;W&quot;&amp;[.$S$27]+3));MATCH([.Q22];[.$X$4]:INDIRECT(CONCATENATE(&quot;X&quot;&amp;[.$S$27]+3));0)))">
            <text:p/>
          </table:table-cell>
          <table:table-cell table:style-name="ce164" table:formula="of:=IF([.V22]=0;0;IF(SIGN([.V22]);&quot;+&quot;;&quot;-&quot;))" office:value-type="string" office:string-value="+" calcext:value-type="string">
            <text:p>+</text:p>
          </table:table-cell>
          <table:table-cell table:style-name="ce164" table:formula="of:=SIGN([.V22])" office:value-type="float" office:value="-1" calcext:value-type="float">
            <text:p>-1</text:p>
          </table:table-cell>
          <table:table-cell table:number-columns-repeated="997"/>
        </table:table-row>
        <table:table-row table:style-name="ro3">
          <table:table-cell table:style-name="ce164" table:formula="of:=-[.B17]/(2*[.A17])" office:value-type="float" office:value="2" calcext:value-type="float">
            <text:p>2</text:p>
          </table:table-cell>
          <table:table-cell table:style-name="ce164" table:formula="of:=[.$A$17]*[.A23]^2+[.$B$17]*[.A23]+[.$C$17]" office:value-type="float" office:value="-0.9" calcext:value-type="float">
            <text:p>-0,9</text:p>
          </table:table-cell>
          <table:table-cell table:number-columns-repeated="2"/>
          <table:table-cell table:style-name="ce164" office:value-type="float" office:value="-4" calcext:value-type="float">
            <text:p>-4</text:p>
          </table:table-cell>
          <table:table-cell table:style-name="ce164" table:formula="of:=[.$A$17]*[.E23]^2+[.$B$17]*[.E23]+[.$C$17]" office:value-type="float" office:value="2.7" calcext:value-type="float">
            <text:p>2,7</text:p>
          </table:table-cell>
          <table:table-cell table:number-columns-repeated="10"/>
          <table:table-cell table:style-name="ce243" office:value-type="float" office:value="20" calcext:value-type="float">
            <text:p>20</text:p>
          </table:table-cell>
          <table:table-cell table:style-name="ce250" table:formula="of:=RANDBETWEEN(1;1000000)" office:value-type="float" office:value="416685" calcext:value-type="float">
            <text:p>416685</text:p>
          </table:table-cell>
          <table:table-cell table:style-name="ce250" table:formula="of:=IF(OR([.Q23]=[.$Y$4];[.Q23]=[.$Y$5];[.Q23]=[.$Y$6];[.Q23]=[.$Y$7];[.Q23]=[.$Y$8];[.Q23]=[.$Y$9];[.Q23]=[.$Y$10];[.Q23]=[.$Y$11];[.Q23]=[.$Y$12]);0;IF([.Q23]&lt;[.$Y$4];1;IF([.Q23]&lt;[.$Y$5];-1;IF([.Q23]&lt;[.$Y$6];1;IF([.Q23]&lt;[.$Y$7];-1;IF([.Q23]&lt;[.$Y$8];1;IF([.Q23]&lt;[.$Y$9];-1;IF([.Q23]&lt;[.$Y$10];1;IF([.Q23]&lt;[.$Y$11];-1;IF([.Q23]&lt;[.$Y$12];1;-1))))))))))" office:value-type="float" office:value="-1" calcext:value-type="float">
            <text:p>-1</text:p>
          </table:table-cell>
          <table:table-cell table:style-name="ce289" office:value-type="float" office:value="9" calcext:value-type="float">
            <text:p>9</text:p>
          </table:table-cell>
          <table:table-cell table:style-name="ce250" table:formula="of:=RANDBETWEEN(1;9)" office:value-type="float" office:value="3" calcext:value-type="float">
            <text:p>3</text:p>
          </table:table-cell>
          <table:table-cell table:style-name="ce368" table:formula="of:=[.S23]*[.U23]" office:value-type="float" office:value="-3" calcext:value-type="float">
            <text:p>-3</text:p>
          </table:table-cell>
          <table:table-cell table:style-name="ce250" table:formula="of:=RANK([.R23];[.$R$4:.$R$24];0)" office:value-type="float" office:value="12" calcext:value-type="float">
            <text:p>12</text:p>
          </table:table-cell>
          <table:table-cell table:style-name="ce250" table:formula="of:=IF([.Q23]&lt;=[.$S$27];RANK([.W23];[.$W$4]:INDIRECT(CONCATENATE(&quot;W&quot;&amp;[.$S$27]+3));1);&quot;&quot;)">
            <text:p/>
          </table:table-cell>
          <table:table-cell table:style-name="ce250" table:formula="of:=IF([.X23]=&quot;&quot;;&quot;&quot;;INDEX([.$W$4]:INDIRECT(CONCATENATE(&quot;W&quot;&amp;[.$S$27]+3));MATCH([.Q23];[.$X$4]:INDIRECT(CONCATENATE(&quot;X&quot;&amp;[.$S$27]+3));0)))">
            <text:p/>
          </table:table-cell>
          <table:table-cell table:style-name="ce250" table:formula="of:=IF([.V23]=0;0;IF(SIGN([.V23]);&quot;+&quot;;&quot;-&quot;))" office:value-type="string" office:string-value="+" calcext:value-type="string">
            <text:p>+</text:p>
          </table:table-cell>
          <table:table-cell table:style-name="ce250" table:formula="of:=SIGN([.V23])" office:value-type="float" office:value="-1" calcext:value-type="float">
            <text:p>-1</text:p>
          </table:table-cell>
          <table:table-cell table:number-columns-repeated="997"/>
        </table:table-row>
        <table:table-row table:style-name="ro3">
          <table:table-cell table:style-name="ce174" table:formula="of:=-[.B17]/(2*[.A17])" office:value-type="float" office:value="2" calcext:value-type="float">
            <text:p><text:s/>2/1 </text:p>
          </table:table-cell>
          <table:table-cell table:style-name="ce174" table:formula="of:=[.$A$17]*[.A24]^2+[.$B$17]*[.A24]+[.$C$17]" office:value-type="float" office:value="-0.9" calcext:value-type="float">
            <text:p>- 9/10</text:p>
          </table:table-cell>
          <table:table-cell table:number-columns-repeated="2"/>
          <table:table-cell table:style-name="ce164" office:value-type="float" office:value="-3" calcext:value-type="float">
            <text:p>-3</text:p>
          </table:table-cell>
          <table:table-cell table:style-name="ce164" table:formula="of:=[.$A$17]*[.E24]^2+[.$B$17]*[.E24]+[.$C$17]" office:value-type="float" office:value="1.6" calcext:value-type="float">
            <text:p>1,6</text:p>
          </table:table-cell>
          <table:table-cell table:number-columns-repeated="10"/>
          <table:table-cell table:style-name="ce244" office:value-type="float" office:value="21" calcext:value-type="float">
            <text:p>21</text:p>
          </table:table-cell>
          <table:table-cell table:style-name="ce164" table:formula="of:=RANDBETWEEN(1;1000000)" office:value-type="float" office:value="398492" calcext:value-type="float">
            <text:p>398492</text:p>
          </table:table-cell>
          <table:table-cell table:style-name="ce255" table:formula="of:=IF(OR([.Q24]=[.$Y$4];[.Q24]=[.$Y$5];[.Q24]=[.$Y$6];[.Q24]=[.$Y$7];[.Q24]=[.$Y$8];[.Q24]=[.$Y$9];[.Q24]=[.$Y$10];[.Q24]=[.$Y$11];[.Q24]=[.$Y$12]);0;IF([.Q24]&lt;[.$Y$4];1;IF([.Q24]&lt;[.$Y$5];-1;IF([.Q24]&lt;[.$Y$6];1;IF([.Q24]&lt;[.$Y$7];-1;IF([.Q24]&lt;[.$Y$8];1;IF([.Q24]&lt;[.$Y$9];-1;IF([.Q24]&lt;[.$Y$10];1;IF([.Q24]&lt;[.$Y$11];-1;IF([.Q24]&lt;[.$Y$12];1;-1))))))))))" office:value-type="float" office:value="-1" calcext:value-type="float">
            <text:p>-1</text:p>
          </table:table-cell>
          <table:table-cell table:style-name="ce292" office:value-type="float" office:value="10" calcext:value-type="float">
            <text:p>10</text:p>
          </table:table-cell>
          <table:table-cell table:style-name="ce164" table:formula="of:=RANDBETWEEN(1;9)" office:value-type="float" office:value="3" calcext:value-type="float">
            <text:p>3</text:p>
          </table:table-cell>
          <table:table-cell table:style-name="ce369" table:formula="of:=[.S24]*[.U24]" office:value-type="float" office:value="-3" calcext:value-type="float">
            <text:p>-3</text:p>
          </table:table-cell>
          <table:table-cell table:style-name="ce164" table:formula="of:=RANK([.R24];[.$R$4:.$R$24];0)" office:value-type="float" office:value="13" calcext:value-type="float">
            <text:p>13</text:p>
          </table:table-cell>
          <table:table-cell table:style-name="ce164" table:formula="of:=IF([.Q24]&lt;=[.$S$27];RANK([.W24];[.$W$4]:INDIRECT(CONCATENATE(&quot;W&quot;&amp;[.$S$27]+3));1);&quot;&quot;)">
            <text:p/>
          </table:table-cell>
          <table:table-cell table:style-name="ce164" table:formula="of:=IF([.X24]=&quot;&quot;;&quot;&quot;;INDEX([.$W$4]:INDIRECT(CONCATENATE(&quot;W&quot;&amp;[.$S$27]+3));MATCH([.Q24];[.$X$4]:INDIRECT(CONCATENATE(&quot;X&quot;&amp;[.$S$27]+3));0)))">
            <text:p/>
          </table:table-cell>
          <table:table-cell table:style-name="ce164" table:formula="of:=IF([.V24]=0;0;IF(SIGN([.V24]);&quot;+&quot;;&quot;-&quot;))" office:value-type="string" office:string-value="+" calcext:value-type="string">
            <text:p>+</text:p>
          </table:table-cell>
          <table:table-cell table:style-name="ce164" table:formula="of:=SIGN([.V24])" office:value-type="float" office:value="-1" calcext:value-type="float">
            <text:p>-1</text:p>
          </table:table-cell>
          <table:table-cell table:number-columns-repeated="997"/>
        </table:table-row>
        <table:table-row table:style-name="ro3">
          <table:table-cell table:number-columns-repeated="4"/>
          <table:table-cell table:style-name="ce164" office:value-type="float" office:value="-2" calcext:value-type="float">
            <text:p>-2</text:p>
          </table:table-cell>
          <table:table-cell table:style-name="ce164" table:formula="of:=[.$A$17]*[.E25]^2+[.$B$17]*[.E25]+[.$C$17]" office:value-type="float" office:value="0.7" calcext:value-type="float">
            <text:p>0,7</text:p>
          </table:table-cell>
          <table:table-cell table:number-columns-repeated="10"/>
          <table:table-cell table:style-name="ce243"/>
          <table:table-cell table:style-name="ce250"/>
          <table:table-cell table:style-name="ce254" table:formula="of:=IF([.S24]&lt;&gt;0;SIGN([.S24]);IF([.S23]&lt;&gt;0;SIGN([.S23]);IF([.S22]&lt;&gt;0;SIGN([.S22]);IF([.S21]&lt;&gt;0;SIGN([.S21]);IF([.S20]&lt;&gt;0;SIGN([.S20]);IF([.S19]&lt;&gt;0;SIGN([.S19]);SIGN([.S18])))))))" office:value-type="float" office:value="-1" calcext:value-type="float">
            <text:p>-1</text:p>
          </table:table-cell>
          <table:table-cell table:style-name="ce345" office:value-type="float" office:value="11" calcext:value-type="float">
            <text:p>11</text:p>
          </table:table-cell>
          <table:table-cell table:style-name="ce347" table:formula="of:=RANDBETWEEN(1;9)" office:value-type="float" office:value="5" calcext:value-type="float">
            <text:p>5</text:p>
          </table:table-cell>
          <table:table-cell table:style-name="ce370" table:formula="of:=[.S25]*[.U25]" office:value-type="float" office:value="-5" calcext:value-type="float">
            <text:p>-5</text:p>
          </table:table-cell>
          <table:table-cell table:style-name="ce250" table:number-columns-repeated="3"/>
          <table:table-cell table:style-name="ce250" table:formula="of:=IF([.V25]=0;0;IF(SIGN([.V25]);&quot;+&quot;;&quot;-&quot;))" office:value-type="string" office:string-value="+" calcext:value-type="string">
            <text:p>+</text:p>
          </table:table-cell>
          <table:table-cell table:style-name="ce250" table:formula="of:=SIGN([.V25])" office:value-type="float" office:value="-1" calcext:value-type="float">
            <text:p>-1</text:p>
          </table:table-cell>
          <table:table-cell table:number-columns-repeated="997"/>
        </table:table-row>
        <table:table-row table:style-name="ro3">
          <table:table-cell table:number-columns-repeated="4"/>
          <table:table-cell table:style-name="ce164" office:value-type="float" office:value="-1" calcext:value-type="float">
            <text:p>-1</text:p>
          </table:table-cell>
          <table:table-cell table:style-name="ce164" table:formula="of:=[.$A$17]*[.E26]^2+[.$B$17]*[.E26]+[.$C$17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64" office:value-type="float" office:value="0" calcext:value-type="float">
            <text:p>0</text:p>
          </table:table-cell>
          <table:table-cell table:style-name="ce164" table:formula="of:=[.$A$17]*[.E27]^2+[.$B$17]*[.E27]+[.$C$17]" office:value-type="float" office:value="-0.5" calcext:value-type="float">
            <text:p>-0,5</text:p>
          </table:table-cell>
          <table:table-cell table:number-columns-repeated="10"/>
          <table:table-cell table:style-name="ce142" office:value-type="string" calcext:value-type="string" table:number-columns-spanned="2" table:number-rows-spanned="1">
            <text:p>Nombre de racines</text:p>
          </table:table-cell>
          <table:covered-table-cell table:style-name="ce164"/>
          <table:table-cell table:style-name="ce164" table:formula="of:=RANDBETWEEN(2;8)" office:value-type="float" office:value="5" calcext:value-type="float">
            <text:p>5</text:p>
          </table:table-cell>
          <table:table-cell table:number-columns-repeated="1005"/>
        </table:table-row>
        <table:table-row table:style-name="ro13">
          <table:table-cell table:number-columns-repeated="4"/>
          <table:table-cell table:style-name="ce164" office:value-type="float" office:value="1" calcext:value-type="float">
            <text:p>1</text:p>
          </table:table-cell>
          <table:table-cell table:style-name="ce164" table:formula="of:=[.$A$17]*[.E28]^2+[.$B$17]*[.E28]+[.$C$17]" office:value-type="float" office:value="-0.8" calcext:value-type="float">
            <text:p>-0,8</text:p>
          </table:table-cell>
          <table:table-cell table:number-columns-repeated="10"/>
          <table:table-cell table:style-name="ce142" office:value-type="string" calcext:value-type="string" table:number-columns-spanned="2" table:number-rows-spanned="1">
            <text:p>Valeurs des racines</text:p>
          </table:table-cell>
          <table:covered-table-cell table:style-name="ce284"/>
          <table:table-cell table:style-name="ce245" office:value-type="string" calcext:value-type="string">
            <text:p><text:span text:style-name="T6">x</text:span><text:span text:style-name="T8">1</text:span></text:p>
          </table:table-cell>
          <table:table-cell table:style-name="ce245" office:value-type="string" calcext:value-type="string">
            <text:p><text:span text:style-name="T5">x</text:span><text:span text:style-name="T8">2</text:span></text:p>
          </table:table-cell>
          <table:table-cell table:style-name="ce246" office:value-type="string" calcext:value-type="string">
            <text:p><text:span text:style-name="T5">x</text:span><text:span text:style-name="T8">3</text:span></text:p>
          </table:table-cell>
          <table:table-cell table:style-name="ce245" office:value-type="string" calcext:value-type="string">
            <text:p><text:span text:style-name="T5">x</text:span><text:span text:style-name="T8">4</text:span></text:p>
          </table:table-cell>
          <table:table-cell table:style-name="ce245" office:value-type="string" calcext:value-type="string">
            <text:p><text:span text:style-name="T5">x</text:span><text:span text:style-name="T8">5</text:span></text:p>
          </table:table-cell>
          <table:table-cell table:style-name="ce245" office:value-type="string" calcext:value-type="string">
            <text:p><text:span text:style-name="T9">x</text:span><text:span text:style-name="T8">6</text:span></text:p>
          </table:table-cell>
          <table:table-cell table:style-name="ce245" office:value-type="string" calcext:value-type="string">
            <text:p><text:span text:style-name="T5">x</text:span><text:span text:style-name="T8">7</text:span></text:p>
          </table:table-cell>
          <table:table-cell table:style-name="ce247" office:value-type="string" calcext:value-type="string">
            <text:p><text:span text:style-name="T5">x</text:span><text:span text:style-name="T10">8</text:span></text:p>
          </table:table-cell>
          <table:table-cell table:number-columns-repeated="998"/>
        </table:table-row>
        <table:table-row table:style-name="ro13">
          <table:table-cell table:number-columns-repeated="4"/>
          <table:table-cell table:style-name="ce164" office:value-type="float" office:value="2" calcext:value-type="float">
            <text:p>2</text:p>
          </table:table-cell>
          <table:table-cell table:style-name="ce164" table:formula="of:=[.$A$17]*[.E29]^2+[.$B$17]*[.E29]+[.$C$17]" office:value-type="float" office:value="-0.9" calcext:value-type="float">
            <text:p>-0,9</text:p>
          </table:table-cell>
          <table:table-cell table:number-columns-repeated="10"/>
          <table:table-cell table:style-name="ce245" office:value-type="string" calcext:value-type="string">
            <text:p><text:span text:style-name="T6">x</text:span><text:span text:style-name="T8">1</text:span></text:p>
          </table:table-cell>
          <table:table-cell table:style-name="ce252" table:formula="of:=IF([.Y4]=&quot;&quot;;&quot;&quot;;INDEX([.$T$4:.$T$24];[.Y4]))" office:value-type="float" office:value="-10" calcext:value-type="float">
            <text:p>-10</text:p>
          </table:table-cell>
          <table:table-cell table:style-name="ce164" table:formula="of:=[.R29]" office:value-type="float" office:value="-10" calcext:value-type="float">
            <text:p>-10</text:p>
          </table:table-cell>
          <table:table-cell table:style-name="ce164" table:formula="of:=[.R30]" office:value-type="float" office:value="-9" calcext:value-type="float">
            <text:p>-9</text:p>
          </table:table-cell>
          <table:table-cell table:style-name="ce252" table:formula="of:=[.R31]" office:value-type="float" office:value="3" calcext:value-type="float">
            <text:p>3</text:p>
          </table:table-cell>
          <table:table-cell table:style-name="ce252" table:formula="of:=[.R32]" office:value-type="float" office:value="4" calcext:value-type="float">
            <text:p>4</text:p>
          </table:table-cell>
          <table:table-cell table:style-name="ce252" table:formula="of:=[.R33]" office:value-type="float" office:value="7" calcext:value-type="float">
            <text:p>7</text:p>
          </table:table-cell>
          <table:table-cell table:style-name="ce372" table:formula="of:=[.R34]">
            <text:p/>
          </table:table-cell>
          <table:table-cell table:style-name="ce372" table:formula="of:=[.R35]">
            <text:p/>
          </table:table-cell>
          <table:table-cell table:style-name="ce344" table:formula="of:=[.R36]">
            <text:p/>
          </table:table-cell>
          <table:table-cell table:number-columns-repeated="998"/>
        </table:table-row>
        <table:table-row table:style-name="ro13">
          <table:table-cell table:number-columns-repeated="4"/>
          <table:table-cell table:style-name="ce164" office:value-type="float" office:value="3" calcext:value-type="float">
            <text:p>3</text:p>
          </table:table-cell>
          <table:table-cell table:style-name="ce164" table:formula="of:=[.$A$17]*[.E30]^2+[.$B$17]*[.E30]+[.$C$17]" office:value-type="float" office:value="-0.8" calcext:value-type="float">
            <text:p>-0,8</text:p>
          </table:table-cell>
          <table:table-cell table:number-columns-repeated="10"/>
          <table:table-cell table:style-name="ce245" office:value-type="string" calcext:value-type="string">
            <text:p><text:span text:style-name="T5">x</text:span><text:span text:style-name="T8">2</text:span></text:p>
          </table:table-cell>
          <table:table-cell table:style-name="ce252" table:formula="of:=IF([.Y5]=&quot;&quot;;&quot;&quot;;INDEX([.$T$4:.$T$24];[.Y5]))" office:value-type="float" office:value="-9" calcext:value-type="float">
            <text:p>-9</text:p>
          </table:table-cell>
          <table:table-cell table:style-name="ce256" office:value-type="string" calcext:value-type="string" table:number-columns-spanned="9" table:number-rows-spanned="1">
            <text:p>Signe</text:p>
          </table:table-cell>
          <table:covered-table-cell table:number-columns-repeated="8" table:style-name="ce155"/>
          <table:table-cell table:number-columns-repeated="997"/>
        </table:table-row>
        <table:table-row table:style-name="ro13">
          <table:table-cell table:number-columns-repeated="4"/>
          <table:table-cell table:style-name="ce164" office:value-type="float" office:value="4" calcext:value-type="float">
            <text:p>4</text:p>
          </table:table-cell>
          <table:table-cell table:style-name="ce164" table:formula="of:=[.$A$17]*[.E31]^2+[.$B$17]*[.E31]+[.$C$17]" office:value-type="float" office:value="-0.5" calcext:value-type="float">
            <text:p>-0,5</text:p>
          </table:table-cell>
          <table:table-cell table:number-columns-repeated="10"/>
          <table:table-cell table:style-name="ce246" office:value-type="string" calcext:value-type="string">
            <text:p><text:span text:style-name="T5">x</text:span><text:span text:style-name="T8">3</text:span></text:p>
          </table:table-cell>
          <table:table-cell table:style-name="ce252" table:formula="of:=IF([.Y6]=&quot;&quot;;&quot;&quot;;INDEX([.$T$4:.$T$24];[.Y6]))" office:value-type="float" office:value="3" calcext:value-type="float">
            <text:p>3</text:p>
          </table:table-cell>
          <table:table-cell table:style-name="ce250" table:formula="of:=SIGN([.$V$3])" office:value-type="float" office:value="1" calcext:value-type="float">
            <text:p>1</text:p>
          </table:table-cell>
          <table:table-cell table:style-name="ce250" table:formula="of:=[.S31]*-1" office:value-type="float" office:value="-1" calcext:value-type="float">
            <text:p>-1</text:p>
          </table:table-cell>
          <table:table-cell table:style-name="ce250" table:formula="of:=[.T31]*-1" office:value-type="float" office:value="1" calcext:value-type="float">
            <text:p>1</text:p>
          </table:table-cell>
          <table:table-cell table:style-name="ce250" table:formula="of:=[.U31]*-1" office:value-type="float" office:value="-1" calcext:value-type="float">
            <text:p>-1</text:p>
          </table:table-cell>
          <table:table-cell table:style-name="ce250" table:formula="of:=[.V31]*-1" office:value-type="float" office:value="1" calcext:value-type="float">
            <text:p>1</text:p>
          </table:table-cell>
          <table:table-cell table:style-name="ce250" table:formula="of:=[.W31]*-1" office:value-type="float" office:value="-1" calcext:value-type="float">
            <text:p>-1</text:p>
          </table:table-cell>
          <table:table-cell table:style-name="ce250" table:formula="of:=[.X31]*-1" office:value-type="float" office:value="1" calcext:value-type="float">
            <text:p>1</text:p>
          </table:table-cell>
          <table:table-cell table:style-name="ce250" table:formula="of:=[.Y31]*-1" office:value-type="float" office:value="-1" calcext:value-type="float">
            <text:p>-1</text:p>
          </table:table-cell>
          <table:table-cell table:style-name="ce250" table:formula="of:=[.Z31]*-1" office:value-type="float" office:value="1" calcext:value-type="float">
            <text:p>1</text:p>
          </table:table-cell>
          <table:table-cell table:number-columns-repeated="997"/>
        </table:table-row>
        <table:table-row table:style-name="ro13">
          <table:table-cell table:number-columns-repeated="4"/>
          <table:table-cell table:style-name="ce164" office:value-type="float" office:value="5" calcext:value-type="float">
            <text:p>5</text:p>
          </table:table-cell>
          <table:table-cell table:style-name="ce164" table:formula="of:=[.$A$17]*[.E32]^2+[.$B$17]*[.E32]+[.$C$17]" office:value-type="float" office:value="0" calcext:value-type="float">
            <text:p>0</text:p>
          </table:table-cell>
          <table:table-cell table:number-columns-repeated="10"/>
          <table:table-cell table:style-name="ce245" office:value-type="string" calcext:value-type="string">
            <text:p><text:span text:style-name="T5">x</text:span><text:span text:style-name="T8">4</text:span></text:p>
          </table:table-cell>
          <table:table-cell table:style-name="ce252" table:formula="of:=IF([.Y7]=&quot;&quot;;&quot;&quot;;INDEX([.$T$4:.$T$24];[.Y7]))" office:value-type="float" office:value="4" calcext:value-type="float">
            <text:p>4</text:p>
          </table:table-cell>
          <table:table-cell table:style-name="ce164" table:formula="of:=IF([.S29]=&quot;&quot;;&quot;&quot;;IF([.S31]=1;&quot;+&quot;;&quot;-&quot;))" office:value-type="string" office:string-value="+" calcext:value-type="string">
            <text:p>+</text:p>
          </table:table-cell>
          <table:table-cell table:style-name="ce164" table:formula="of:=IF([.T29]=&quot;&quot;;&quot;&quot;;IF([.T31]=1;&quot;+&quot;;&quot;-&quot;))" office:value-type="string" office:string-value="-" calcext:value-type="string">
            <text:p>-</text:p>
          </table:table-cell>
          <table:table-cell table:style-name="ce164" table:formula="of:=IF([.U29]=&quot;&quot;;&quot;&quot;;IF([.U31]=1;&quot;+&quot;;&quot;-&quot;))" office:value-type="string" office:string-value="+" calcext:value-type="string">
            <text:p>+</text:p>
          </table:table-cell>
          <table:table-cell table:style-name="ce164" table:formula="of:=IF([.V29]=&quot;&quot;;&quot;&quot;;IF([.V31]=1;&quot;+&quot;;&quot;-&quot;))" office:value-type="string" office:string-value="-" calcext:value-type="string">
            <text:p>-</text:p>
          </table:table-cell>
          <table:table-cell table:style-name="ce164" table:formula="of:=IF([.W29]=&quot;&quot;;&quot;&quot;;IF([.W31]=1;&quot;+&quot;;&quot;-&quot;))" office:value-type="string" office:string-value="+" calcext:value-type="string">
            <text:p>+</text:p>
          </table:table-cell>
          <table:table-cell table:style-name="ce164" table:formula="of:=IF([.X29]=&quot;&quot;;&quot;&quot;;IF([.X31]=1;&quot;+&quot;;&quot;-&quot;))">
            <text:p/>
          </table:table-cell>
          <table:table-cell table:style-name="ce164" table:formula="of:=IF([.Y29]=&quot;&quot;;&quot;&quot;;IF([.Y31]=1;&quot;+&quot;;&quot;-&quot;))">
            <text:p/>
          </table:table-cell>
          <table:table-cell table:style-name="ce164" table:formula="of:=IF([.Z29]=&quot;&quot;;&quot;&quot;;IF([.Z31]=1;&quot;+&quot;;&quot;-&quot;))">
            <text:p/>
          </table:table-cell>
          <table:table-cell table:style-name="ce164" table:formula="of:=IF([.AA29]=&quot;&quot;;&quot;&quot;;IF([.AA31]=1;&quot;+&quot;;&quot;-&quot;))">
            <text:p/>
          </table:table-cell>
          <table:table-cell table:number-columns-repeated="997"/>
        </table:table-row>
        <table:table-row table:style-name="ro13">
          <table:table-cell table:number-columns-repeated="4"/>
          <table:table-cell table:style-name="ce164" office:value-type="float" office:value="6" calcext:value-type="float">
            <text:p>6</text:p>
          </table:table-cell>
          <table:table-cell table:style-name="ce164" table:formula="of:=[.$A$17]*[.E33]^2+[.$B$17]*[.E33]+[.$C$17]" office:value-type="float" office:value="0.7" calcext:value-type="float">
            <text:p>0,7</text:p>
          </table:table-cell>
          <table:table-cell table:number-columns-repeated="10"/>
          <table:table-cell table:style-name="ce245" office:value-type="string" calcext:value-type="string">
            <text:p><text:span text:style-name="T5">x</text:span><text:span text:style-name="T8">5</text:span></text:p>
          </table:table-cell>
          <table:table-cell table:style-name="ce252" table:formula="of:=IF([.Y8]=&quot;&quot;;&quot;&quot;;INDEX([.$T$4:.$T$24];[.Y8]))" office:value-type="float" office:value="7" calcext:value-type="float">
            <text:p>7</text:p>
          </table:table-cell>
          <table:table-cell table:style-name="ce167"/>
          <table:table-cell table:style-name="ce155"/>
          <table:table-cell table:number-columns-repeated="1004"/>
        </table:table-row>
        <table:table-row table:style-name="ro13">
          <table:table-cell table:number-columns-repeated="4"/>
          <table:table-cell table:style-name="ce164" office:value-type="float" office:value="7" calcext:value-type="float">
            <text:p>7</text:p>
          </table:table-cell>
          <table:table-cell table:style-name="ce164" table:formula="of:=[.$A$17]*[.E34]^2+[.$B$17]*[.E34]+[.$C$17]" office:value-type="float" office:value="1.6" calcext:value-type="float">
            <text:p>1,6</text:p>
          </table:table-cell>
          <table:table-cell table:number-columns-repeated="10"/>
          <table:table-cell table:style-name="ce245" office:value-type="string" calcext:value-type="string">
            <text:p><text:span text:style-name="T9">x</text:span><text:span text:style-name="T8">6</text:span></text:p>
          </table:table-cell>
          <table:table-cell table:style-name="ce252" table:formula="of:=IF([.Y9]=&quot;&quot;;&quot;&quot;;INDEX([.$T$4:.$T$24];[.Y9]))">
            <text:p/>
          </table:table-cell>
          <table:table-cell table:style-name="ce155" table:number-columns-repeated="2"/>
          <table:table-cell table:number-columns-repeated="1004"/>
        </table:table-row>
        <table:table-row table:style-name="ro13">
          <table:table-cell table:number-columns-repeated="4"/>
          <table:table-cell table:style-name="ce164" office:value-type="float" office:value="8" calcext:value-type="float">
            <text:p>8</text:p>
          </table:table-cell>
          <table:table-cell table:style-name="ce164" table:formula="of:=[.$A$17]*[.E35]^2+[.$B$17]*[.E35]+[.$C$17]" office:value-type="float" office:value="2.7" calcext:value-type="float">
            <text:p>2,7</text:p>
          </table:table-cell>
          <table:table-cell table:number-columns-repeated="10"/>
          <table:table-cell table:style-name="ce245" office:value-type="string" calcext:value-type="string">
            <text:p><text:span text:style-name="T5">x</text:span><text:span text:style-name="T8">7</text:span></text:p>
          </table:table-cell>
          <table:table-cell table:style-name="ce252" table:formula="of:=IF([.Y10]=&quot;&quot;;&quot;&quot;;INDEX([.$T$4:.$T$24];[.Y10]))">
            <text:p/>
          </table:table-cell>
          <table:table-cell table:style-name="ce155" table:number-columns-repeated="2"/>
          <table:table-cell table:number-columns-repeated="1004"/>
        </table:table-row>
        <table:table-row table:style-name="ro13">
          <table:table-cell table:number-columns-repeated="4"/>
          <table:table-cell table:style-name="ce164" office:value-type="float" office:value="9" calcext:value-type="float">
            <text:p>9</text:p>
          </table:table-cell>
          <table:table-cell table:style-name="ce164" table:formula="of:=[.$A$17]*[.E36]^2+[.$B$17]*[.E36]+[.$C$17]" office:value-type="float" office:value="4" calcext:value-type="float">
            <text:p>4</text:p>
          </table:table-cell>
          <table:table-cell table:number-columns-repeated="10"/>
          <table:table-cell table:style-name="ce247" office:value-type="string" calcext:value-type="string">
            <text:p><text:span text:style-name="T5">x</text:span><text:span text:style-name="T10">8</text:span></text:p>
          </table:table-cell>
          <table:table-cell table:style-name="ce252" table:formula="of:=IF([.Y11]=&quot;&quot;;&quot;&quot;;INDEX([.$T$4:.$T$24];[.Y11]))">
            <text:p/>
          </table:table-cell>
          <table:table-cell/>
          <table:table-cell table:style-name="ce194"/>
          <table:table-cell table:number-columns-repeated="1004"/>
        </table:table-row>
        <table:table-row table:style-name="ro3">
          <table:table-cell table:number-columns-repeated="4"/>
          <table:table-cell table:style-name="ce164" office:value-type="float" office:value="10" calcext:value-type="float">
            <text:p>10</text:p>
          </table:table-cell>
          <table:table-cell table:style-name="ce164" table:formula="of:=[.$A$17]*[.E37]^2+[.$B$17]*[.E37]+[.$C$17]" office:value-type="float" office:value="5.5" calcext:value-type="float">
            <text:p>5,5</text:p>
          </table:table-cell>
          <table:table-cell table:number-columns-repeated="13"/>
          <table:table-cell table:style-name="ce194"/>
          <table:table-cell table:number-columns-repeated="1004"/>
        </table:table-row>
        <table:table-row table:style-name="ro3">
          <table:table-cell table:number-columns-repeated="19"/>
          <table:table-cell table:style-name="ce194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165" office:value-type="string" calcext:value-type="string">
            <text:p>x</text:p>
          </table:table-cell>
          <table:table-cell table:style-name="ce178" office:value-type="float" office:value="-10" calcext:value-type="float">
            <text:p>-10</text:p>
          </table:table-cell>
          <table:table-cell table:style-name="ce187" table:formula="of:=[.A20]" office:value-type="float" office:value="-1" calcext:value-type="float" table:number-columns-spanned="2" table:number-rows-spanned="1">
            <text:p>-1</text:p>
          </table:table-cell>
          <table:covered-table-cell table:style-name="ce188" table:formula="of:=#REF!" office:value-type="string" office:string-value="" calcext:value-type="error">
            <text:p>#RÉF !</text:p>
          </table:covered-table-cell>
          <table:table-cell table:style-name="ce188"/>
          <table:table-cell table:style-name="ce187" table:formula="of:=[.B20]" office:value-type="float" office:value="5" calcext:value-type="float" table:number-columns-spanned="2" table:number-rows-spanned="1">
            <text:p>5</text:p>
          </table:table-cell>
          <table:covered-table-cell table:style-name="ce208"/>
          <table:table-cell table:style-name="ce202" office:value-type="float" office:value="10" calcext:value-type="float">
            <text:p>10</text:p>
          </table:table-cell>
          <table:table-cell table:number-columns-repeated="8"/>
          <table:table-cell table:style-name="ce280"/>
          <table:table-cell table:number-columns-repeated="1007"/>
        </table:table-row>
        <table:table-row table:style-name="ro3">
          <table:table-cell table:style-name="ce166" office:value-type="string" calcext:value-type="string">
            <text:p>Signe de <text:span text:style-name="T5">f </text:span>(<text:span text:style-name="T5">x</text:span>)</text:p>
          </table:table-cell>
          <table:table-cell table:style-name="ce179" table:formula="of:=IF([.$A$17]*([.C40]-1)^2+[.$B$17]*([.C40]-1)+[.$C$17]&gt;0;&quot;+&quot;;&quot;-&quot;)" office:value-type="string" office:string-value="+" calcext:value-type="string">
            <text:p>+</text:p>
          </table:table-cell>
          <table:table-cell table:style-name="ce188" office:value-type="float" office:value="0" calcext:value-type="float" table:number-columns-spanned="2" table:number-rows-spanned="1">
            <text:p>0</text:p>
          </table:table-cell>
          <table:covered-table-cell table:style-name="ce188" table:formula="of:=IF([.$C$29];#REF!;&quot;&quot;)">
            <text:p/>
          </table:covered-table-cell>
          <table:table-cell table:style-name="ce188" table:formula="of:=IF([.$A$17]*(([.C40]+[.F40])/2)^2+[.$B$17]*(([.C40]+[.F40])/2)+[.$C$17]&gt;0;&quot;+&quot;;&quot;-&quot;)" office:value-type="string" office:string-value="-" calcext:value-type="string">
            <text:p>-</text:p>
          </table:table-cell>
          <table:table-cell table:style-name="ce188" office:value-type="float" office:value="0" calcext:value-type="float" table:number-columns-spanned="2" table:number-rows-spanned="1">
            <text:p>0</text:p>
          </table:table-cell>
          <table:covered-table-cell table:style-name="ce188" table:formula="of:=IF([.$C$29];#REF!;&quot;&quot;)">
            <text:p/>
          </table:covered-table-cell>
          <table:table-cell table:style-name="ce209" table:formula="of:=IF([.$A$17]*([.F40]+1)^2+[.$B$17]*([.F40]+1)+[.$C$17]&gt;0;&quot;+&quot;;&quot;-&quot;)" office:value-type="string" office:string-value="+" calcext:value-type="string">
            <text:p>+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142" office:value-type="string" calcext:value-type="string" table:number-columns-spanned="7" table:number-rows-spanned="1">
            <text:p>Tableau points parabole</text:p>
          </table:table-cell>
          <table:covered-table-cell table:style-name="ce167"/>
          <table:covered-table-cell table:style-name="ce189"/>
          <table:covered-table-cell table:number-columns-repeated="4"/>
          <table:table-cell table:number-columns-repeated="1017"/>
        </table:table-row>
        <table:table-row table:style-name="ro3">
          <table:table-cell table:style-name="ce169" office:value-type="string" calcext:value-type="string">
            <text:p>Points</text:p>
          </table:table-cell>
          <table:table-cell table:style-name="ce167"/>
          <table:table-cell table:style-name="ce170" table:formula="of:=IF([.C40]=[Parabole.C10];1;0)" office:value-type="float" office:value="0" calcext:value-type="float">
            <text:p>0</text:p>
          </table:table-cell>
          <table:table-cell table:style-name="ce167"/>
          <table:table-cell table:style-name="ce170" table:formula="of:=IF([.F40]=[Parabole.F10];1;0)" office:value-type="float" office:value="0" calcext:value-type="float">
            <text:p>0</text:p>
          </table:table-cell>
          <table:table-cell table:style-name="ce207"/>
          <table:table-cell table:style-name="ce164" office:value-type="string" calcext:value-type="string">
            <text:p>Total</text:p>
          </table:table-cell>
          <table:table-cell table:number-columns-repeated="1017"/>
        </table:table-row>
        <table:table-row table:style-name="ro3">
          <table:table-cell table:style-name="ce166" office:value-type="string" calcext:value-type="string">
            <text:p>Signe de <text:span text:style-name="T5">f </text:span>(<text:span text:style-name="T5">x</text:span>)</text:p>
          </table:table-cell>
          <table:table-cell table:style-name="ce181" table:formula="of:=IF([.B41]=[Parabole.B11];1;0)" office:value-type="float" office:value="0" calcext:value-type="float">
            <text:p>0</text:p>
          </table:table-cell>
          <table:table-cell table:style-name="ce192" table:formula="of:=IF(OR(ISBLANK([Parabole.C11]);ISBLANK([Parabole.F11]));0;IF(AND([Parabole.C11]=0;[Parabole.F11]=0);1;0))" office:value-type="float" office:value="0" calcext:value-type="float">
            <text:p>0</text:p>
          </table:table-cell>
          <table:table-cell table:style-name="ce182" table:formula="of:=IF([.E41]=[Parabole.E11];1;0)" office:value-type="float" office:value="0" calcext:value-type="float">
            <text:p>0</text:p>
          </table:table-cell>
          <table:table-cell table:style-name="ce206" table:formula="of:=IF(OR(ISBLANK([Parabole.C11]);ISBLANK([Parabole.F11]));0;IF(AND([Parabole.C11]=0;[Parabole.F11]=0);1;0))" office:value-type="float" office:value="0" calcext:value-type="float">
            <text:p>0</text:p>
          </table:table-cell>
          <table:table-cell table:style-name="ce164" table:formula="of:=IF([.H41]=[Parabole.H11];1;0)" office:value-type="float" office:value="0" calcext:value-type="float">
            <text:p>0</text:p>
          </table:table-cell>
          <table:table-cell table:style-name="ce164" table:formula="of:=SUM([.B44:.F46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70" office:value-type="string" calcext:value-type="string">
            <text:p>racines</text:p>
          </table:table-cell>
          <table:table-cell table:style-name="ce182" table:formula="of:=IF([.A20]=[Parabole.B6];1;0)" office:value-type="float" office:value="0" calcext:value-type="float">
            <text:p>0</text:p>
          </table:table-cell>
          <table:table-cell table:style-name="ce182" table:formula="of:=IF([.B20]=[Parabole.D6];1;0)" office:value-type="float" office:value="0" calcext:value-type="float">
            <text:p>0</text:p>
          </table:table-cell>
          <table:table-cell table:style-name="ce195"/>
          <table:table-cell table:style-name="ce20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75"/>
          <table:table-cell table:number-columns-repeated="1023"/>
        </table:table-row>
        <table:table-row table:style-name="ro3">
          <table:table-cell table:style-name="ce155" table:number-columns-repeated="16"/>
          <table:table-cell table:number-columns-repeated="1008"/>
        </table:table-row>
        <table:table-row table:style-name="ro3" table:number-rows-repeated="21">
          <table:table-cell table:style-name="ce155" table:number-columns-repeated="17"/>
          <table:table-cell table:number-columns-repeated="1007"/>
        </table:table-row>
        <table:table-row table:style-name="ro3">
          <table:table-cell table:number-columns-repeated="16"/>
          <table:table-cell table:style-name="ce155"/>
          <table:table-cell table:number-columns-repeated="1007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T4:Données.T4">
            <calcext:condition calcext:apply-style-name="VRAI" calcext:value="formula-is(IF([.T4]=0))" calcext:base-cell-address="Données.T4"/>
          </calcext:conditional-format>
          <calcext:conditional-format calcext:target-range-address="Données.T5:Données.T5">
            <calcext:condition calcext:apply-style-name="VRAI" calcext:value="formula-is(IF([.T5]=0))" calcext:base-cell-address="Données.T5"/>
          </calcext:conditional-format>
          <calcext:conditional-format calcext:target-range-address="Données.T6:Données.T6">
            <calcext:condition calcext:apply-style-name="VRAI" calcext:value="formula-is(IF([.T6]=0))" calcext:base-cell-address="Données.T6"/>
          </calcext:conditional-format>
          <calcext:conditional-format calcext:target-range-address="Données.T7:Données.T7">
            <calcext:condition calcext:apply-style-name="VRAI" calcext:value="formula-is(IF([.T7]=0))" calcext:base-cell-address="Données.T7"/>
          </calcext:conditional-format>
          <calcext:conditional-format calcext:target-range-address="Données.T8:Données.T8">
            <calcext:condition calcext:apply-style-name="VRAI" calcext:value="formula-is(IF([.T8]=0))" calcext:base-cell-address="Données.T8"/>
          </calcext:conditional-format>
          <calcext:conditional-format calcext:target-range-address="Données.T9:Données.T9">
            <calcext:condition calcext:apply-style-name="VRAI" calcext:value="formula-is(IF([.T9]=0))" calcext:base-cell-address="Données.T9"/>
          </calcext:conditional-format>
          <calcext:conditional-format calcext:target-range-address="Données.T10:Données.T10">
            <calcext:condition calcext:apply-style-name="VRAI" calcext:value="formula-is(IF([.T10]=0))" calcext:base-cell-address="Données.T10"/>
          </calcext:conditional-format>
          <calcext:conditional-format calcext:target-range-address="Données.T11:Données.T11">
            <calcext:condition calcext:apply-style-name="VRAI" calcext:value="formula-is(IF([.T11]=0))" calcext:base-cell-address="Données.T11"/>
          </calcext:conditional-format>
          <calcext:conditional-format calcext:target-range-address="Données.T12:Données.T12">
            <calcext:condition calcext:apply-style-name="VRAI" calcext:value="formula-is(IF([.T12]=0))" calcext:base-cell-address="Données.T12"/>
          </calcext:conditional-format>
          <calcext:conditional-format calcext:target-range-address="Données.T13:Données.T13">
            <calcext:condition calcext:apply-style-name="VRAI" calcext:value="formula-is(IF([.T13]=0))" calcext:base-cell-address="Données.T13"/>
          </calcext:conditional-format>
          <calcext:conditional-format calcext:target-range-address="Données.T14:Données.T14">
            <calcext:condition calcext:apply-style-name="VRAI" calcext:value="formula-is(IF([.T14]=0))" calcext:base-cell-address="Données.T14"/>
          </calcext:conditional-format>
          <calcext:conditional-format calcext:target-range-address="Données.T15:Données.T15">
            <calcext:condition calcext:apply-style-name="VRAI" calcext:value="formula-is(IF([.T15]=0))" calcext:base-cell-address="Données.T15"/>
          </calcext:conditional-format>
          <calcext:conditional-format calcext:target-range-address="Données.T16:Données.T16">
            <calcext:condition calcext:apply-style-name="VRAI" calcext:value="formula-is(IF([.T16]=0))" calcext:base-cell-address="Données.T16"/>
          </calcext:conditional-format>
          <calcext:conditional-format calcext:target-range-address="Données.T17:Données.T17">
            <calcext:condition calcext:apply-style-name="VRAI" calcext:value="formula-is(IF([.T17]=0))" calcext:base-cell-address="Données.T17"/>
          </calcext:conditional-format>
          <calcext:conditional-format calcext:target-range-address="Données.T18:Données.T18">
            <calcext:condition calcext:apply-style-name="VRAI" calcext:value="formula-is(IF([.T18]=0))" calcext:base-cell-address="Données.T18"/>
          </calcext:conditional-format>
          <calcext:conditional-format calcext:target-range-address="Données.T19:Données.T19">
            <calcext:condition calcext:apply-style-name="VRAI" calcext:value="formula-is(IF([.T19]=0))" calcext:base-cell-address="Données.T19"/>
          </calcext:conditional-format>
          <calcext:conditional-format calcext:target-range-address="Données.T20:Données.T20">
            <calcext:condition calcext:apply-style-name="VRAI" calcext:value="formula-is(IF([.T20]=0))" calcext:base-cell-address="Données.T20"/>
          </calcext:conditional-format>
          <calcext:conditional-format calcext:target-range-address="Données.T21:Données.T21">
            <calcext:condition calcext:apply-style-name="VRAI" calcext:value="formula-is(IF([.T21]=0))" calcext:base-cell-address="Données.T21"/>
          </calcext:conditional-format>
          <calcext:conditional-format calcext:target-range-address="Données.T22:Données.T22">
            <calcext:condition calcext:apply-style-name="VRAI" calcext:value="formula-is(IF([.T22]=0))" calcext:base-cell-address="Données.T22"/>
          </calcext:conditional-format>
          <calcext:conditional-format calcext:target-range-address="Données.T23:Données.T23">
            <calcext:condition calcext:apply-style-name="VRAI" calcext:value="formula-is(IF([.T23]=0))" calcext:base-cell-address="Données.T23"/>
          </calcext:conditional-format>
          <calcext:conditional-format calcext:target-range-address="Données.T24:Données.T25">
            <calcext:condition calcext:apply-style-name="VRAI" calcext:value="formula-is(IF([.T24]=0))" calcext:base-cell-address="Données.T24"/>
          </calcext:conditional-format>
          <calcext:conditional-format calcext:target-range-address="Données.V4:Données.V4">
            <calcext:condition calcext:apply-style-name="VRAI" calcext:value="=0" calcext:base-cell-address="Données.V4"/>
          </calcext:conditional-format>
          <calcext:conditional-format calcext:target-range-address="Données.V5:Données.V5">
            <calcext:condition calcext:apply-style-name="VRAI" calcext:value="=0" calcext:base-cell-address="Données.V5"/>
          </calcext:conditional-format>
          <calcext:conditional-format calcext:target-range-address="Données.V6:Données.V6">
            <calcext:condition calcext:apply-style-name="VRAI" calcext:value="=0" calcext:base-cell-address="Données.V6"/>
          </calcext:conditional-format>
          <calcext:conditional-format calcext:target-range-address="Données.V7:Données.V7">
            <calcext:condition calcext:apply-style-name="VRAI" calcext:value="=0" calcext:base-cell-address="Données.V7"/>
          </calcext:conditional-format>
          <calcext:conditional-format calcext:target-range-address="Données.V8:Données.V8">
            <calcext:condition calcext:apply-style-name="VRAI" calcext:value="=0" calcext:base-cell-address="Données.V8"/>
          </calcext:conditional-format>
          <calcext:conditional-format calcext:target-range-address="Données.V9:Données.V9">
            <calcext:condition calcext:apply-style-name="VRAI" calcext:value="=0" calcext:base-cell-address="Données.V9"/>
          </calcext:conditional-format>
          <calcext:conditional-format calcext:target-range-address="Données.V10:Données.V10">
            <calcext:condition calcext:apply-style-name="VRAI" calcext:value="=0" calcext:base-cell-address="Données.V10"/>
          </calcext:conditional-format>
          <calcext:conditional-format calcext:target-range-address="Données.V11:Données.V11">
            <calcext:condition calcext:apply-style-name="VRAI" calcext:value="=0" calcext:base-cell-address="Données.V11"/>
          </calcext:conditional-format>
          <calcext:conditional-format calcext:target-range-address="Données.V12:Données.V12">
            <calcext:condition calcext:apply-style-name="VRAI" calcext:value="=0" calcext:base-cell-address="Données.V12"/>
          </calcext:conditional-format>
          <calcext:conditional-format calcext:target-range-address="Données.V13:Données.V13">
            <calcext:condition calcext:apply-style-name="VRAI" calcext:value="=0" calcext:base-cell-address="Données.V13"/>
          </calcext:conditional-format>
          <calcext:conditional-format calcext:target-range-address="Données.V14:Données.V14">
            <calcext:condition calcext:apply-style-name="VRAI" calcext:value="=0" calcext:base-cell-address="Données.V14"/>
          </calcext:conditional-format>
          <calcext:conditional-format calcext:target-range-address="Données.V15:Données.V15">
            <calcext:condition calcext:apply-style-name="VRAI" calcext:value="=0" calcext:base-cell-address="Données.V15"/>
          </calcext:conditional-format>
          <calcext:conditional-format calcext:target-range-address="Données.V16:Données.V16">
            <calcext:condition calcext:apply-style-name="VRAI" calcext:value="=0" calcext:base-cell-address="Données.V16"/>
          </calcext:conditional-format>
          <calcext:conditional-format calcext:target-range-address="Données.V17:Données.V17">
            <calcext:condition calcext:apply-style-name="VRAI" calcext:value="=0" calcext:base-cell-address="Données.V17"/>
          </calcext:conditional-format>
          <calcext:conditional-format calcext:target-range-address="Données.V18:Données.V18">
            <calcext:condition calcext:apply-style-name="VRAI" calcext:value="=0" calcext:base-cell-address="Données.V18"/>
          </calcext:conditional-format>
          <calcext:conditional-format calcext:target-range-address="Données.V19:Données.V19">
            <calcext:condition calcext:apply-style-name="VRAI" calcext:value="=0" calcext:base-cell-address="Données.V19"/>
          </calcext:conditional-format>
          <calcext:conditional-format calcext:target-range-address="Données.V20:Données.V20">
            <calcext:condition calcext:apply-style-name="VRAI" calcext:value="=0" calcext:base-cell-address="Données.V20"/>
          </calcext:conditional-format>
          <calcext:conditional-format calcext:target-range-address="Données.V21:Données.V21">
            <calcext:condition calcext:apply-style-name="VRAI" calcext:value="=0" calcext:base-cell-address="Données.V21"/>
          </calcext:conditional-format>
          <calcext:conditional-format calcext:target-range-address="Données.V22:Données.V22">
            <calcext:condition calcext:apply-style-name="VRAI" calcext:value="=0" calcext:base-cell-address="Données.V22"/>
          </calcext:conditional-format>
          <calcext:conditional-format calcext:target-range-address="Données.V23:Données.V23">
            <calcext:condition calcext:apply-style-name="VRAI" calcext:value="=0" calcext:base-cell-address="Données.V23"/>
          </calcext:conditional-format>
          <calcext:conditional-format calcext:target-range-address="Données.V24:Données.V24">
            <calcext:condition calcext:apply-style-name="VRAI" calcext:value="=0" calcext:base-cell-address="Données.V24"/>
          </calcext:conditional-format>
          <calcext:conditional-format calcext:target-range-address="Données.T3:Données.T3">
            <calcext:condition calcext:apply-style-name="VRAI" calcext:value="formula-is(IF([.T3]=0))" calcext:base-cell-address="Données.T3"/>
          </calcext:conditional-format>
          <calcext:conditional-format calcext:target-range-address="Données.V3:Données.V3">
            <calcext:condition calcext:apply-style-name="VRAI" calcext:value="=0" calcext:base-cell-address="Données.V3"/>
          </calcext:conditional-format>
          <calcext:conditional-format calcext:target-range-address="Données.V25:Données.V25">
            <calcext:condition calcext:apply-style-name="VRAI" calcext:value="=0" calcext:base-cell-address="Données.V25"/>
          </calcext:conditional-format>
          <calcext:conditional-format calcext:target-range-address="Données.U25:Données.U25">
            <calcext:condition calcext:apply-style-name="VRAI" calcext:value="=0" calcext:base-cell-address="Données.U25"/>
          </calcext:conditional-format>
        </calcext:conditional-formats>
      </table:table>
      <table:named-expressions/>
      <table:database-ranges>
        <table:database-range table:name="__Anonymous_Sheet_DB__4" table:target-range-address="Données.AA1:Données.AA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9:33:07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8-11-18T19:34:18.757000000</dc:date>
    <meta:editing-duration>PT7H3M37S</meta:editing-duration>
    <meta:editing-cycles>137</meta:editing-cycles>
    <meta:generator>LibreOffice/6.0.7.3$Windows_X86_64 LibreOffice_project/dc89aa7a9eabfd848af146d5086077aeed2ae4a5</meta:generator>
    <meta:document-statistic meta:table-count="5" meta:cell-count="591" meta:object-count="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>
      <style:graphic-properties svg:stroke-color="#00990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94cm" svg:height="9.847cm" xlink:href=".." xlink:type="simple" chart:class="chart:scatter" chart:style-name="ch1">
        <chart:plot-area chart:style-name="ch2" table:cell-range-address="Données.E17:Données.F37" chart:data-source-has-labels="row" svg:x="0.311cm" svg:y="0.196cm" svg:width="14.972cm" svg:height="9.455cm">
          <chartooo:coordinate-region svg:x="0.549cm" svg:y="0.395cm" svg:width="14.547cm" svg:height="9.05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onnées.F17:Données.F37" loext:label-string="&quot;Parabole&quot;" chart:class="chart:scatter">
            <chart:domain table:cell-range-address="Données.E17:Données.E37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Parabo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E17:Données.E37</svg:desc>
                </draw:g>
              </table:table-cell>
              <table:table-cell office:value-type="float" office:value="13.5">
                <text:p>13.5</text:p>
                <draw:g>
                  <svg:desc>Données.F17:Données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8.458cm" svg:height="15.898cm" xlink:href=".." xlink:type="simple" chart:class="chart:scatter" chart:style-name="ch1">
        <chart:plot-area chart:style-name="ch2" table:cell-range-address="Données.T3:Données.T25 Données.V3:Données.V25" chart:data-source-has-labels="row" svg:x="1.169cm" svg:y="0.317cm" svg:width="56.12cm" svg:height="15.264cm">
          <chartooo:coordinate-region svg:x="1.407cm" svg:y="0.516cm" svg:width="55.694cm" svg:height="14.8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V3:Données.V25" loext:label-string="&quot;Courbe&quot;" chart:class="chart:scatter">
            <chart:domain table:cell-range-address="Données.T3:Données.T25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  <table:table-cell office:value-type="string">
                <text:p>Courb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Données.T3:Données.T25</svg:desc>
                </draw:g>
              </table:table-cell>
              <table:table-cell office:value-type="float" office:value="5">
                <text:p>5</text:p>
                <draw:g>
                  <svg:desc>Données.V3:Données.V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378cm" svg:height="10.973cm" xlink:href=".." xlink:type="simple" chart:class="chart:scatter" chart:style-name="ch1">
        <chart:plot-area chart:style-name="ch2" table:cell-range-address="Données.E17:Données.F37 Données.F16:Données.F16" chart:data-source-has-labels="row" svg:x="0.347cm" svg:y="0.219cm" svg:width="16.684cm" svg:height="10.535cm">
          <chartooo:coordinate-region svg:x="0.585cm" svg:y="0.418cm" svg:width="16.259cm" svg:height="10.13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F17:Données.F37" chart:label-cell-address="Données.F16:Données.F16" chart:class="chart:scatter">
            <chart:domain table:cell-range-address="Données.E17:Données.E37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y</text:p>
                <draw:g>
                  <svg:desc>Données.F16:Données.F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E17:Données.E37</svg:desc>
                </draw:g>
              </table:table-cell>
              <table:table-cell office:value-type="float" office:value="11.2">
                <text:p>11.2</text:p>
                <draw:g>
                  <svg:desc>Données.F17:Données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9.2">
                <text:p>19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>
      <style:graphic-properties svg:stroke-color="#00990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94cm" svg:height="9.847cm" xlink:href=".." xlink:type="simple" chart:class="chart:scatter" chart:style-name="ch1">
        <chart:plot-area chart:style-name="ch2" table:cell-range-address="Données.E4:Données.F5" chart:data-source-has-labels="row" svg:x="0.311cm" svg:y="0.196cm" svg:width="14.972cm" svg:height="9.455cm">
          <chartooo:coordinate-region svg:x="0.549cm" svg:y="0.395cm" svg:width="14.547cm" svg:height="9.05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onnées.F4:Données.F5" loext:label-string="&quot;Droite&quot;" chart:class="chart:scatter">
            <chart:domain table:cell-range-address="Données.E4:Données.E5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Droi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E4:Données.E5</svg:desc>
                </draw:g>
              </table:table-cell>
              <table:table-cell office:value-type="float" office:value="-9">
                <text:p>-9</text:p>
                <draw:g>
                  <svg:desc>Données.F4:Données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94cm" svg:height="9.847cm" xlink:href=".." xlink:type="simple" chart:class="chart:scatter" chart:style-name="ch1">
        <chart:plot-area chart:style-name="ch2" table:cell-range-address="Données.E4:Données.F5" chart:data-source-has-labels="row" svg:x="0.311cm" svg:y="0.196cm" svg:width="14.972cm" svg:height="9.455cm">
          <chartooo:coordinate-region svg:x="0.549cm" svg:y="0.395cm" svg:width="14.547cm" svg:height="9.05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F4:Données.F5" chart:label-cell-address="Données.F4:Données.F4" chart:class="chart:scatter">
            <chart:domain table:cell-range-address="Données.E4:Données.E5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-12</text:p>
                <draw:g>
                  <svg:desc>Données.F4:Données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E4:Données.E5</svg:desc>
                </draw:g>
              </table:table-cell>
              <table:table-cell office:value-type="float" office:value="-12">
                <text:p>-12</text:p>
                <draw:g>
                  <svg:desc>Données.F4:Données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76cm" svg:height="15.898cm" xlink:href=".." xlink:type="simple" chart:class="chart:scatter" chart:style-name="ch1">
        <chart:plot-area chart:style-name="ch2" table:cell-range-address="Données.T3:Données.T25 Données.V3:Données.V25" chart:data-source-has-labels="row" svg:x="0.503cm" svg:y="0.317cm" svg:width="24.17cm" svg:height="15.264cm">
          <chartooo:coordinate-region svg:x="0.741cm" svg:y="0.516cm" svg:width="23.745cm" svg:height="14.8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V3:Données.V25" loext:label-string="&quot;Courbe&quot;" chart:class="chart:scatter">
            <chart:domain table:cell-range-address="Données.T3:Données.T25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  <table:table-cell office:value-type="string">
                <text:p>Courb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Données.T3:Données.T25</svg:desc>
                </draw:g>
              </table:table-cell>
              <table:table-cell office:value-type="float" office:value="5">
                <text:p>5</text:p>
                <draw:g>
                  <svg:desc>Données.V3:Données.V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